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840000025877178A10813F95CE.png" manifest:media-type="image/png"/>
  <manifest:file-entry manifest:full-path="Pictures/100000000000040B000002153218EB6DF78F756E.png" manifest:media-type="image/png"/>
  <manifest:file-entry manifest:full-path="Pictures/10000000000000EE000000C60291148982545627.png" manifest:media-type="image/png"/>
  <manifest:file-entry manifest:full-path="Pictures/100000000000016E00000052B4E0D24BC4EACA12.png" manifest:media-type="image/png"/>
  <manifest:file-entry manifest:full-path="Pictures/10000000000001E20000006634568A67462EA2B7.png" manifest:media-type="image/png"/>
  <manifest:file-entry manifest:full-path="Pictures/10000000000002BC0000002431B35C484CB27D9B.png" manifest:media-type="image/png"/>
  <manifest:file-entry manifest:full-path="Pictures/100002010000028B0000023A48E78C88135C1EB1.png" manifest:media-type="image/png"/>
  <manifest:file-entry manifest:full-path="Pictures/10000000000002BF000000E42B99C490C35AFAAB.png" manifest:media-type="image/png"/>
  <manifest:file-entry manifest:full-path="Pictures/100000000000007E000000A2D703D445CE905F21.png" manifest:media-type="image/png"/>
  <manifest:file-entry manifest:full-path="Pictures/10000201000003920000023ED785EF4F8347C158.png" manifest:media-type="image/png"/>
  <manifest:file-entry manifest:full-path="Pictures/1000020100000284000001C6E3A4507DA44E1797.png" manifest:media-type="image/png"/>
  <manifest:file-entry manifest:full-path="Pictures/10000000000000E0000000BD3AD93F12DD61FFAC.png" manifest:media-type="image/png"/>
  <manifest:file-entry manifest:full-path="Pictures/1000000000000244000000CCFE8C38C8C67D6AA3.png" manifest:media-type="image/png"/>
  <manifest:file-entry manifest:full-path="Pictures/10000000000002580000003FA6ACB4DE257B6281.png" manifest:media-type="image/png"/>
  <manifest:file-entry manifest:full-path="Pictures/1000020100000122000000870772CBBD7BA30070.png" manifest:media-type="image/png"/>
  <manifest:file-entry manifest:full-path="Pictures/100000000000001500000015802D5C7FFF9E97AE.png" manifest:media-type="image/png"/>
  <manifest:file-entry manifest:full-path="Pictures/10000000000003C9000000F3EC4E0510123EDBB6.png" manifest:media-type="image/png"/>
  <manifest:file-entry manifest:full-path="Pictures/100000000000015D000000A56099D2F33059AA88.png" manifest:media-type="image/png"/>
  <manifest:file-entry manifest:full-path="Pictures/100000000000001B0000001B5328875F98FDA26A.png" manifest:media-type="image/png"/>
  <manifest:file-entry manifest:full-path="Pictures/100000000000001800000019BC19EC5D12227536.png" manifest:media-type="image/png"/>
  <manifest:file-entry manifest:full-path="Pictures/10000000000001BF000000D813D526816D704BE9.png" manifest:media-type="image/png"/>
  <manifest:file-entry manifest:full-path="Pictures/10000000000000D20000005626BDBF0360220B6B.png" manifest:media-type="image/png"/>
  <manifest:file-entry manifest:full-path="Pictures/100000000000027600000208D85B2942DF7D35C3.png" manifest:media-type="image/png"/>
  <manifest:file-entry manifest:full-path="Pictures/1000000000000218000001764CB481A02F8A064B.png" manifest:media-type="image/png"/>
  <manifest:file-entry manifest:full-path="Pictures/100000000000013400000102FCD47B511B663FE1.png" manifest:media-type="image/png"/>
  <manifest:file-entry manifest:full-path="Pictures/100000000000013B0000005E115C4C67CB93E024.png" manifest:media-type="image/png"/>
  <manifest:file-entry manifest:full-path="Pictures/100000000000016C0000007154E5675A9B7D971C.png" manifest:media-type="image/png"/>
  <manifest:file-entry manifest:full-path="Pictures/10000000000000C30000001B311024D7EB2032AA.png" manifest:media-type="image/png"/>
  <manifest:file-entry manifest:full-path="Pictures/100002010000001800000013D19C27939F168F0D.png" manifest:media-type="image/png"/>
  <manifest:file-entry manifest:full-path="Pictures/1000000000000095000000578F6C2920DA79AD87.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CF000000D037F62BCB88712444.png" manifest:media-type="image/png"/>
  <manifest:file-entry manifest:full-path="Pictures/10000201000002D00000016CC95982B45E0140BE.png" manifest:media-type="image/png"/>
  <manifest:file-entry manifest:full-path="Pictures/10000201000001AA0000006AA3FB47C6D8F4C52E.png" manifest:media-type="image/png"/>
  <manifest:file-entry manifest:full-path="Pictures/10000000000003D9000000E236AB9C17F308F30D.png" manifest:media-type="image/png"/>
  <manifest:file-entry manifest:full-path="Pictures/10000000000001230000012E3A9A0F4277DA32EA.png" manifest:media-type="image/png"/>
  <manifest:file-entry manifest:full-path="Pictures/1000020100000016000000110CA4EF27CAF58FCE.png" manifest:media-type="image/png"/>
  <manifest:file-entry manifest:full-path="Pictures/1000020100000010000000105F927194C0B9290D.png" manifest:media-type="image/png"/>
  <manifest:file-entry manifest:full-path="Pictures/100002000000004000000040A65F96BC6FC673EA.png" manifest:media-type="image/png"/>
  <manifest:file-entry manifest:full-path="Pictures/10000000000000C40000008B6D84719EBEFE5130.png" manifest:media-type="image/png"/>
  <manifest:file-entry manifest:full-path="Pictures/100002000000002000000020DE3E8490DF0DAE50.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9" style:family="table">
      <style:table-properties style:width="16.933cm" fo:margin-left="0.09cm" fo:margin-top="0cm" fo:margin-bottom="0.254cm" table:align="left" style:writing-mode="page"/>
    </style:style>
    <style:style style:name="Table39.A" style:family="table-column">
      <style:table-column-properties style:column-width="8.414cm"/>
    </style:style>
    <style:style style:name="Table39.B" style:family="table-column">
      <style:table-column-properties style:column-width="8.52cm"/>
    </style:style>
    <style:style style:name="Table39.1" style:family="table-row">
      <style:table-row-properties style:min-row-height="2.401cm"/>
    </style:style>
    <style:style style:name="Table39.A1" style:family="table-cell">
      <style:table-cell-properties fo:background-color="transparent" fo:padding="0cm" fo:border="none">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4.738cm" style:rel-column-width="19667*"/>
    </style:style>
    <style:style style:name="Table40.B" style:family="table-column">
      <style:table-column-properties style:column-width="11.049cm" style:rel-column-width="45868*"/>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1" style:family="table">
      <style:table-properties style:width="15.861cm" table:align="center" style:writing-mode="page"/>
    </style:style>
    <style:style style:name="Table41.A" style:family="table-column">
      <style:table-column-properties style:column-width="0.644cm"/>
    </style:style>
    <style:style style:name="Table41.B" style:family="table-column">
      <style:table-column-properties style:column-width="4.339cm"/>
    </style:style>
    <style:style style:name="Table41.C" style:family="table-column">
      <style:table-column-properties style:column-width="0.651cm"/>
    </style:style>
    <style:style style:name="Table41.D" style:family="table-column">
      <style:table-column-properties style:column-width="3.918cm"/>
    </style:style>
    <style:style style:name="Table41.E" style:family="table-column">
      <style:table-column-properties style:column-width="1.087cm"/>
    </style:style>
    <style:style style:name="Table41.F" style:family="table-column">
      <style:table-column-properties style:column-width="5.223cm"/>
    </style:style>
    <style:style style:name="Table41.1" style:family="table-row">
      <style:table-row-properties style:min-row-height="0.457cm" fo:keep-together="always"/>
    </style:style>
    <style:style style:name="Table41.A1" style:family="table-cell">
      <style:table-cell-properties fo:padding-left="0.102cm" fo:padding-right="0.051cm" fo:padding-top="0.051cm" fo:padding-bottom="0cm" fo:border="none"/>
    </style:style>
    <style:style style:name="Table41.3" style:family="table-row">
      <style:table-row-properties fo:keep-together="always"/>
    </style:style>
    <style:style style:name="Table41.4" style:family="table-row">
      <style:table-row-properties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rsid="019c7e5d" officeooo:paragraph-rsid="01671fa4"/>
    </style:style>
    <style:style style:name="P9" style:family="paragraph" style:parent-style-name="Text_20_body">
      <style:text-properties officeooo:paragraph-rsid="02ce5241"/>
    </style:style>
    <style:style style:name="P10" style:family="paragraph" style:parent-style-name="Text_20_body">
      <style:text-properties officeooo:paragraph-rsid="02cffda2"/>
    </style:style>
    <style:style style:name="P11" style:family="paragraph" style:parent-style-name="Text_20_body">
      <style:text-properties officeooo:paragraph-rsid="02707b40"/>
    </style:style>
    <style:style style:name="P12" style:family="paragraph" style:parent-style-name="Text_20_body">
      <style:text-properties officeooo:paragraph-rsid="02f020b0"/>
    </style:style>
    <style:style style:name="P13" style:family="paragraph" style:parent-style-name="Text_20_body">
      <style:text-properties officeooo:paragraph-rsid="0306522d"/>
    </style:style>
    <style:style style:name="P14" style:family="paragraph" style:parent-style-name="Text_20_body">
      <style:text-properties officeooo:paragraph-rsid="016a15ba"/>
    </style:style>
    <style:style style:name="P15" style:family="paragraph" style:parent-style-name="Text_20_body">
      <style:text-properties officeooo:paragraph-rsid="0192f4a8"/>
    </style:style>
    <style:style style:name="P16" style:family="paragraph" style:parent-style-name="Text_20_body">
      <style:text-properties officeooo:paragraph-rsid="03296291"/>
    </style:style>
    <style:style style:name="P17" style:family="paragraph" style:parent-style-name="Text_20_body">
      <style:text-properties officeooo:paragraph-rsid="03186ca2"/>
    </style:style>
    <style:style style:name="P18" style:family="paragraph" style:parent-style-name="Text_20_body">
      <style:text-properties officeooo:paragraph-rsid="02a2de39"/>
    </style:style>
    <style:style style:name="P19" style:family="paragraph" style:parent-style-name="Text_20_body">
      <style:text-properties officeooo:paragraph-rsid="0318c040"/>
    </style:style>
    <style:style style:name="P20" style:family="paragraph" style:parent-style-name="Text_20_body">
      <style:text-properties officeooo:paragraph-rsid="02b674dc"/>
    </style:style>
    <style:style style:name="P21" style:family="paragraph" style:parent-style-name="Text_20_body">
      <style:text-properties officeooo:rsid="00b58544" officeooo:paragraph-rsid="01671fa4"/>
    </style:style>
    <style:style style:name="P22" style:family="paragraph" style:parent-style-name="Text_20_body">
      <style:text-properties officeooo:paragraph-rsid="031ff6c7"/>
    </style:style>
    <style:style style:name="P23" style:family="paragraph" style:parent-style-name="Text_20_body">
      <style:text-properties officeooo:paragraph-rsid="020c8c13"/>
    </style:style>
    <style:style style:name="P24" style:family="paragraph" style:parent-style-name="Text_20_body">
      <style:text-properties officeooo:rsid="013c016e" officeooo:paragraph-rsid="01671fa4"/>
    </style:style>
    <style:style style:name="P25" style:family="paragraph" style:parent-style-name="Text_20_body">
      <style:text-properties fo:language="en" fo:country="US" officeooo:rsid="001f0121" officeooo:paragraph-rsid="001f0121"/>
    </style:style>
    <style:style style:name="P26" style:family="paragraph" style:parent-style-name="Text_20_body">
      <style:text-properties fo:language="en" fo:country="US" officeooo:rsid="001f0121" officeooo:paragraph-rsid="00733b65"/>
    </style:style>
    <style:style style:name="P27" style:family="paragraph" style:parent-style-name="Text_20_body">
      <style:text-properties fo:language="en" fo:country="US" officeooo:rsid="001f0121" officeooo:paragraph-rsid="00ad23a0"/>
    </style:style>
    <style:style style:name="P28" style:family="paragraph" style:parent-style-name="Text_20_body">
      <style:text-properties officeooo:rsid="00d61094" officeooo:paragraph-rsid="01671fa4"/>
    </style:style>
    <style:style style:name="P29" style:family="paragraph" style:parent-style-name="Text_20_body">
      <style:text-properties officeooo:paragraph-rsid="0225e7b1"/>
    </style:style>
    <style:style style:name="P30" style:family="paragraph" style:parent-style-name="Text_20_body">
      <style:text-properties officeooo:paragraph-rsid="0259d9b4"/>
    </style:style>
    <style:style style:name="P31" style:family="paragraph" style:parent-style-name="Text_20_body">
      <style:text-properties officeooo:rsid="02a3e979" officeooo:paragraph-rsid="02a2de39"/>
    </style:style>
    <style:style style:name="P32" style:family="paragraph" style:parent-style-name="Text_20_body">
      <style:text-properties officeooo:rsid="02763374" officeooo:paragraph-rsid="0277d17a"/>
    </style:style>
    <style:style style:name="P33" style:family="paragraph" style:parent-style-name="Text_20_body">
      <style:text-properties officeooo:rsid="01219737" officeooo:paragraph-rsid="01671fa4"/>
    </style:style>
    <style:style style:name="P34" style:family="paragraph" style:parent-style-name="Text_20_body">
      <style:text-properties officeooo:rsid="00b657db" officeooo:paragraph-rsid="01671fa4"/>
    </style:style>
    <style:style style:name="P35" style:family="paragraph" style:parent-style-name="Text_20_body">
      <style:text-properties officeooo:rsid="0144cfd5" officeooo:paragraph-rsid="01671fa4"/>
    </style:style>
    <style:style style:name="P36" style:family="paragraph" style:parent-style-name="Text_20_body">
      <style:paragraph-properties fo:text-align="center" style:justify-single-word="false"/>
      <style:text-properties officeooo:paragraph-rsid="01671fa4"/>
    </style:style>
    <style:style style:name="P37" style:family="paragraph" style:parent-style-name="Text_20_body">
      <style:text-properties officeooo:rsid="01a3c09c" officeooo:paragraph-rsid="01a3c09c"/>
    </style:style>
    <style:style style:name="P38" style:family="paragraph" style:parent-style-name="Text_20_body">
      <style:text-properties officeooo:paragraph-rsid="01e02659"/>
    </style:style>
    <style:style style:name="P39" style:family="paragraph" style:parent-style-name="Text_20_body">
      <style:text-properties officeooo:paragraph-rsid="02472811"/>
    </style:style>
    <style:style style:name="P40" style:family="paragraph" style:parent-style-name="Text_20_body">
      <style:text-properties officeooo:paragraph-rsid="0260a3dd"/>
    </style:style>
    <style:style style:name="P41" style:family="paragraph" style:parent-style-name="Text_20_body">
      <style:text-properties officeooo:paragraph-rsid="026b65d0"/>
    </style:style>
    <style:style style:name="P42" style:family="paragraph" style:parent-style-name="Text_20_body">
      <style:text-properties officeooo:rsid="027d946c" officeooo:paragraph-rsid="027d946c"/>
    </style:style>
    <style:style style:name="P43" style:family="paragraph" style:parent-style-name="Text_20_body">
      <style:text-properties officeooo:rsid="027f3807" officeooo:paragraph-rsid="027f3807"/>
    </style:style>
    <style:style style:name="P44" style:family="paragraph" style:parent-style-name="Text_20_body">
      <style:text-properties officeooo:rsid="02810dde" officeooo:paragraph-rsid="02810dde"/>
    </style:style>
    <style:style style:name="P45" style:family="paragraph" style:parent-style-name="Text_20_body">
      <style:text-properties officeooo:paragraph-rsid="028c64b7"/>
    </style:style>
    <style:style style:name="P46" style:family="paragraph" style:parent-style-name="Text_20_body">
      <style:text-properties officeooo:rsid="028c64b7" officeooo:paragraph-rsid="028de654"/>
    </style:style>
    <style:style style:name="P47" style:family="paragraph" style:parent-style-name="Text_20_body">
      <style:text-properties officeooo:paragraph-rsid="02a5cb5c"/>
    </style:style>
    <style:style style:name="P48" style:family="paragraph" style:parent-style-name="Text_20_body">
      <style:text-properties officeooo:rsid="02a824fb" officeooo:paragraph-rsid="02aa0724"/>
    </style:style>
    <style:style style:name="P49" style:family="paragraph" style:parent-style-name="Text_20_body">
      <style:text-properties officeooo:paragraph-rsid="02db4030"/>
    </style:style>
    <style:style style:name="P50" style:family="paragraph" style:parent-style-name="Text_20_body">
      <style:text-properties fo:font-weight="bold" officeooo:rsid="01db81ab" officeooo:paragraph-rsid="02eef04e" style:font-weight-asian="bold" style:font-weight-complex="bold"/>
    </style:style>
    <style:style style:name="P51" style:family="paragraph" style:parent-style-name="Text_20_body">
      <style:text-properties fo:font-weight="bold" officeooo:paragraph-rsid="02eef04e" style:font-weight-asian="bold" style:font-weight-complex="bold"/>
    </style:style>
    <style:style style:name="P52" style:family="paragraph" style:parent-style-name="Text_20_body">
      <style:text-properties officeooo:rsid="01822e71" officeooo:paragraph-rsid="02fe1068"/>
    </style:style>
    <style:style style:name="P53" style:family="paragraph" style:parent-style-name="Text_20_body">
      <style:text-properties officeooo:rsid="024f9aca" officeooo:paragraph-rsid="02db4030"/>
    </style:style>
    <style:style style:name="P54" style:family="paragraph" style:parent-style-name="Text_20_body">
      <style:text-properties officeooo:rsid="02c2fc85" officeooo:paragraph-rsid="02f020b0"/>
    </style:style>
    <style:style style:name="P55" style:family="paragraph" style:parent-style-name="Text_20_body">
      <style:text-properties officeooo:paragraph-rsid="027a9682"/>
    </style:style>
    <style:style style:name="P56" style:family="paragraph" style:parent-style-name="Text_20_body">
      <style:text-properties officeooo:rsid="016cb809" officeooo:paragraph-rsid="02c1a416"/>
    </style:style>
    <style:style style:name="P57" style:family="paragraph" style:parent-style-name="Text_20_body">
      <style:text-properties officeooo:paragraph-rsid="02462b2b"/>
    </style:style>
    <style:style style:name="P58" style:family="paragraph" style:parent-style-name="Text_20_body">
      <style:text-properties officeooo:paragraph-rsid="02c5f5aa"/>
    </style:style>
    <style:style style:name="P59" style:family="paragraph" style:parent-style-name="Text_20_body">
      <style:text-properties officeooo:paragraph-rsid="02a3e979"/>
    </style:style>
    <style:style style:name="P60" style:family="paragraph" style:parent-style-name="Text_20_body">
      <style:text-properties officeooo:paragraph-rsid="01fbdbe4"/>
    </style:style>
    <style:style style:name="P61" style:family="paragraph" style:parent-style-name="Text_20_body">
      <style:text-properties officeooo:paragraph-rsid="0378631b"/>
    </style:style>
    <style:style style:name="P62" style:family="paragraph" style:parent-style-name="Text_20_body">
      <style:paragraph-properties fo:margin-top="0cm" fo:margin-bottom="0cm" loext:contextual-spacing="false"/>
      <style:text-properties officeooo:rsid="017caa17" officeooo:paragraph-rsid="01285d73"/>
    </style:style>
    <style:style style:name="P63" style:family="paragraph" style:parent-style-name="Text_20_body">
      <style:paragraph-properties fo:margin-top="0cm" fo:margin-bottom="0cm" loext:contextual-spacing="false"/>
      <style:text-properties officeooo:rsid="0174f122" officeooo:paragraph-rsid="017f649e"/>
    </style:style>
    <style:style style:name="P64" style:family="paragraph" style:parent-style-name="Text_20_body">
      <style:paragraph-properties fo:margin-top="0cm" fo:margin-bottom="0cm" loext:contextual-spacing="false"/>
      <style:text-properties officeooo:paragraph-rsid="00a889db"/>
    </style:style>
    <style:style style:name="P65" style:family="paragraph" style:parent-style-name="Text_20_body">
      <style:paragraph-properties fo:margin-top="0cm" fo:margin-bottom="0cm" loext:contextual-spacing="false"/>
      <style:text-properties officeooo:rsid="00e91f9b" officeooo:paragraph-rsid="00e91f9b"/>
    </style:style>
    <style:style style:name="P66" style:family="paragraph" style:parent-style-name="Text_20_body">
      <style:paragraph-properties fo:margin-top="0cm" fo:margin-bottom="0cm" loext:contextual-spacing="false"/>
      <style:text-properties officeooo:rsid="01a77165" officeooo:paragraph-rsid="01a77165"/>
    </style:style>
    <style:style style:name="P67" style:family="paragraph" style:parent-style-name="Text_20_body">
      <style:paragraph-properties fo:margin-top="0cm" fo:margin-bottom="0cm" loext:contextual-spacing="false"/>
      <style:text-properties officeooo:paragraph-rsid="01285d73"/>
    </style:style>
    <style:style style:name="P68" style:family="paragraph" style:parent-style-name="Text_20_body">
      <style:paragraph-properties fo:margin-top="0cm" fo:margin-bottom="0cm" loext:contextual-spacing="false"/>
      <style:text-properties officeooo:rsid="01a705c8" officeooo:paragraph-rsid="01a705c8"/>
    </style:style>
    <style:style style:name="P69" style:family="paragraph" style:parent-style-name="Text_20_Note">
      <style:text-properties officeooo:paragraph-rsid="01671fa4"/>
    </style:style>
    <style:style style:name="P70" style:family="paragraph" style:parent-style-name="Text_20_Note">
      <style:text-properties officeooo:rsid="013ad9af" officeooo:paragraph-rsid="01671fa4"/>
    </style:style>
    <style:style style:name="P71" style:family="paragraph" style:parent-style-name="Text_20_Note">
      <style:text-properties officeooo:rsid="016e1ea1" officeooo:paragraph-rsid="016e1ea1"/>
    </style:style>
    <style:style style:name="P72" style:family="paragraph" style:parent-style-name="Text_20_Note">
      <style:text-properties officeooo:paragraph-rsid="029c6dbc"/>
    </style:style>
    <style:style style:name="P73" style:family="paragraph" style:parent-style-name="Text_20_Note">
      <style:text-properties officeooo:rsid="01789081" officeooo:paragraph-rsid="01789081"/>
    </style:style>
    <style:style style:name="P74" style:family="paragraph" style:parent-style-name="Text_20_Note">
      <style:text-properties officeooo:rsid="00e56b59" officeooo:paragraph-rsid="01671fa4"/>
    </style:style>
    <style:style style:name="P75" style:family="paragraph" style:parent-style-name="Text_20_Note">
      <style:text-properties fo:font-style="normal" officeooo:paragraph-rsid="01671fa4" style:font-style-asian="normal" style:font-style-complex="normal"/>
    </style:style>
    <style:style style:name="P76" style:family="paragraph" style:parent-style-name="Text_20_Note">
      <style:text-properties officeooo:rsid="027d946c" officeooo:paragraph-rsid="027d946c"/>
    </style:style>
    <style:style style:name="P77" style:family="paragraph" style:parent-style-name="Text_20_Note">
      <style:text-properties officeooo:rsid="0288138b" officeooo:paragraph-rsid="0288138b"/>
    </style:style>
    <style:style style:name="P78" style:family="paragraph" style:parent-style-name="Text_20_Note">
      <style:text-properties officeooo:rsid="00c579b5" officeooo:paragraph-rsid="02c1a416"/>
    </style:style>
    <style:style style:name="P79" style:family="paragraph" style:parent-style-name="Text_20_Note">
      <style:text-properties officeooo:paragraph-rsid="02db4030"/>
    </style:style>
    <style:style style:name="P80" style:family="paragraph" style:parent-style-name="Text_20_Note">
      <style:text-properties officeooo:rsid="02dc5107" officeooo:paragraph-rsid="02dc5107"/>
    </style:style>
    <style:style style:name="P81" style:family="paragraph" style:parent-style-name="Text_20_Note">
      <style:text-properties officeooo:rsid="02685846" officeooo:paragraph-rsid="02dedae1"/>
    </style:style>
    <style:style style:name="P82" style:family="paragraph" style:parent-style-name="Text_20_Note">
      <style:text-properties officeooo:paragraph-rsid="03296291"/>
    </style:style>
    <style:style style:name="P83" style:family="paragraph" style:parent-style-name="Text_20_Note">
      <style:text-properties officeooo:rsid="00db92af" officeooo:paragraph-rsid="01671fa4"/>
    </style:style>
    <style:style style:name="P84" style:family="paragraph" style:parent-style-name="Text_20_Note">
      <style:text-properties officeooo:rsid="00de91f0" officeooo:paragraph-rsid="01671fa4"/>
    </style:style>
    <style:style style:name="P85" style:family="paragraph" style:parent-style-name="Text_20_Body_20_List_20_Intro">
      <style:text-properties officeooo:paragraph-rsid="01671fa4"/>
    </style:style>
    <style:style style:name="P86" style:family="paragraph" style:parent-style-name="Text_20_Body_20_List_20_Intro">
      <style:text-properties officeooo:rsid="0117373d" officeooo:paragraph-rsid="01671fa4"/>
    </style:style>
    <style:style style:name="P87"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88" style:family="paragraph" style:parent-style-name="Text_20_body" style:master-page-name="">
      <style:paragraph-properties style:page-number="auto" fo:keep-with-next="always" style:writing-mode="page"/>
      <style:text-properties officeooo:paragraph-rsid="01671fa4"/>
    </style:style>
    <style:style style:name="P89" style:family="paragraph" style:parent-style-name="Text_20_body" style:master-page-name="">
      <style:paragraph-properties style:page-number="auto" fo:keep-with-next="always"/>
      <style:text-properties officeooo:paragraph-rsid="02140263"/>
    </style:style>
    <style:style style:name="P90" style:family="paragraph" style:parent-style-name="Text_20_body" style:master-page-name="">
      <style:paragraph-properties style:page-number="auto" fo:keep-with-next="always"/>
      <style:text-properties officeooo:paragraph-rsid="01671fa4"/>
    </style:style>
    <style:style style:name="P91" style:family="paragraph" style:parent-style-name="Text_20_body" style:master-page-name="">
      <style:paragraph-properties style:page-number="auto" fo:keep-with-next="always"/>
      <style:text-properties officeooo:paragraph-rsid="031ff6c7"/>
    </style:style>
    <style:style style:name="P92" style:family="paragraph" style:parent-style-name="Text_20_body" style:master-page-name="">
      <style:paragraph-properties style:page-number="auto" fo:keep-with-next="always"/>
      <style:text-properties officeooo:rsid="02a29828" officeooo:paragraph-rsid="02a2de39"/>
    </style:style>
    <style:style style:name="P93" style:family="paragraph" style:parent-style-name="Text_20_body" style:master-page-name="">
      <style:paragraph-properties fo:keep-together="always" fo:orphans="0" fo:widows="0" style:page-number="auto" style:writing-mode="page"/>
      <style:text-properties officeooo:paragraph-rsid="01671fa4"/>
    </style:style>
    <style:style style:name="P94" style:family="paragraph" style:parent-style-name="Text_20_Body_20_List_20_Intro" style:master-page-name="">
      <style:paragraph-properties style:page-number="auto"/>
      <style:text-properties officeooo:paragraph-rsid="01671fa4"/>
    </style:style>
    <style:style style:name="P95" style:family="paragraph" style:parent-style-name="Table_20_Contents">
      <style:text-properties officeooo:paragraph-rsid="00fe6a8d"/>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ext_20_body_20_indent">
      <style:text-properties officeooo:paragraph-rsid="01671fa4"/>
    </style:style>
    <style:style style:name="P98" style:family="paragraph" style:parent-style-name="Text_20_body_20_indent">
      <style:text-properties officeooo:paragraph-rsid="02ed5c02"/>
    </style:style>
    <style:style style:name="P99" style:family="paragraph" style:parent-style-name="Text_20_body_20_indent">
      <style:text-properties officeooo:paragraph-rsid="02d642ba"/>
    </style:style>
    <style:style style:name="P100" style:family="paragraph" style:parent-style-name="Text_20_body">
      <style:paragraph-properties style:writing-mode="page"/>
      <style:text-properties officeooo:paragraph-rsid="01671fa4"/>
    </style:style>
    <style:style style:name="P101" style:family="paragraph" style:parent-style-name="LOList_20_1_5f_TextBody">
      <style:paragraph-properties style:writing-mode="page"/>
      <style:text-properties officeooo:paragraph-rsid="01671fa4"/>
    </style:style>
    <style:style style:name="P102"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03" style:family="paragraph" style:parent-style-name="Definition_20_Term">
      <style:text-properties officeooo:paragraph-rsid="01671fa4"/>
    </style:style>
    <style:style style:name="P104" style:family="paragraph" style:parent-style-name="Title">
      <style:text-properties fo:language="en" fo:country="US" officeooo:rsid="001f0121" officeooo:paragraph-rsid="001f0121"/>
    </style:style>
    <style:style style:name="P105" style:family="paragraph" style:parent-style-name="Guide_20_Name">
      <style:text-properties fo:language="en" fo:country="US" officeooo:rsid="001f0121" officeooo:paragraph-rsid="001f0121"/>
    </style:style>
    <style:style style:name="P106" style:family="paragraph" style:parent-style-name="Table_20_Heading">
      <style:text-properties fo:font-size="10.5pt" officeooo:paragraph-rsid="00fe6a8d" style:font-size-asian="10.5pt" style:font-size-complex="10.5pt"/>
    </style:style>
    <style:style style:name="P107" style:family="paragraph" style:parent-style-name="Subtitle">
      <style:text-properties fo:language="en" fo:country="US" officeooo:rsid="009134e2" officeooo:paragraph-rsid="00a612ab"/>
    </style:style>
    <style:style style:name="P108" style:family="paragraph" style:parent-style-name="Standard">
      <style:text-properties officeooo:paragraph-rsid="00fe6a8d"/>
    </style:style>
    <style:style style:name="P109" style:family="paragraph" style:parent-style-name="Standard">
      <style:text-properties officeooo:paragraph-rsid="01671fa4"/>
    </style:style>
    <style:style style:name="P11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11" style:family="paragraph" style:parent-style-name="Caption">
      <style:paragraph-properties fo:margin-top="0.199cm" fo:margin-bottom="0cm" loext:contextual-spacing="false" style:writing-mode="page"/>
    </style:style>
    <style:style style:name="P112" style:family="paragraph" style:parent-style-name="Figure">
      <style:paragraph-properties fo:margin-top="0.199cm" fo:margin-bottom="0cm" loext:contextual-spacing="false" style:writing-mode="page"/>
      <style:text-properties officeooo:paragraph-rsid="01671fa4"/>
    </style:style>
    <style:style style:name="P113" style:family="paragraph" style:parent-style-name="Table_20_Contents">
      <style:paragraph-properties fo:margin-left="0cm" fo:margin-right="0cm" fo:text-indent="0cm" style:auto-text-indent="false"/>
    </style:style>
    <style:style style:name="P114"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15" style:family="paragraph" style:parent-style-name="Figure">
      <style:text-properties officeooo:paragraph-rsid="01671fa4"/>
    </style:style>
    <style:style style:name="P116" style:family="paragraph" style:parent-style-name="Figure">
      <style:paragraph-properties fo:text-align="center" style:justify-single-word="false"/>
      <style:text-properties officeooo:paragraph-rsid="01671fa4"/>
    </style:style>
    <style:style style:name="P117" style:family="paragraph" style:parent-style-name="Figure">
      <style:paragraph-properties fo:margin-top="0.101cm" fo:margin-bottom="0.199cm" loext:contextual-spacing="false" style:writing-mode="page"/>
      <style:text-properties officeooo:paragraph-rsid="01671fa4"/>
    </style:style>
    <style:style style:name="P118" style:family="paragraph" style:parent-style-name="Frame_20_contents">
      <style:text-properties officeooo:paragraph-rsid="01671fa4"/>
    </style:style>
    <style:style style:name="P119" style:family="paragraph" style:parent-style-name="Text_20_Note">
      <style:paragraph-properties fo:margin-top="0cm" fo:margin-bottom="0.6cm" loext:contextual-spacing="false" style:writing-mode="lr-tb"/>
      <style:text-properties officeooo:paragraph-rsid="01671fa4"/>
    </style:style>
    <style:style style:name="P120" style:family="paragraph" style:parent-style-name="Text_20_Note">
      <style:paragraph-properties fo:margin-top="0cm" fo:margin-bottom="0.499cm" loext:contextual-spacing="false" style:writing-mode="page"/>
      <style:text-properties officeooo:paragraph-rsid="03873b08"/>
    </style:style>
    <style:style style:name="P121" style:family="paragraph" style:parent-style-name="Numbering_20_2" style:list-style-name="">
      <style:paragraph-properties fo:text-align="center" style:justify-single-word="false"/>
      <style:text-properties officeooo:rsid="016bff53" officeooo:paragraph-rsid="017f669b"/>
    </style:style>
    <style:style style:name="P122" style:family="paragraph" style:parent-style-name="List_20_2">
      <style:text-properties officeooo:paragraph-rsid="032b1977"/>
    </style:style>
    <style:style style:name="P123" style:family="paragraph" style:parent-style-name="List_20_2">
      <style:text-properties officeooo:rsid="00d1ec3f" officeooo:paragraph-rsid="01671fa4"/>
    </style:style>
    <style:style style:name="P124" style:family="paragraph" style:parent-style-name="List_20_2">
      <style:text-properties officeooo:paragraph-rsid="01b3a8b4"/>
    </style:style>
    <style:style style:name="P125" style:family="paragraph" style:parent-style-name="List_20_2">
      <style:text-properties officeooo:paragraph-rsid="01671fa4"/>
    </style:style>
    <style:style style:name="P126" style:family="paragraph" style:parent-style-name="Contents_20_2">
      <style:paragraph-properties>
        <style:tab-stops>
          <style:tab-stop style:position="16.501cm" style:type="right" style:leader-style="dotted" style:leader-text="."/>
        </style:tab-stops>
      </style:paragraph-properties>
    </style:style>
    <style:style style:name="P127" style:family="paragraph" style:parent-style-name="Contents_20_3">
      <style:paragraph-properties>
        <style:tab-stops>
          <style:tab-stop style:position="15.984cm" style:type="right" style:leader-style="dotted" style:leader-text="."/>
        </style:tab-stops>
      </style:paragraph-properties>
    </style:style>
    <style:style style:name="P128" style:family="paragraph" style:parent-style-name="List_20_1">
      <style:text-properties officeooo:paragraph-rsid="01671fa4"/>
    </style:style>
    <style:style style:name="P129" style:family="paragraph" style:parent-style-name="List_20_1">
      <style:text-properties officeooo:paragraph-rsid="036ea5d1"/>
    </style:style>
    <style:style style:name="P130" style:family="paragraph" style:parent-style-name="List_20_1" style:list-style-name="List_20_1">
      <style:text-properties officeooo:paragraph-rsid="01e02659"/>
    </style:style>
    <style:style style:name="P131" style:family="paragraph" style:parent-style-name="List_20_1" style:list-style-name="List_20_1">
      <style:text-properties officeooo:paragraph-rsid="021801d4"/>
    </style:style>
    <style:style style:name="P132" style:family="paragraph" style:parent-style-name="List_20_1">
      <style:text-properties officeooo:paragraph-rsid="01e02659"/>
    </style:style>
    <style:style style:name="P133" style:family="paragraph" style:parent-style-name="List_20_1">
      <style:text-properties officeooo:rsid="00c579b5" officeooo:paragraph-rsid="01e02659"/>
    </style:style>
    <style:style style:name="P134" style:family="paragraph" style:parent-style-name="List_20_1">
      <style:text-properties officeooo:rsid="00c4d4f8" officeooo:paragraph-rsid="01671fa4"/>
    </style:style>
    <style:style style:name="P135" style:family="paragraph" style:parent-style-name="List_20_1">
      <style:paragraph-properties fo:margin-top="0cm" fo:margin-bottom="0.101cm" loext:contextual-spacing="false" style:writing-mode="page"/>
      <style:text-properties officeooo:paragraph-rsid="01671fa4"/>
    </style:style>
    <style:style style:name="P136" style:family="paragraph" style:parent-style-name="List_20_1">
      <style:paragraph-properties fo:margin-top="0cm" fo:margin-bottom="0.101cm" loext:contextual-spacing="false" style:writing-mode="page"/>
      <style:text-properties officeooo:rsid="00aeca89" officeooo:paragraph-rsid="01671fa4"/>
    </style:style>
    <style:style style:name="P137" style:family="paragraph" style:parent-style-name="List_20_1">
      <style:paragraph-properties fo:margin-top="0cm" fo:margin-bottom="0.101cm" loext:contextual-spacing="false" style:writing-mode="page"/>
      <style:text-properties officeooo:rsid="00cb998f" officeooo:paragraph-rsid="01671fa4"/>
    </style:style>
    <style:style style:name="P138" style:family="paragraph" style:parent-style-name="List_20_1" style:master-page-name="">
      <style:paragraph-properties style:page-number="auto" fo:keep-with-next="always" style:writing-mode="page"/>
      <style:text-properties officeooo:paragraph-rsid="01671fa4"/>
    </style:style>
    <style:style style:name="P139" style:family="paragraph" style:parent-style-name="Heading_20_3">
      <style:text-properties officeooo:paragraph-rsid="02db4030"/>
    </style:style>
    <style:style style:name="P140" style:family="paragraph" style:parent-style-name="Heading_20_3">
      <style:text-properties officeooo:paragraph-rsid="01671fa4"/>
    </style:style>
    <style:style style:name="P141" style:family="paragraph" style:parent-style-name="Heading_20_3">
      <style:text-properties officeooo:paragraph-rsid="01e02659"/>
    </style:style>
    <style:style style:name="P142" style:family="paragraph" style:parent-style-name="Heading_20_3">
      <style:text-properties officeooo:paragraph-rsid="02844732"/>
    </style:style>
    <style:style style:name="P143" style:family="paragraph" style:parent-style-name="Text_20_body" style:list-style-name="L1">
      <style:text-properties officeooo:rsid="01ef5253" officeooo:paragraph-rsid="02763374"/>
    </style:style>
    <style:style style:name="P144" style:family="paragraph" style:parent-style-name="Text_20_body" style:list-style-name="L1">
      <style:text-properties officeooo:rsid="02777f50" officeooo:paragraph-rsid="0279871d"/>
    </style:style>
    <style:style style:name="P145" style:family="paragraph" style:parent-style-name="Heading_20_Tip">
      <style:text-properties officeooo:paragraph-rsid="01671fa4"/>
    </style:style>
    <style:style style:name="P146" style:family="paragraph" style:parent-style-name="Heading_20_Tip" style:list-style-name="Heading_20_Tip"/>
    <style:style style:name="P147" style:family="paragraph" style:parent-style-name="Heading_20_Tip" style:list-style-name="Heading_20_Tip">
      <style:text-properties officeooo:paragraph-rsid="01671fa4"/>
    </style:style>
    <style:style style:name="P148" style:family="paragraph" style:parent-style-name="Heading_20_Tip">
      <style:text-properties officeooo:rsid="02dc5107" officeooo:paragraph-rsid="02dc5107"/>
    </style:style>
    <style:style style:name="P149" style:family="paragraph" style:parent-style-name="Heading_20_Tip">
      <style:text-properties officeooo:rsid="02685846" officeooo:paragraph-rsid="02dedae1"/>
    </style:style>
    <style:style style:name="P150" style:family="paragraph" style:parent-style-name="Heading_20_Tip">
      <style:text-properties officeooo:rsid="0300309e" officeooo:paragraph-rsid="0300309e"/>
    </style:style>
    <style:style style:name="P151" style:family="paragraph" style:parent-style-name="Heading_20_Tip">
      <style:text-properties officeooo:paragraph-rsid="03296291"/>
    </style:style>
    <style:style style:name="P152" style:family="paragraph" style:parent-style-name="Heading_20_Tip">
      <style:text-properties officeooo:rsid="032d84b6" officeooo:paragraph-rsid="0288138b"/>
    </style:style>
    <style:style style:name="P153" style:family="paragraph" style:parent-style-name="Numbering_20_1" style:list-style-name="Numbering_20_1">
      <style:text-properties officeooo:paragraph-rsid="025ce95b"/>
    </style:style>
    <style:style style:name="P154" style:family="paragraph" style:parent-style-name="Numbering_20_1" style:list-style-name="Numbering_20_1">
      <style:text-properties officeooo:paragraph-rsid="01fc0337"/>
    </style:style>
    <style:style style:name="P155" style:family="paragraph" style:parent-style-name="Numbering_20_1" style:list-style-name="Numbering_20_1">
      <style:text-properties officeooo:paragraph-rsid="01671fa4"/>
    </style:style>
    <style:style style:name="P156" style:family="paragraph" style:parent-style-name="Numbering_20_1" style:list-style-name="Numbering_20_1">
      <style:text-properties officeooo:paragraph-rsid="02042f9f"/>
    </style:style>
    <style:style style:name="P157" style:family="paragraph" style:parent-style-name="Numbering_20_1" style:list-style-name="Numbering_20_1">
      <style:text-properties officeooo:paragraph-rsid="02b4fc8c"/>
    </style:style>
    <style:style style:name="P158" style:family="paragraph" style:parent-style-name="Numbering_20_1">
      <style:text-properties officeooo:paragraph-rsid="01671fa4"/>
    </style:style>
    <style:style style:name="P159" style:family="paragraph" style:parent-style-name="Numbering_20_1">
      <style:text-properties officeooo:rsid="011dee95" officeooo:paragraph-rsid="01671fa4"/>
    </style:style>
    <style:style style:name="P160" style:family="paragraph" style:parent-style-name="Numbering_20_1">
      <style:text-properties officeooo:paragraph-rsid="02acd278"/>
    </style:style>
    <style:style style:name="P161" style:family="paragraph" style:parent-style-name="Numbering_20_1">
      <style:text-properties officeooo:rsid="01765035" officeooo:paragraph-rsid="01765035"/>
    </style:style>
    <style:style style:name="P162" style:family="paragraph" style:parent-style-name="Heading_20_Note">
      <style:text-properties officeooo:paragraph-rsid="01671fa4"/>
    </style:style>
    <style:style style:name="P163" style:family="paragraph" style:parent-style-name="Heading_20_Note">
      <style:text-properties fo:font-style="normal" officeooo:paragraph-rsid="01671fa4" style:font-style-asian="normal" style:font-style-complex="normal"/>
    </style:style>
    <style:style style:name="P164" style:family="paragraph" style:parent-style-name="Heading_20_Note">
      <style:text-properties officeooo:rsid="02c5f5aa" officeooo:paragraph-rsid="02c5f5aa"/>
    </style:style>
    <style:style style:name="P165" style:family="paragraph" style:parent-style-name="Heading_20_Note" style:list-style-name="Heading_20_Note"/>
    <style:style style:name="P166" style:family="paragraph" style:parent-style-name="Heading_20_Note">
      <style:text-properties officeooo:rsid="03134017"/>
    </style:style>
    <style:style style:name="P167" style:family="paragraph" style:parent-style-name="Heading_20_Note">
      <style:text-properties officeooo:rsid="029e1f47" officeooo:paragraph-rsid="029e1f47"/>
    </style:style>
    <style:style style:name="P168" style:family="paragraph" style:parent-style-name="Heading_20_Note">
      <style:paragraph-properties fo:margin-top="0cm" fo:margin-bottom="0.131cm" loext:contextual-spacing="false" style:writing-mode="page"/>
      <style:text-properties officeooo:paragraph-rsid="01671fa4"/>
    </style:style>
    <style:style style:name="P169" style:family="paragraph" style:parent-style-name="Heading_20_Caution">
      <style:text-properties officeooo:rsid="00c0cc17" officeooo:paragraph-rsid="01671fa4"/>
    </style:style>
    <style:style style:name="P170" style:family="paragraph" style:parent-style-name="Heading_20_Caution">
      <style:text-properties officeooo:paragraph-rsid="01671fa4"/>
    </style:style>
    <style:style style:name="P171" style:family="paragraph" style:parent-style-name="Heading_20_Caution">
      <style:text-properties officeooo:rsid="00e56b59" officeooo:paragraph-rsid="01671fa4"/>
    </style:style>
    <style:style style:name="P172" style:family="paragraph" style:parent-style-name="Heading_20_Caution" style:master-page-name="">
      <style:paragraph-properties style:page-number="auto"/>
      <style:text-properties officeooo:paragraph-rsid="03873b08"/>
    </style:style>
    <style:style style:name="P17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74" style:family="paragraph" style:parent-style-name="Heading_20_2">
      <style:text-properties officeooo:paragraph-rsid="00733b65"/>
    </style:style>
    <style:style style:name="P175" style:family="paragraph" style:parent-style-name="Heading_20_2">
      <style:text-properties officeooo:paragraph-rsid="00916c9a"/>
    </style:style>
    <style:style style:name="P176" style:family="paragraph" style:parent-style-name="Heading_20_2">
      <style:text-properties officeooo:paragraph-rsid="01671fa4"/>
    </style:style>
    <style:style style:name="P177" style:family="paragraph" style:parent-style-name="Heading_20_2">
      <style:text-properties officeooo:rsid="017f649e" officeooo:paragraph-rsid="017f649e"/>
    </style:style>
    <style:style style:name="P178" style:family="paragraph" style:parent-style-name="Heading_20_2">
      <style:text-properties officeooo:rsid="017f669b" officeooo:paragraph-rsid="017f669b"/>
    </style:style>
    <style:style style:name="P179" style:family="paragraph" style:parent-style-name="Heading_20_2">
      <style:text-properties officeooo:paragraph-rsid="0261cc30"/>
    </style:style>
    <style:style style:name="P180" style:family="paragraph" style:parent-style-name="Heading_20_2">
      <style:text-properties officeooo:paragraph-rsid="02c1a416"/>
    </style:style>
    <style:style style:name="P181" style:family="paragraph" style:parent-style-name="Heading_20_2">
      <style:text-properties officeooo:paragraph-rsid="01e02659"/>
    </style:style>
    <style:style style:name="P182" style:family="paragraph" style:parent-style-name="Heading_20_2">
      <style:text-properties officeooo:rsid="016e1ea1" officeooo:paragraph-rsid="02c5f5aa"/>
    </style:style>
    <style:style style:name="P183" style:family="paragraph" style:parent-style-name="Heading_20_2">
      <style:text-properties officeooo:paragraph-rsid="016a15ba"/>
    </style:style>
    <style:style style:name="P184" style:family="paragraph" style:parent-style-name="Heading_20_2">
      <style:text-properties officeooo:rsid="01f547e3" officeooo:paragraph-rsid="01f547e3"/>
    </style:style>
    <style:style style:name="P185" style:family="paragraph" style:parent-style-name="Contents_20_1">
      <style:paragraph-properties>
        <style:tab-stops>
          <style:tab-stop style:position="17cm" style:type="right" style:leader-style="dotted" style:leader-text="."/>
        </style:tab-stops>
      </style:paragraph-properties>
    </style:style>
    <style:style style:name="P186" style:family="paragraph" style:parent-style-name="Heading_20_1">
      <style:text-properties officeooo:paragraph-rsid="01671fa4"/>
    </style:style>
    <style:style style:name="P187" style:family="paragraph" style:parent-style-name="Heading_20_1">
      <style:text-properties officeooo:paragraph-rsid="02497a69"/>
    </style:style>
    <style:style style:name="P188" style:family="paragraph" style:parent-style-name="Heading_20_1">
      <style:text-properties officeooo:rsid="013c016e" officeooo:paragraph-rsid="01671fa4"/>
    </style:style>
    <style:style style:name="P189" style:family="paragraph" style:parent-style-name="Heading_20_1" style:master-page-name="LOFrontMatter">
      <style:paragraph-properties style:page-number="auto"/>
      <style:text-properties fo:language="en" fo:country="US"/>
    </style:style>
    <style:style style:name="P190" style:family="paragraph" style:parent-style-name="Heading_20_1" style:master-page-name="Standard">
      <style:paragraph-properties style:page-number="auto" fo:break-before="auto" fo:break-after="auto"/>
      <style:text-properties officeooo:paragraph-rsid="01671fa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1" fo:font-size="11pt" officeooo:rsid="02777f50" style:font-size-asian="10.5pt"/>
    </style:style>
    <style:style style:name="T9" style:family="text">
      <style:text-properties officeooo:rsid="02de4cd2"/>
    </style:style>
    <style:style style:name="T10" style:family="text">
      <style:text-properties fo:font-weight="normal" officeooo:rsid="01721175" style:font-weight-asian="normal" style:font-weight-complex="normal"/>
    </style:style>
    <style:style style:name="T11" style:family="text">
      <style:text-properties fo:font-weight="normal" officeooo:rsid="01dcb812" style:font-weight-asian="normal" style:font-weight-complex="normal"/>
    </style:style>
    <style:style style:name="T12" style:family="text">
      <style:text-properties officeooo:rsid="01836ac3"/>
    </style:style>
    <style:style style:name="T13" style:family="text">
      <style:text-properties officeooo:rsid="0316308c"/>
    </style:style>
    <style:style style:name="T14" style:family="text">
      <style:text-properties officeooo:rsid="02a2de39"/>
    </style:style>
    <style:style style:name="T15" style:family="text">
      <style:text-properties officeooo:rsid="02a3e979"/>
    </style:style>
    <style:style style:name="T16" style:family="text">
      <style:text-properties officeooo:rsid="016bff53"/>
    </style:style>
    <style:style style:name="T17" style:family="text">
      <style:text-properties officeooo:rsid="0193bf2a"/>
    </style:style>
    <style:style style:name="T18" style:family="text">
      <style:text-properties officeooo:rsid="00cde9c4"/>
    </style:style>
    <style:style style:name="T19" style:family="text">
      <style:text-properties officeooo:rsid="00aea199"/>
    </style:style>
    <style:style style:name="T20" style:family="text">
      <style:text-properties officeooo:rsid="006d470a"/>
    </style:style>
    <style:style style:name="T21" style:family="text">
      <style:text-properties officeooo:rsid="00c42f64"/>
    </style:style>
    <style:style style:name="T22" style:family="text">
      <style:text-properties officeooo:rsid="01f1218e"/>
    </style:style>
    <style:style style:name="T23" style:family="text">
      <style:text-properties officeooo:rsid="028293b4"/>
    </style:style>
    <style:style style:name="T24" style:family="text">
      <style:text-properties officeooo:rsid="02e8573b"/>
    </style:style>
    <style:style style:name="T25" style:family="text">
      <style:text-properties officeooo:rsid="02ed5c02"/>
    </style:style>
    <style:style style:name="T26" style:family="text">
      <style:text-properties officeooo:rsid="02eef04e"/>
    </style:style>
    <style:style style:name="T27" style:family="text">
      <style:text-properties officeooo:rsid="0368831d"/>
    </style:style>
    <style:style style:name="T28" style:family="text">
      <style:text-properties officeooo:rsid="036a031d"/>
    </style:style>
    <style:style style:name="T29" style:family="text">
      <style:text-properties officeooo:rsid="0389e320"/>
    </style:style>
    <style:style style:name="T30" style:family="text">
      <style:text-properties officeooo:rsid="038a52a3"/>
    </style:style>
    <style:style style:name="T31" style:family="text">
      <style:text-properties officeooo:rsid="038b322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06cm, 0.06cm, 0.09cm, 0.06c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145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3"/>
      <text:p text:style-name="P105"><draw:frame draw:style-name="fr11"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4">Kapitola 4 <text:s/><text:line-break/>Začínáme s programem Writer</text:p>
      <text:p text:style-name="P107">Zpracování textu pomocí LibreOffice</text:p>
      <text:section text:style-name="Sect1" text:name="GS6004S1" text:condition="ooow:book eq 1" text:display="condition">
        <text:h text:style-name="P189" text:outline-level="1"><text:bookmark-start text:name="__RefHeading__5636_1566568644"/>Autorská práva<text:bookmark-end text:name="__RefHeading__5636_1566568644"/></text:h>
        <text:p text:style-name="P4">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62">Dave Barton</text:p>
            </table:table-cell>
            <table:table-cell office:value-type="string">
              <text:p text:style-name="P63">Jorge Rodríguez</text:p>
            </table:table-cell>
            <table:table-cell office:value-type="string">
              <text:p text:style-name="P64">Amanda Labby</text:p>
            </table:table-cell>
          </table:table-row>
          <table:table-row>
            <table:table-cell office:value-type="string">
              <text:p text:style-name="P65">Paul Figueiredo</text:p>
            </table:table-cell>
            <table:table-cell office:value-type="string">
              <text:p text:style-name="P66">Cathy Crumbley</text:p>
            </table:table-cell>
            <table:table-cell office:value-type="string">
              <text:p text:style-name="P68"/>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931836550"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174" text:outline-level="2"><text:bookmark-start text:name="__RefHeading__5642_1566568644"/>Poděkování<text:bookmark-end text:name="__RefHeading__5642_1566568644"/></text:h>
        <text:p text:style-name="P27">Tato kapitola byla vytvořena úpravami a aktualizacemi kapitoly 4 knihy <text:span text:style-name="LOEmphasis">Getting Started with OpenOffice.org 3.x</text:span>. The contributors to that chapter and subsequent revisions were:</text:p>
        <table:table table:name="Table3" table:style-name="Table3">
          <table:table-column table:style-name="Table3.A"/>
          <table:table-column table:style-name="Table3.B"/>
          <table:table-column table:style-name="Table3.C"/>
          <table:table-row>
            <table:table-cell table:style-name="Table3.A1" office:value-type="string">
              <text:p text:style-name="P64">Jean Hollis Weber</text:p>
            </table:table-cell>
            <table:table-cell table:style-name="Table3.A1" office:value-type="string">
              <text:p text:style-name="P64">Michele Zarri</text:p>
            </table:table-cell>
            <table:table-cell table:style-name="Table3.A1" office:value-type="string">
              <text:p text:style-name="P64">Agnes Belzunce</text:p>
            </table:table-cell>
          </table:table-row>
          <table:table-row>
            <table:table-cell table:style-name="Table3.A1" office:value-type="string">
              <text:p text:style-name="P64">Daniel Carrera</text:p>
            </table:table-cell>
            <table:table-cell table:style-name="Table3.A1" office:value-type="string">
              <text:p text:style-name="P64">Spencer E. Harpe</text:p>
            </table:table-cell>
            <table:table-cell table:style-name="Table3.A1" office:value-type="string">
              <text:p text:style-name="P64">Peter Hillier-Brook</text:p>
            </table:table-cell>
          </table:table-row>
          <table:table-row>
            <table:table-cell table:style-name="Table3.A1" office:value-type="string">
              <text:p text:style-name="P64">Peter Kupfer</text:p>
            </table:table-cell>
            <table:table-cell table:style-name="Table3.A1" office:value-type="string">
              <text:p text:style-name="P64">Gary Schnabl</text:p>
            </table:table-cell>
            <table:table-cell table:style-name="Table3.A1" office:value-type="string">
              <text:p text:style-name="P64">Janet Swisher</text:p>
            </table:table-cell>
          </table:table-row>
          <table:table-row>
            <table:table-cell table:style-name="Table3.A1" office:value-type="string">
              <text:p text:style-name="P64">Linda Worthington</text:p>
            </table:table-cell>
            <table:table-cell table:style-name="Table3.A1" office:value-type="string">
              <text:p text:style-name="P67">John A Smith</text:p>
            </table:table-cell>
            <table:table-cell table:style-name="Table3.A1" office:value-type="string">
              <text:p text:style-name="P64">Hazel Russman</text:p>
            </table:table-cell>
          </table:table-row>
          <table:table-row>
            <table:table-cell table:style-name="Table3.A1" office:value-type="string">
              <text:p text:style-name="P65">Olivier Hallot</text:p>
            </table:table-cell>
            <table:table-cell table:style-name="Table3.A1" office:value-type="string">
              <text:p text:style-name="P65">Ron Faile Jr.</text:p>
            </table:table-cell>
            <table:table-cell table:style-name="Table3.A1" office:value-type="string">
              <text:p text:style-name="P64"/>
            </table:table-cell>
          </table:table-row>
        </table:table>
        <text:h text:style-name="P175" text:outline-level="2"><text:bookmark-start text:name="__RefHeading__5644_1566568644"/>Datum vydání a verze programu<text:bookmark-end text:name="__RefHeading__5644_1566568644"/></text:h>
        <text:p text:style-name="P25">Anglický originál byl vydán <text:span text:style-name="T28">v srpnu</text:span> 2018. Kniha je určena pro LibreOffice 6.0.</text:p>
        <text:h text:style-name="Heading_20_2" text:outline-level="2"><text:bookmark-start text:name="__RefHeading__10532_462712302"/><text:span text:style-name="T31">Poznámka pro uživatele systému</text:span> macOS <text:span text:style-name="T31"/><text:bookmark-end text:name="__RefHeading__10532_462712302"/></text:h>
        <text:p text:style-name="P4">Některé klávesové zkratky a položky nabídek jsou v systému <text:span text:style-name="T30">m</text:span>ac<text:span text:style-name="T30">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6">Windows nebo Linux</text:p>
            </table:table-cell>
            <table:table-cell table:style-name="Table1.A1" office:value-type="string">
              <text:p text:style-name="P106"><text:span text:style-name="T30">m</text:span>ac<text:span text:style-name="T30">OS</text:span> equivalent</text:p>
            </table:table-cell>
            <table:table-cell table:style-name="Table1.A1" office:value-type="string">
              <text:p text:style-name="P106">Význam</text:p>
            </table:table-cell>
          </table:table-row>
          <table:table-row table:style-name="Table1.1">
            <table:table-cell table:style-name="Table1.A2" office:value-type="string">
              <text:p text:style-name="P95"><text:span text:style-name="LOMenuPath">Nástroje &gt; Možnosti</text:span> výběr v nabídce</text:p>
            </table:table-cell>
            <table:table-cell table:style-name="Table1.B2" office:value-type="string">
              <text:p text:style-name="P95"><text:span text:style-name="LOMenuPath">LibreOffice &gt; Předvolby</text:span></text:p>
            </table:table-cell>
            <table:table-cell table:style-name="Table1.B2" office:value-type="string">
              <text:p text:style-name="P95">Otevře nastavení s možnostmi</text:p>
            </table:table-cell>
          </table:table-row>
          <table:table-row table:style-name="Table1.1">
            <table:table-cell table:style-name="Table1.A2" office:value-type="string">
              <text:p text:style-name="P95"><text:span text:style-name="LOKeystroke">Klepnutí pravým tlačítkem</text:span></text:p>
            </table:table-cell>
            <table:table-cell table:style-name="Table1.A2" office:value-type="string">
              <text:p text:style-name="P95">Control+klepnutí a/nebo klepnutí pravým tlačítkem v závislosti na operačním systému počítače</text:p>
            </table:table-cell>
            <table:table-cell table:style-name="Table1.B2" office:value-type="string">
              <text:p text:style-name="P95">Otevře se místní nabídka</text:p>
            </table:table-cell>
          </table:table-row>
          <table:table-row table:style-name="Table1.1">
            <table:table-cell table:style-name="Table1.A2" office:value-type="string">
              <text:p text:style-name="P95"><text:span text:style-name="LOKeystroke">Ctrl</text:span> (<text:span text:style-name="LOKeystroke">Control</text:span>)</text:p>
            </table:table-cell>
            <table:table-cell table:style-name="Table1.A2" office:value-type="string">
              <text:p text:style-name="P95">⌘ (<text:span text:style-name="LOKeystroke">Command</text:span>)</text:p>
            </table:table-cell>
            <table:table-cell table:style-name="Table1.A2" office:value-type="string">
              <text:p text:style-name="P95">Používá se i s jinými klávesami</text:p>
            </table:table-cell>
          </table:table-row>
          <table:table-row table:style-name="Table1.1">
            <table:table-cell table:style-name="Table1.A2" office:value-type="string">
              <text:p text:style-name="P95"><text:span text:style-name="LOKeystroke">F5</text:span></text:p>
            </table:table-cell>
            <table:table-cell table:style-name="Table1.A2" office:value-type="string">
              <text:p text:style-name="P95"><text:span text:style-name="LOKeystroke">Shift</text:span>+⌘+<text:span text:style-name="LOKeystroke">F5</text:span></text:p>
            </table:table-cell>
            <table:table-cell table:style-name="Table1.A2" office:value-type="string">
              <text:p text:style-name="P95">Otevřete Navigátor</text:p>
            </table:table-cell>
          </table:table-row>
          <table:table-row table:style-name="Table1.1">
            <table:table-cell table:style-name="Table1.A2" office:value-type="string">
              <text:p text:style-name="P95"><text:span text:style-name="LOKeystroke">F11</text:span></text:p>
            </table:table-cell>
            <table:table-cell table:style-name="Table1.A2" office:value-type="string">
              <text:p text:style-name="P95">⌘+<text:span text:style-name="LOKeystroke">T</text:span></text:p>
            </table:table-cell>
            <table:table-cell table:style-name="Table1.A2" office:value-type="string">
              <text:p text:style-name="P95">Otevře <text:span text:style-name="T29">postranní lištu </text:span>Styly<text:span text:style-name="T29"/></text:p>
            </table:table-cell>
          </table:table-row>
        </table:table>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85"><text:a xlink:type="simple" xlink:href="#__RefHeading__5636_1566568644" text:style-name="Index_20_Link" text:visited-style-name="Index_20_Link">Autorská práva<text:tab/>2</text:a></text:p>
            <text:p text:style-name="P126"><text:a xlink:type="simple" xlink:href="#__RefHeading__5638_1566568644" text:style-name="Index_20_Link" text:visited-style-name="Index_20_Link">Přispěvatelé<text:tab/>2</text:a></text:p>
            <text:p text:style-name="P126"><text:a xlink:type="simple" xlink:href="#__RefHeading__5640_1566568644" text:style-name="Index_20_Link" text:visited-style-name="Index_20_Link">Zpětná vazba<text:tab/>2</text:a></text:p>
            <text:p text:style-name="P126"><text:a xlink:type="simple" xlink:href="#__RefHeading__5642_1566568644" text:style-name="Index_20_Link" text:visited-style-name="Index_20_Link">Poděkování<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10532_462712302" text:style-name="Index_20_Link" text:visited-style-name="Index_20_Link">Poznámka pro uživatele systému macOS<text:tab/>2</text:a></text:p>
            <text:p text:style-name="P185"><text:a xlink:type="simple" xlink:href="#__RefHeading___Toc165235_4065674847" text:style-name="Index_20_Link" text:visited-style-name="Index_20_Link">Co je Writer?<text:tab/>6</text:a></text:p>
            <text:p text:style-name="P185"><text:a xlink:type="simple" xlink:href="#__RefHeading__19478_697337876" text:style-name="Index_20_Link" text:visited-style-name="Index_20_Link">Rozhraní programu Writer<text:tab/>6</text:a></text:p>
            <text:p text:style-name="P126"><text:a xlink:type="simple" xlink:href="#__RefHeading__19480_697337876" text:style-name="Index_20_Link" text:visited-style-name="Index_20_Link">Stavový řádek<text:tab/>7</text:a></text:p>
            <text:p text:style-name="P126"><text:a xlink:type="simple" xlink:href="#__RefHeading__3714_2003494879" text:style-name="Index_20_Link" text:visited-style-name="Index_20_Link">Postranní lišta<text:tab/>9</text:a></text:p>
            <text:p text:style-name="P127"><text:a xlink:type="simple" xlink:href="#__RefHeading___Toc14400_468984695" text:style-name="Index_20_Link" text:visited-style-name="Index_20_Link">Properties Deck<text:tab/>10</text:a></text:p>
            <text:p text:style-name="P127"><text:a xlink:type="simple" xlink:href="#__RefHeading___Toc14402_468984695" text:style-name="Index_20_Link" text:visited-style-name="Index_20_Link">Page Deck<text:tab/>10</text:a></text:p>
            <text:p text:style-name="P127"><text:a xlink:type="simple" xlink:href="#__RefHeading___Toc14404_468984695" text:style-name="Index_20_Link" text:visited-style-name="Index_20_Link">Styles Deck<text:tab/>11</text:a></text:p>
            <text:p text:style-name="P127"><text:a xlink:type="simple" xlink:href="#__RefHeading___Toc14406_468984695" text:style-name="Index_20_Link" text:visited-style-name="Index_20_Link">Gallery Deck<text:tab/>11</text:a></text:p>
            <text:p text:style-name="P127"><text:a xlink:type="simple" xlink:href="#__RefHeading___Toc14408_468984695" text:style-name="Index_20_Link" text:visited-style-name="Index_20_Link">Navigator Deck<text:tab/>11</text:a></text:p>
            <text:p text:style-name="P127"><text:a xlink:type="simple" xlink:href="#__RefHeading___Toc14410_468984695" text:style-name="Index_20_Link" text:visited-style-name="Index_20_Link">Manage Changes Deck<text:tab/>11</text:a></text:p>
            <text:p text:style-name="P127"><text:a xlink:type="simple" xlink:href="#__RefHeading___Toc14412_468984695" text:style-name="Index_20_Link" text:visited-style-name="Index_20_Link">Design Deck<text:tab/>11</text:a></text:p>
            <text:p text:style-name="P185"><text:a xlink:type="simple" xlink:href="#__RefHeading__19482_697337876" text:style-name="Index_20_Link" text:visited-style-name="Index_20_Link">Změna zobrazení dokumentu<text:tab/>11</text:a></text:p>
            <text:p text:style-name="P185"><text:a xlink:type="simple" xlink:href="#__RefHeading___Toc14414_468984695" text:style-name="Index_20_Link" text:visited-style-name="Index_20_Link">Rychlý pohyb v dokumentu<text:tab/>12</text:a></text:p>
            <text:p text:style-name="P126"><text:a xlink:type="simple" xlink:href="#__RefHeading___Toc11243_4002210151" text:style-name="Index_20_Link" text:visited-style-name="Index_20_Link">Použití Navigátoru<text:tab/>12</text:a></text:p>
            <text:p text:style-name="P126"><text:a xlink:type="simple" xlink:href="#__RefHeading___Toc11245_4002210151" text:style-name="Index_20_Link" text:visited-style-name="Index_20_Link">Using Go to Page Option<text:tab/>12</text:a></text:p>
            <text:p text:style-name="P185"><text:a xlink:type="simple" xlink:href="#__RefHeading__19486_697337876" text:style-name="Index_20_Link" text:visited-style-name="Index_20_Link">Práce s dokumenty<text:tab/>13</text:a></text:p>
            <text:p text:style-name="P126"><text:a xlink:type="simple" xlink:href="#__RefHeading__19488_697337876" text:style-name="Index_20_Link" text:visited-style-name="Index_20_Link">Ukládání ve formátu Microsoft Word<text:tab/>13</text:a></text:p>
            <text:p text:style-name="P185"><text:a xlink:type="simple" xlink:href="#__RefHeading___Toc20102_1611997718" text:style-name="Index_20_Link" text:visited-style-name="Index_20_Link">Používání vestavěných jazykových nástrojů<text:tab/>13</text:a></text:p>
            <text:p text:style-name="P126"><text:a xlink:type="simple" xlink:href="#__RefHeading___Toc14416_468984695" text:style-name="Index_20_Link" text:visited-style-name="Index_20_Link">Options for applying languages<text:tab/>14</text:a></text:p>
            <text:p text:style-name="P127"><text:a xlink:type="simple" xlink:href="#__RefHeading___Toc50250_2682699403" text:style-name="Index_20_Link" text:visited-style-name="Index_20_Link">Používání stylů<text:tab/>14</text:a></text:p>
            <text:p text:style-name="P127"><text:a xlink:type="simple" xlink:href="#__RefHeading___Toc14418_468984695" text:style-name="Index_20_Link" text:visited-style-name="Index_20_Link">Using direct formatting<text:tab/>14</text:a></text:p>
            <text:p text:style-name="P126"><text:a xlink:type="simple" xlink:href="#__RefHeading___Toc29934_1431099649" text:style-name="Index_20_Link" text:visited-style-name="Index_20_Link">Preventing text from being checked for spelling<text:tab/>14</text:a></text:p>
            <text:p text:style-name="P126"><text:a xlink:type="simple" xlink:href="#__RefHeading___Toc14424_468984695" text:style-name="Index_20_Link" text:visited-style-name="Index_20_Link">Obtaining resources for additional languages<text:tab/>14</text:a></text:p>
            <text:p text:style-name="P185"><text:a xlink:type="simple" xlink:href="#__RefHeading___Toc14426_468984695" text:style-name="Index_20_Link" text:visited-style-name="Index_20_Link">Práce s textem<text:tab/>14</text:a></text:p>
            <text:p text:style-name="P126"><text:a xlink:type="simple" xlink:href="#__RefHeading__19492_697337876" text:style-name="Index_20_Link" text:visited-style-name="Index_20_Link">Výběr nesouvislého textu<text:tab/>15</text:a></text:p>
            <text:p text:style-name="P126"><text:a xlink:type="simple" xlink:href="#__RefHeading__19494_697337876" text:style-name="Index_20_Link" text:visited-style-name="Index_20_Link">Výběr svislého bloku textu<text:tab/>15</text:a></text:p>
            <text:p text:style-name="P126"><text:a xlink:type="simple" xlink:href="#__RefHeading__19496_697337876" text:style-name="Index_20_Link" text:visited-style-name="Index_20_Link">Vyjímání, kopírování a vkládání textu<text:tab/>16</text:a></text:p>
            <text:p text:style-name="P126"><text:a xlink:type="simple" xlink:href="#__RefHeading___Toc14428_468984695" text:style-name="Index_20_Link" text:visited-style-name="Index_20_Link">Vkládání textu<text:tab/>16</text:a></text:p>
            <text:p text:style-name="P126"><text:a xlink:type="simple" xlink:href="#__RefHeading__19498_697337876" text:style-name="Index_20_Link" text:visited-style-name="Index_20_Link">Vyhledávání a nahrazování textu a formátování<text:tab/>16</text:a></text:p>
            <text:p text:style-name="P127"><text:a xlink:type="simple" xlink:href="#__RefHeading__83375_462712302" text:style-name="Index_20_Link" text:visited-style-name="Index_20_Link">Používání nástrojové lišty Najít<text:tab/>17</text:a></text:p>
            <text:p text:style-name="P127"><text:a xlink:type="simple" xlink:href="#__RefHeading__83377_462712302" text:style-name="Index_20_Link" text:visited-style-name="Index_20_Link">Používání dialogového okna Najít a nahradit<text:tab/>18</text:a></text:p>
            <text:p text:style-name="P126"><text:a xlink:type="simple" xlink:href="#__RefHeading__19500_697337876" text:style-name="Index_20_Link" text:visited-style-name="Index_20_Link">Vkládání speciálních znaků<text:tab/>19</text:a></text:p>
            <text:p text:style-name="P126"><text:a xlink:type="simple" xlink:href="#__RefHeading__19502_697337876" text:style-name="Index_20_Link" text:visited-style-name="Index_20_Link">Vkládání pomlček, nezlomitelných mezer a spojovníků<text:tab/>19</text:a></text:p>
            <text:p text:style-name="P127"><text:a xlink:type="simple" xlink:href="#__RefHeading___Toc14430_468984695" text:style-name="Index_20_Link" text:visited-style-name="Index_20_Link">Inserting non-breaking spaces<text:tab/>19</text:a></text:p>
            <text:p text:style-name="P127"><text:a xlink:type="simple" xlink:href="#__RefHeading___Toc14432_468984695" text:style-name="Index_20_Link" text:visited-style-name="Index_20_Link">Inserting non-breaking hyphens<text:tab/>19</text:a></text:p>
            <text:p text:style-name="P127"><text:a xlink:type="simple" xlink:href="#__RefHeading___Toc14434_468984695" text:style-name="Index_20_Link" text:visited-style-name="Index_20_Link">Inserting en and em dashes<text:tab/>20</text:a></text:p>
            <text:p text:style-name="P126"><text:a xlink:type="simple" xlink:href="#__RefHeading___Toc19949_1611997718" text:style-name="Index_20_Link" text:visited-style-name="Index_20_Link">Kontrola pravopisu a gramatiky<text:tab/>20</text:a></text:p>
            <text:p text:style-name="P127"><text:a xlink:type="simple" xlink:href="#__RefHeading___Toc50254_2682699403" text:style-name="Index_20_Link" text:visited-style-name="Index_20_Link">Checking spelling automatically<text:tab/>20</text:a></text:p>
            <text:p text:style-name="P127"><text:soft-page-break/><text:a xlink:type="simple" xlink:href="#__RefHeading___Toc18459_338194298" text:style-name="Index_20_Link" text:visited-style-name="Index_20_Link">Kontrola pravopisu a gramatiky<text:tab/>20</text:a></text:p>
            <text:p text:style-name="P126"><text:a xlink:type="simple" xlink:href="#__RefHeading___Toc19945_1611997718" text:style-name="Index_20_Link" text:visited-style-name="Index_20_Link">Using synonyms and the thesaurus<text:tab/>21</text:a></text:p>
            <text:p text:style-name="P126"><text:a xlink:type="simple" xlink:href="#__RefHeading___Toc25249_1611997718" text:style-name="Index_20_Link" text:visited-style-name="Index_20_Link">Používání automatických oprav<text:tab/>21</text:a></text:p>
            <text:p text:style-name="P126"><text:a xlink:type="simple" xlink:href="#__RefHeading__19514_697337876" text:style-name="Index_20_Link" text:visited-style-name="Index_20_Link">Using Word Completion<text:tab/>22</text:a></text:p>
            <text:p text:style-name="P126"><text:a xlink:type="simple" xlink:href="#__RefHeading__19516_697337876" text:style-name="Index_20_Link" text:visited-style-name="Index_20_Link">Používání automatického textu<text:tab/>23</text:a></text:p>
            <text:p text:style-name="P185"><text:a xlink:type="simple" xlink:href="#__RefHeading__19518_697337876" text:style-name="Index_20_Link" text:visited-style-name="Index_20_Link">Formátování textu<text:tab/>23</text:a></text:p>
            <text:p text:style-name="P126"><text:a xlink:type="simple" xlink:href="#__RefHeading__19520_697337876" text:style-name="Index_20_Link" text:visited-style-name="Index_20_Link">Using styles is highly recommended<text:tab/>24</text:a></text:p>
            <text:p text:style-name="P126"><text:a xlink:type="simple" xlink:href="#__RefHeading___Toc50256_2682699403" text:style-name="Index_20_Link" text:visited-style-name="Index_20_Link">Formatting paragraphs using styles<text:tab/>24</text:a></text:p>
            <text:p text:style-name="P126"><text:a xlink:type="simple" xlink:href="#__RefHeading___Toc14436_468984695" text:style-name="Index_20_Link" text:visited-style-name="Index_20_Link">Formatting paragraphs directly<text:tab/>24</text:a></text:p>
            <text:p text:style-name="P127"><text:a xlink:type="simple" xlink:href="#__RefHeading___Toc14438_468984695" text:style-name="Index_20_Link" text:visited-style-name="Index_20_Link">Odstranění přímého formátování<text:tab/>25</text:a></text:p>
            <text:p text:style-name="P126"><text:a xlink:type="simple" xlink:href="#__RefHeading___Toc50258_2682699403" text:style-name="Index_20_Link" text:visited-style-name="Index_20_Link">Formatting characters using styles<text:tab/>25</text:a></text:p>
            <text:p text:style-name="P126"><text:a xlink:type="simple" xlink:href="#__RefHeading__19524_697337876" text:style-name="Index_20_Link" text:visited-style-name="Index_20_Link">Formatting characters directly<text:tab/>25</text:a></text:p>
            <text:p text:style-name="P126"><text:a xlink:type="simple" xlink:href="#__RefHeading___Toc14440_468984695" text:style-name="Index_20_Link" text:visited-style-name="Index_20_Link">Formatting tables<text:tab/>25</text:a></text:p>
            <text:p text:style-name="P126"><text:a xlink:type="simple" xlink:href="#__RefHeading___Toc14442_468984695" text:style-name="Index_20_Link" text:visited-style-name="Index_20_Link">AutoCorrection<text:tab/>26</text:a></text:p>
            <text:p text:style-name="P126"><text:a xlink:type="simple" xlink:href="#__RefHeading__19528_697337876" text:style-name="Index_20_Link" text:visited-style-name="Index_20_Link">Creating lists with styles<text:tab/>26</text:a></text:p>
            <text:p text:style-name="P127"><text:a xlink:type="simple" xlink:href="#__RefHeading___Toc50262_2682699403" text:style-name="Index_20_Link" text:visited-style-name="Index_20_Link">Vytváření odrážkových a číslovaných seznamů.<text:tab/>26</text:a></text:p>
            <text:p text:style-name="P127"><text:a xlink:type="simple" xlink:href="#__RefHeading___Toc14446_468984695" text:style-name="Index_20_Link" text:visited-style-name="Index_20_Link">Creating nested lists<text:tab/>27</text:a></text:p>
            <text:p text:style-name="P126"><text:a xlink:type="simple" xlink:href="#__RefHeading___Toc14448_468984695" text:style-name="Index_20_Link" text:visited-style-name="Index_20_Link">Creating lists with direct formatting<text:tab/>27</text:a></text:p>
            <text:p text:style-name="P127"><text:a xlink:type="simple" xlink:href="#__RefHeading___Toc50264_2682699403" text:style-name="Index_20_Link" text:visited-style-name="Index_20_Link">Vytváření odrážkových a číslovaných seznamů.<text:tab/>27</text:a></text:p>
            <text:p text:style-name="P127"><text:a xlink:type="simple" xlink:href="#__RefHeading___Toc29936_1431099649" text:style-name="Index_20_Link" text:visited-style-name="Index_20_Link">Creating nested lists<text:tab/>27</text:a></text:p>
            <text:p text:style-name="P126"><text:a xlink:type="simple" xlink:href="#__RefHeading___Toc19951_1611997718" text:style-name="Index_20_Link" text:visited-style-name="Index_20_Link">Nastavení kroků tabulátoru a odsazení<text:tab/>28</text:a></text:p>
            <text:p text:style-name="P126"><text:a xlink:type="simple" xlink:href="#__RefHeading__19506_6973378761" text:style-name="Index_20_Link" text:visited-style-name="Index_20_Link">Změna výchozí velikosti kroku tabulátoru<text:tab/>28</text:a></text:p>
            <text:p text:style-name="P126"><text:a xlink:type="simple" xlink:href="#__RefHeading___Toc14452_468984695" text:style-name="Index_20_Link" text:visited-style-name="Index_20_Link">Changing measurement units for tab stops and rulers<text:tab/>28</text:a></text:p>
            <text:p text:style-name="P126"><text:a xlink:type="simple" xlink:href="#__RefHeading__19530_697337876" text:style-name="Index_20_Link" text:visited-style-name="Index_20_Link">Dělení slov<text:tab/>29</text:a></text:p>
            <text:p text:style-name="P127"><text:a xlink:type="simple" xlink:href="#__RefHeading__83387_462712302" text:style-name="Index_20_Link" text:visited-style-name="Index_20_Link">Automatic hyphenation using styles<text:tab/>29</text:a></text:p>
            <text:p text:style-name="P127"><text:a xlink:type="simple" xlink:href="#__RefHeading___Toc14454_468984695" text:style-name="Index_20_Link" text:visited-style-name="Index_20_Link">Setting Hyphenation with Writing Aids<text:tab/>30</text:a></text:p>
            <text:p text:style-name="P127"><text:a xlink:type="simple" xlink:href="#__RefHeading__83389_462712302" text:style-name="Index_20_Link" text:visited-style-name="Index_20_Link">Ruční dělení slov<text:tab/>30</text:a></text:p>
            <text:p text:style-name="P185"><text:a xlink:type="simple" xlink:href="#__RefHeading__19534_697337876" text:style-name="Index_20_Link" text:visited-style-name="Index_20_Link">Formátování stránek<text:tab/>30</text:a></text:p>
            <text:p text:style-name="P126"><text:a xlink:type="simple" xlink:href="#__RefHeading___Toc6710_2032323426" text:style-name="Index_20_Link" text:visited-style-name="Index_20_Link">Vytváření záhlaví a zápatí<text:tab/>31</text:a></text:p>
            <text:p text:style-name="P127"><text:a xlink:type="simple" xlink:href="#__RefHeading__83391_462712302" text:style-name="Index_20_Link" text:visited-style-name="Index_20_Link">Vkládání záhlaví nebo zápatí<text:tab/>31</text:a></text:p>
            <text:p text:style-name="P127"><text:a xlink:type="simple" xlink:href="#__RefHeading___Toc14456_468984695" text:style-name="Index_20_Link" text:visited-style-name="Index_20_Link">Determining header and footer appearance<text:tab/>31</text:a></text:p>
            <text:p text:style-name="P127"><text:a xlink:type="simple" xlink:href="#__RefHeading__83393_462712302" text:style-name="Index_20_Link" text:visited-style-name="Index_20_Link">Inserting document title in headers and footers<text:tab/>32</text:a></text:p>
            <text:p text:style-name="P126"><text:a xlink:type="simple" xlink:href="#__RefHeading__19540_697337876" text:style-name="Index_20_Link" text:visited-style-name="Index_20_Link">Číslování stránek<text:tab/>32</text:a></text:p>
            <text:p text:style-name="P127"><text:a xlink:type="simple" xlink:href="#__RefHeading__83395_462712302" text:style-name="Index_20_Link" text:visited-style-name="Index_20_Link">Zobrazení čísla strany<text:tab/>32</text:a></text:p>
            <text:p text:style-name="P127"><text:a xlink:type="simple" xlink:href="#__RefHeading__83397_462712302" text:style-name="Index_20_Link" text:visited-style-name="Index_20_Link">Vkládání celkového počtu stránek<text:tab/>32</text:a></text:p>
            <text:p text:style-name="P127"><text:a xlink:type="simple" xlink:href="#__RefHeading__83399_462712302" text:style-name="Index_20_Link" text:visited-style-name="Index_20_Link">Restartování číslování stránek<text:tab/>33</text:a></text:p>
            <text:p text:style-name="P126"><text:a xlink:type="simple" xlink:href="#__RefHeading__19542_697337876" text:style-name="Index_20_Link" text:visited-style-name="Index_20_Link">Změna okrajů stránky<text:tab/>33</text:a></text:p>
            <text:p text:style-name="P126"><text:a xlink:type="simple" xlink:href="#__RefHeading___Toc5776_3942815394" text:style-name="Index_20_Link" text:visited-style-name="Index_20_Link">Adding a custom watermark to the page background<text:tab/>34</text:a></text:p>
            <text:p text:style-name="P185"><text:a xlink:type="simple" xlink:href="#__RefHeading__19544_697337876" text:style-name="Index_20_Link" text:visited-style-name="Index_20_Link">Přidávání komentářů do dokumentu<text:tab/>35</text:a></text:p>
            <text:p text:style-name="P126"><text:a xlink:type="simple" xlink:href="#__RefHeading___Toc14458_468984695" text:style-name="Index_20_Link" text:visited-style-name="Index_20_Link">Formatting comments<text:tab/>35</text:a></text:p>
            <text:p text:style-name="P126"><text:a xlink:type="simple" xlink:href="#__RefHeading___Toc14460_468984695" text:style-name="Index_20_Link" text:visited-style-name="Index_20_Link">Navigating through comments<text:tab/>35</text:a></text:p>
            <text:p text:style-name="P126"><text:a xlink:type="simple" xlink:href="#__RefHeading___Toc14462_468984695" text:style-name="Index_20_Link" text:visited-style-name="Index_20_Link">Printing comments<text:tab/>35</text:a></text:p>
            <text:p text:style-name="P185"><text:a xlink:type="simple" xlink:href="#__RefHeading__19546_697337876" text:style-name="Index_20_Link" text:visited-style-name="Index_20_Link">Vytváření obsahu<text:tab/>36</text:a></text:p>
            <text:p text:style-name="P185"><text:a xlink:type="simple" xlink:href="#__RefHeading__19548_697337876" text:style-name="Index_20_Link" text:visited-style-name="Index_20_Link">Vytváření rejstříků a seznamů použité literatury<text:tab/>36</text:a></text:p>
            <text:p text:style-name="P185"><text:a xlink:type="simple" xlink:href="#__RefHeading__19550_697337876" text:style-name="Index_20_Link" text:visited-style-name="Index_20_Link">Práce s obrázky<text:tab/>36</text:a></text:p>
            <text:p text:style-name="P185"><text:soft-page-break/><text:a xlink:type="simple" xlink:href="#__RefHeading__15546_508553458" text:style-name="Index_20_Link" text:visited-style-name="Index_20_Link">Tisk<text:tab/>37</text:a></text:p>
            <text:p text:style-name="P185"><text:a xlink:type="simple" xlink:href="#__RefHeading__15690_508553458" text:style-name="Index_20_Link" text:visited-style-name="Index_20_Link">Použití hromadné korespondence<text:tab/>37</text:a></text:p>
            <text:p text:style-name="P185"><text:a xlink:type="simple" xlink:href="#__RefHeading__19576_697337876" text:style-name="Index_20_Link" text:visited-style-name="Index_20_Link">Sledování změn v dokumentu<text:tab/>37</text:a></text:p>
            <text:p text:style-name="P185"><text:a xlink:type="simple" xlink:href="#__RefHeading__23424_697337876" text:style-name="Index_20_Link" text:visited-style-name="Index_20_Link">Používání polí<text:tab/>38</text:a></text:p>
            <text:p text:style-name="P185"><text:a xlink:type="simple" xlink:href="#__RefHeading__22921_697337876" text:style-name="Index_20_Link" text:visited-style-name="Index_20_Link">Linking and cross-referencing within a document<text:tab/>38</text:a></text:p>
            <text:p text:style-name="P126"><text:a xlink:type="simple" xlink:href="#__RefHeading__16987_537374987" text:style-name="Index_20_Link" text:visited-style-name="Index_20_Link">Používání hypertextových odkazů<text:tab/>38</text:a></text:p>
            <text:p text:style-name="P126"><text:a xlink:type="simple" xlink:href="#__RefHeading__19586_697337876" text:style-name="Index_20_Link" text:visited-style-name="Index_20_Link">Creating and using cross-references<text:tab/>38</text:a></text:p>
            <text:p text:style-name="P126"><text:a xlink:type="simple" xlink:href="#__RefHeading__19588_697337876" text:style-name="Index_20_Link" text:visited-style-name="Index_20_Link">Používání záložek<text:tab/>39</text:a></text:p>
            <text:p text:style-name="P185"><text:a xlink:type="simple" xlink:href="#__RefHeading__19580_697337876" text:style-name="Index_20_Link" text:visited-style-name="Index_20_Link">Používání hlavních dokumentů<text:tab/>40</text:a></text:p>
            <text:p text:style-name="P185"><text:a xlink:type="simple" xlink:href="#__RefHeading___Toc22935_609763248" text:style-name="Index_20_Link" text:visited-style-name="Index_20_Link">Classifying document contents<text:tab/>40</text:a></text:p>
            <text:p text:style-name="P185"><text:a xlink:type="simple" xlink:href="#__RefHeading__19582_697337876" text:style-name="Index_20_Link" text:visited-style-name="Index_20_Link">Vytváření vyplňovacích formulářů<text:tab/>40</text:a></text:p>
          </text:index-body>
        </text:table-of-content>
        <text:p text:style-name="P108"/>
      </text:section>
      <text:h text:style-name="P190" text:outline-level="1"><text:bookmark-start text:name="__RefHeading___Toc165235_4065674847"/>Co je Writer?<text:bookmark-end text:name="__RefHeading___Toc165235_4065674847"/></text:h>
      <text:p text:style-name="P5">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3003483170" text:style-name="List_20_1">
        <text:list-item>
          <text:p text:style-name="P135">šablony a styly (kapitola 3),</text:p>
        </text:list-item>
        <text:list-item>
          <text:p text:style-name="P135">různé způsoby rozvržení stránek, včetně rámců, sloupců a tabulek,</text:p>
        </text:list-item>
        <text:list-item>
          <text:p text:style-name="P136">automatizované obsahy a rejstříky</text:p>
        </text:list-item>
        <text:list-item>
          <text:p text:style-name="P135">obrázky, sešity a další objekty vložené přímo nebo jako odkaz,</text:p>
        </text:list-item>
        <text:list-item>
          <text:p text:style-name="P135">vestavěné nástroje na kreslení,</text:p>
        </text:list-item>
        <text:list-item>
          <text:p text:style-name="P135">hlavní dokumenty umožňující seskupit sadu dokumentů do jediného,</text:p>
        </text:list-item>
        <text:list-item>
          <text:p text:style-name="P135">sledování změn při úpravách dokumentu,</text:p>
        </text:list-item>
        <text:list-item>
          <text:p text:style-name="P135">propojení s databází, včetně seznamu použité literatury,</text:p>
        </text:list-item>
        <text:list-item>
          <text:p text:style-name="P136">hromadná korespondence</text:p>
        </text:list-item>
        <text:list-item>
          <text:p text:style-name="List_20_1">export do PDF včetně záložek (kapitola 10),</text:p>
        </text:list-item>
        <text:list-item>
          <text:p text:style-name="P137">elektronický podpis dokumentu</text:p>
        </text:list-item>
        <text:list-item>
          <text:p text:style-name="P137">návrh formuláře a vyplňování</text:p>
        </text:list-item>
        <text:list-item>
          <text:p text:style-name="P128">a mnoho dalších funkcí.</text:p>
        </text:list-item>
      </text:list>
      <text:p text:style-name="P5">Tyto funkce jsou podrobně popsány v příručce <text:span text:style-name="LOEmphasis">Writer Guide</text:span>.</text:p>
      <text:h text:style-name="P186"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117"><draw:frame draw:style-name="fr1" draw:name="Frame149" text:anchor-type="as-char" svg:width="16.835cm" draw:z-index="1"><draw:text-box fo:min-height="9.807cm"><text:p text:style-name="Caption"><draw:frame draw:style-name="fr12" draw:name="Image11" text:anchor-type="paragraph" svg:width="16.835cm" svg:height="8.511cm" draw:z-index="18"><draw:image xlink:href="Pictures/10000201000002D00000016CC95982B45E0140BE.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76"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9"><draw:text-box fo:min-height="4.918cm"><text:p text:style-name="Illustration"><draw:frame draw:style-name="fr13" draw:name="Image14" text:anchor-type="paragraph" svg:width="16.993cm" style:rel-width="100%" svg:height="4.918cm" style:rel-height="scale" draw:z-index="20"><draw:image xlink:href="Pictures/10000201000002CF000000D037F62BCB88712444.png" xlink:type="simple" xlink:show="embed" xlink:actuate="onLoad" loext:mime-type="image/png"/></draw:frame><text:span text:style-name="T7"><text:line-break/></text:span>Figure <text:sequence text:ref-name="refFigure1" text:name="Figure" text:formula="ooow:Figure+1" style:num-format="1">2</text:sequence>: Status bar components</text:p></draw:text-box></draw:frame></text:p>
      <text:p text:style-name="P112"/>
      <text:p text:style-name="Definition_20_Term"><text:span text:style-name="Definition">Číslo stránky</text:span></text:p>
      <text:p text:style-name="P97">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97">Pokud je v dokumentu definována alespoň jedna záložka, klepnutím pravým tlačítkem myši na toto pole zobrazíme seznam záložek; kliknutím na jednu ze zobrazených záložek budeme přesunuti v dokumentu na tuto záložku.</text:p>
      <text:p text:style-name="P97">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03">Počet slov a znaků</text:p>
      <text:p text:style-name="P97">Počet slov a znaků dokumentu se zobrazuje ve stavovém řádku, přičemž se během psaní průběžně aktualizuje. Pokud v dokumentu vybereme část textu, zobrazí se počet slov a znaků tohoto výběru..</text:p>
      <table:table table:name="Table39" table:style-name="Table39">
        <table:table-column table:style-name="Table39.A"/>
        <table:table-column table:style-name="Table39.B"/>
        <table:table-row table:style-name="Table39.1">
          <table:table-cell table:style-name="Table39.A1" office:value-type="string">
            <text:p text:style-name="P118"><draw:frame draw:style-name="fr14" draw:name="Image318" text:anchor-type="as-char" svg:width="3.942cm" svg:height="2.302cm" draw:z-index="2"><draw:image xlink:href="Pictures/1000000000000095000000578F6C2920DA79AD87.png" xlink:type="simple" xlink:show="embed" xlink:actuate="onLoad" loext:mime-type="image/png"/></draw:frame></text:p>
          </table:table-cell>
          <table:table-cell table:style-name="Table39.A1" office:value-type="string">
            <text:p text:style-name="P118"><draw:frame draw:style-name="fr15" draw:name="Image319" text:anchor-type="as-char" svg:width="5.556cm" svg:height="2.275cm" draw:z-index="3"><draw:image xlink:href="Pictures/10000000000000D20000005626BDBF0360220B6B.png" xlink:type="simple" xlink:show="embed" xlink:actuate="onLoad" loext:mime-type="image/png"/></draw:frame></text:p>
          </table:table-cell>
        </table:table-row>
      </table:table>
      <text:p text:style-name="P97">Podrobnější statistiku, například počet znaků bez mezer, zobrazíme tím, že ve stavovém řádku poklepeme na pole počtu slov nebo zvolíme <text:span text:style-name="LOMenuPath">Nástroje &gt; Počet slov</text:span>.</text:p>
      <text:p text:style-name="P97">You can also see the number of words and characters (and other information including the number of pages, tables, and graphics) in the entire document in <text:span text:style-name="LOMenuPath">File &gt; Properties &gt; Statistics</text:span>.</text:p>
      <text:p text:style-name="P103">Styl stránky</text:p>
      <text:p text:style-name="P97">Zobrazuje styl aktuální stránky. Tento styl změníme tím, že na toto pole klepneme pravým tlačítkem. Zobrazí se seznam stylů, z něhož klepnutím jeden zvolíme.</text:p>
      <text:p text:style-name="P97">Chceme-li styl aktuální stránky upravit, na pole poklepeme. Otevře se dialogové okno Styl stránky.</text:p>
      <text:p text:style-name="P103">Jazyk</text:p>
      <text:p text:style-name="P97">Zobrazuje jazyk textu na pozici kurzoru nebo vybraného textu,  což je využito ke kontrole pravopisu, dělení slov a slovníku synonym.</text:p>
      <text:p text:style-name="P97">Klepnutím otevřeme nabídku, ze které můžeme pro vybraný text nebo odstavec, ve kterém se nachází kurzor, zvolit jiný jazyk. You can also choose <text:span text:style-name="LOMenuPath">None (Do not check spelling)</text:span> <text:soft-page-break/>to exclude the text from a spelling check or choose <text:span text:style-name="LOMenuPath">More</text:span> to open the Character dialog. V této nabídce můžeme také odstranit i všechna přímá nastavení jazyka a obnovit výchozí jazyk.</text:p>
      <text:p text:style-name="P103">Režim vkládání</text:p>
      <text:p text:style-name="P97">Pokud program je v režimu vkládání, je tato oblast prázdná. Click to change to <text:span text:style-name="LOEmphasis">Overwrite</text:span> mode; click again to return to Insert mode. V režimu vkládání se text za kurzorem odsouvá a vytváří se tak prostor pro psaný text; v režimu přepisování se text za kurzorem přepisuje. This feature is disabled when in <text:span text:style-name="LOMenuPath">Record Changes</text:span> mode.</text:p>
      <text:p text:style-name="P103">Režim výběru</text:p>
      <text:p text:style-name="P99">Klepnutím zvolíme různé režimy výběru. A context menu displays the available options. Howevering the mouse pointer over this field, also displays a tooltip that shows which mode is active. Note that the icon does not change.</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znam</text:p>
          </table:table-cell>
        </table:table-row>
        <table:table-row table:style-name="Table40.1">
          <table:table-cell table:style-name="Table40.A2" office:value-type="string">
            <text:p text:style-name="P96">Standardní výběr</text:p>
          </table:table-cell>
          <table:table-cell table:style-name="Table40.B2" office:value-type="string">
            <text:p text:style-name="P96">Klepneme do textu tam, kam chceme umístit kurzor, nebo klepneme do buňky a tím ji aktivujeme. Jiný výběr se přitom zruší.</text:p>
          </table:table-cell>
        </table:table-row>
        <table:table-row table:style-name="Table40.1">
          <table:table-cell table:style-name="Table40.A2" office:value-type="string">
            <text:p text:style-name="P96">Rozšiřitelný výběr (<text:span text:style-name="LOKeystroke">F8</text:span>)</text:p>
          </table:table-cell>
          <table:table-cell table:style-name="Table40.B3" office:value-type="string">
            <text:p text:style-name="P96">Klepnutím do textu rozšíří nebo omezí aktuální výběr.</text:p>
          </table:table-cell>
        </table:table-row>
        <table:table-row table:style-name="Table40.1">
          <table:table-cell table:style-name="Table40.A2" office:value-type="string">
            <text:p text:style-name="P96">Doplnitelný výběr <text:span text:style-name="LOKeystroke">(Shift+F8) </text:span></text:p>
          </table:table-cell>
          <table:table-cell table:style-name="Table40.B2" office:value-type="string">
            <text:p text:style-name="P96">A new, separate selection is added to an existing selection. Výsledkem je vícenásobný výběr.</text:p>
          </table:table-cell>
        </table:table-row>
        <table:table-row table:style-name="Table40.1">
          <table:table-cell table:style-name="Table40.A5" office:value-type="string">
            <text:p text:style-name="P96">Výběr bloku <text:span text:style-name="LOKeystroke">(Ctrl+Shift+F8)</text:span></text:p>
          </table:table-cell>
          <table:table-cell table:style-name="Table40.B5" office:value-type="string">
            <text:p text:style-name="P96">Lze vybrat blok textu.</text:p>
          </table:table-cell>
        </table:table-row>
      </table:table>
      <text:p text:style-name="P97">V systému Windows můžeme blok textu vybrat i tím, že během tažení myší podržíme klávesu <text:span text:style-name="LOKeystroke">Alt</text:span>. Není třeba tedy používat režim výběru bloku.</text:p>
      <text:p text:style-name="P103"><text:alphabetical-index-mark text:string-value="označení neuložených změn"/>Stav změn dokumentu</text:p>
      <text:p text:style-name="P97">Ikona (<draw:frame draw:style-name="fr16" draw:name="graphics97" text:anchor-type="as-char" svg:y="-0.379cm" svg:width="0.6cm" svg:height="0.48cm" draw:z-index="21"><draw:image xlink:href="Pictures/100002010000001800000013D19C27939F168F0D.png" xlink:type="simple" xlink:show="embed" xlink:actuate="onLoad" loext:mime-type="image/png"/></draw:frame>) v tomto poli značí, že v dokumentu jsou uložené změny. Pokud byl dokument upraven a změny nebyly uloženy, změní se ikona na (<draw:frame draw:style-name="fr17" draw:name="graphics98" text:anchor-type="as-char" svg:y="-0.439cm" svg:width="0.58cm" svg:height="0.54cm" draw:z-index="22"><draw:image xlink:href="Pictures/1000020100000016000000110CA4EF27CAF58FCE.png" xlink:type="simple" xlink:show="embed" xlink:actuate="onLoad" loext:mime-type="image/png"/></draw:frame>). Kliknutím na ikonu neuložené změny dokument uložíme.</text:p>
      <text:p text:style-name="P103">Elektronický podpis</text:p>
      <text:p text:style-name="P97">Pokud byl dokument elektronicky podepsán, zobrazí se v tomto poli ikona (<draw:frame draw:style-name="fr18" draw:name="graphics99" text:anchor-type="as-char" svg:y="-0.377cm" svg:width="0.478cm" svg:height="0.478cm" draw:z-index="23"><draw:image xlink:href="Pictures/1000020100000010000000105F927194C0B9290D.png" xlink:type="simple" xlink:show="embed" xlink:actuate="onLoad" loext:mime-type="image/png"/></draw:frame>). V opačném případě pole zůstane prázdné. To sign the document, or to view the certificate, click the icon.</text:p>
      <text:p text:style-name="P103">Informace o sekci nebo objektu</text:p>
      <text:p text:style-name="P97">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LOEmphasis">Writer Guide</text:span>.</text:p>
      <text:p text:style-name="P103"><text:reference-mark-start text:name="View layout"/>Režim zobrazení<text:reference-mark-end text:name="View layout"/></text:p>
      <text:p text:style-name="P97">Klepnutím na ikonu změníme režim zobrazení na jednu stránku, dvoustránkový nebo režim knihy. Výsledek závisí na kombinaci šířky okna a míry použitého přiblížení. Dokument můžeme upravovat v jakémkoliv režimu zobrazení. See Figure <text:sequence-ref text:reference-format="value" text:ref-name="refFigure2">3</text:sequence-ref>.</text:p>
      <text:p text:style-name="P103"><text:alphabetical-index-mark text:string-value="přiblížení"/><text:alphabetical-index-mark text:string-value="přiblížení" text:key1="Writer"/>Přiblížení</text:p>
      <text:p text:style-name="P97">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idět v okně dokumentu.</text:p>
      <text:p text:style-name="P115"><draw:frame draw:style-name="fr19" draw:name="Image320" text:anchor-type="as-char" svg:width="5.156cm" svg:height="0.711cm" draw:z-index="24"><draw:image xlink:href="Pictures/10000000000000C30000001B311024D7EB2032AA.png" xlink:type="simple" xlink:show="embed" xlink:actuate="onLoad" loext:mime-type="image/png"/></draw:frame></text:p>
      <text:p text:style-name="P115"><text:soft-page-break/><draw:frame draw:style-name="fr3" draw:name="Frame512" text:anchor-type="as-char" svg:width="11.952cm" draw:z-index="25"><draw:text-box fo:min-height="7.2cm"><text:p text:style-name="Caption"><draw:frame draw:style-name="fr12" draw:name="Image321" text:anchor-type="paragraph" svg:width="10.017cm" svg:height="6.315cm" draw:z-index="26"><draw:image xlink:href="Pictures/1000000000000218000001764CB481A02F8A064B.png" xlink:type="simple" xlink:show="embed" xlink:actuate="onLoad" loext:mime-type="image/png"/></draw:frame>Figure <text:sequence text:ref-name="refFigure2" text:name="Figure" text:formula="ooow:Figure+1" style:num-format="1">3</text:sequence>: View layouts: single, side-by-side, book.</text:p></draw:text-box></draw:frame></text:p>
      <text:h text:style-name="P176" text:outline-level="2"><text:bookmark-start text:name="__RefHeading__3714_2003494879"/>Postranní lišta<text:bookmark-end text:name="__RefHeading__3714_2003494879"/></text:h>
      <text:p text:style-name="P5">The Sidebar (Figure <text:sequence-ref text:reference-format="value" text:ref-name="refFigure3">4</text:sequence-ref>) is normally open by default on the right side of the Writer window. If necessary, select <text:span text:style-name="LOMenuPath">View &gt; Sidebar</text:span> from the Menu bar to display it. The Sidebar also has a Hide/Show button.</text:p>
      <text:p text:style-name="P116"><draw:frame draw:style-name="fr2" draw:name="Frame130" text:anchor-type="as-char" svg:width="15.295cm" draw:z-index="27"><draw:text-box fo:min-height="13.282cm"><text:p text:style-name="P111"><draw:frame draw:style-name="fr12" draw:name="Image5" text:anchor-type="paragraph" svg:width="16.671cm" svg:height="13.76cm" draw:z-index="28"><draw:image xlink:href="Pictures/100000000000027600000208D85B2942DF7D35C3.png" xlink:type="simple" xlink:show="embed" xlink:actuate="onLoad" loext:mime-type="image/png"/></draw:frame>Figure <text:sequence text:ref-name="refFigure3" text:name="Figure" text:formula="ooow:Figure+1" style:num-format="1">4</text:sequence>: <text:span text:style-name="T17">Default </text:span>Properties panel of Sidebar in Writer</text:p></draw:text-box></draw:frame></text:p>
      <text:p text:style-name="P100"><text:soft-page-break/>The Writer Sidebar contains five decks by default: <text:span text:style-name="LOEmphasis">Properties, Page, Styles, Gallery, and Navigator</text:span>. If you have selected <text:span text:style-name="LOEmphasis">Enable experimental features</text:span> in <text:span text:style-name="LOMenuPath">Tools &gt; Options &gt; LibreOffice &gt; Advanced</text:span>, a sixth deck (<text:span text:style-name="LOEmphasis">Manage Changes</text:span>) will appear, and a seventh (<text:span text:style-name="LOEmphasis">Design</text:span>) can be selected in <text:span text:style-name="LOMenuPath">Sidebar Settings &gt; Customization</text:span>. Each deck has a corresponding icon on the <text:alphabetical-index-mark text:string-value="Panel karet"/>Tab bar on the right of the sidebar, allowing you to switch between them.</text:p>
      <text:p text:style-name="P5">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P5">Some panels contain a small <text:span text:style-name="LOStrongEmphasis">More Options</text:span> button (<text:span text:style-name="T19"><draw:frame draw:style-name="fr20" draw:name="Image322" text:anchor-type="as-char" svg:y="-0.48cm" svg:width="0.7cm" svg:height="0.69cm" draw:z-index="4"><draw:image xlink:href="Pictures/100000000000001800000019BC19EC5D12227536.png" xlink:type="simple" xlink:show="embed" xlink:actuate="onLoad" loext:mime-type="image/png"/></draw:frame></text:span>), which opens a dialog to give greater choice of editing controls. When a dialog is open, the document is locked for editing until the dialog is closed.</text:p>
      <text:p text:style-name="P5">Jednotlivé karty jsou popsány níže.</text:p>
      <text:h text:style-name="Heading_20_3" text:outline-level="3"><text:bookmark-start text:name="__RefHeading___Toc14400_468984695"/><text:span text:style-name="Strong_20_Emphasis">Properties Deck</text:span><text:bookmark-end text:name="__RefHeading___Toc14400_468984695"/></text:h>
      <text:p text:style-name="Text_20_body">Contains tools for direct formatting within the document. </text:p>
      <text:p text:style-name="Text_20_body_20_indent"><text:s/>For <text:span text:style-name="LOStrongEmphasis">text editing, t</text:span>he default view shows tools organized into three panels:</text:p>
      <text:list xml:id="list1364852679" text:style-name="List_20_2">
        <text:list-item>
          <text:p text:style-name="List_20_2"><text:span text:style-name="LOEmphasis">Styles: </text:span>Apply a paragraph style at the cursor position. Vytvoří nebo aktualizuje styl.</text:p>
        </text:list-item>
        <text:list-item>
          <text:p text:style-name="List_20_2"><text:span text:style-name="LOEmphasis">Znak</text:span>: úprava textu změnou typu písma a jeho velikosti, barvy, tloušťky, stylu a rozestupů.</text:p>
        </text:list-item>
        <text:list-item>
          <text:p text:style-name="P122"><text:span text:style-name="LOEmphasis">Odstavec</text:span>: úprava stylu odstavce změnou zarovnání a nastavením typu seznamu, barvy pozadí, odsazení a rozestupů.</text:p>
        </text:list-item>
      </text:list>
      <text:p text:style-name="Text_20_body">Additional panels appear when specific types of items are selected:</text:p>
      <text:p text:style-name="Text_20_body_20_indent">Pokud je vybrán obrázek, otevřou se následující panely:</text:p>
      <text:list xml:id="list155660675698047" text:continue-numbering="true" text:style-name="List_20_2">
        <text:list-item>
          <text:p text:style-name="P123"><text:span text:style-name="LOEmphasis">Area:</text:span> Modify the graphic background area fill mode and transparency. Further colors, gradients, hatching, patterns, and bitmap selection and importing are available in <text:span text:style-name="LOStrongEmphasis">More Options</text:span>.</text:p>
        </text:list-item>
        <text:list-item>
          <text:p text:style-name="P124"><text:span text:style-name="LOEmphasis">Image:</text:span> Modify the graphic’s brightness, contrast, color mode and transparency.</text:p>
        </text:list-item>
        <text:list-item>
          <text:p text:style-name="P124"><text:span text:style-name="LOEmphasis">Wrap: Modify wrap and spacing where these are available.</text:span></text:p>
        </text:list-item>
        <text:list-item>
          <text:p text:style-name="P125"><text:span text:style-name="LOEmphasis">Position and Size:</text:span> Modify width and height.</text:p>
        </text:list-item>
      </text:list>
      <text:p text:style-name="Text_20_body_20_indent">Pokud je vybrán objekt kresby, k dispozici jsou následující panely:</text:p>
      <text:list xml:id="list155659578753539" text:continue-numbering="true" text:style-name="List_20_2">
        <text:list-item>
          <text:p text:style-name="P125"><text:span text:style-name="LOEmphasis">Area:</text:span> Modify fill and transparency.</text:p>
        </text:list-item>
        <text:list-item>
          <text:p text:style-name="P125"><text:span text:style-name="LOEmphasis">Wrap:</text:span> <text:s/>Modify wrap and spacing.</text:p>
        </text:list-item>
        <text:list-item>
          <text:p text:style-name="P125"><text:span text:style-name="LOEmphasis">Position and Size:</text:span> Edit width, height, rotation, and flip attributes.</text:p>
        </text:list-item>
      </text:list>
      <text:p text:style-name="Text_20_body_20_indent">Pokud je vybrán rámec, otevře se panel Obtékání. Jeho položky však mohou být neaktivní, pokud obtékání není možné.</text:p>
      <text:p text:style-name="Text_20_body_20_indent">If a video or audio clip is inserted by selecting Insert &gt; Media &gt; Audio or Visual, the following panel opens when the clip is selected:</text:p>
      <text:list xml:id="list155661424094842" text:continue-numbering="true" text:style-name="List_20_2">
        <text:list-item>
          <text:p text:style-name="List_20_2">Media Playback: Control for play, pause, stop, seek, loop, and volume</text:p>
        </text:list-item>
        <text:list-item>
          <text:p text:style-name="List_20_2">Position and Size: <text:span text:style-name="T10"><text:s/></text:span>Modify width and height.</text:p>
        </text:list-item>
      </text:list>
      <text:h text:style-name="Heading_20_3" text:outline-level="3"><text:bookmark-start text:name="__RefHeading___Toc14402_468984695"/><text:span text:style-name="LOStrongEmphasis">Page Deck</text:span> <text:bookmark-end text:name="__RefHeading___Toc14402_468984695"/></text:h>
      <text:p text:style-name="Text_20_body">Modifies the page style to change the most commonly used page properties. It is organized in four panels: </text:p>
      <text:list xml:id="list155659805475446" text:continue-list="list3003483170" text:style-name="List_20_1">
        <text:list-item>
          <text:p text:style-name="P129">Format modifies the size, width, height, orientation, and page margins; </text:p>
        </text:list-item>
        <text:list-item>
          <text:p text:style-name="P129"><text:soft-page-break/>Styles modifies the numbering scheme, background, page layout (specifies whether the page style should apply to odd or even pages or to both), and columns; </text:p>
        </text:list-item>
        <text:list-item>
          <text:p text:style-name="P129">Header and Footer modify the respective margins, spacing, and content across pages.</text:p>
        </text:list-item>
      </text:list>
      <text:list xml:id="list1455869948" text:style-name="Heading_20_Caution">
        <text:list-item>
          <text:p text:style-name="Heading_20_Caution">Upozornění</text:p>
        </text:list-item>
      </text:list>
      <text:p text:style-name="P102">Be aware that by changing the options on the Page deck, you will change the page style in use, modifying not only the current page but all pages in the document using the same page style.</text:p>
      <text:h text:style-name="Heading_20_3" text:outline-level="3"><text:bookmark-start text:name="__RefHeading___Toc14404_468984695"/><text:span text:style-name="LOStrongEmphasis">Styles Deck</text:span><text:bookmark-end text:name="__RefHeading___Toc14404_468984695"/></text:h>
      <text:p text:style-name="P29">Manages the styles used in the document. This includes applying existing styles, modifying them, or creating new ones. You can preview the changes by checking <text:span text:style-name="LOStrongEmphasis">Show Previews</text:span> at the bottom.</text:p>
      <text:h text:style-name="Heading_20_3" text:outline-level="3"><text:bookmark-start text:name="__RefHeading___Toc14406_468984695"/><text:span text:style-name="LOStrongEmphasis">Gallery Deck</text:span><text:bookmark-end text:name="__RefHeading___Toc14406_468984695"/></text:h>
      <text:p text:style-name="P29">Contains images and diagrams included in the Gallery themes. The Gallery has two sections. The first lists the themes by name (Arrows, Background, Diagrams, etc.) and the second displays the images in the selected category. Select the <text:span text:style-name="LOMenuPath">New Theme</text:span> button to create new categories. To insert an image into a file, or add a new image to the new category, drag and drop the selected image.</text:p>
      <text:h text:style-name="Heading_20_3" text:outline-level="3"><text:bookmark-start text:name="__RefHeading___Toc14408_468984695"/><text:span text:style-name="LOStrongEmphasis">Navigator Deck</text:span><text:bookmark-end text:name="__RefHeading___Toc14408_468984695"/></text:h>
      <text:p text:style-name="P29">Makes it easy to navigate to specific types of content and to reorganize contents based on <text:s/>categories, such as headings, tables, frames, graphics, etc. This deck is similar to the floating toolbar that can be opened from <text:span text:style-name="LOMenuPath">View &gt; Navigator</text:span> on the Menu bar or the <text:span text:style-name="LOMenuPath">Navigator</text:span> button on the Standard Toolbar, or by pressing <text:span text:style-name="LOKeystroke">F5</text:span>. However, the Sidebar Navigator does not contain a <text:span text:style-name="LOMenuPath">List Box On/Off</text:span> button that reduces the size of the window.</text:p>
      <text:h text:style-name="Heading_20_3" text:outline-level="3"><text:bookmark-start text:name="__RefHeading___Toc14410_468984695"/><text:span text:style-name="LOStrongEmphasis">Manage Changes Deck</text:span><text:bookmark-end text:name="__RefHeading___Toc14410_468984695"/></text:h>
      <text:p text:style-name="P29">Lists all changes made to the document since the Track Changes mode was activated. This deck is an alternative view of the Manage Changes dialog that can be opened from <text:span text:style-name="LOMenuPath">Edit &gt; Track Changes &gt; Manage Changes</text:span> on the Menu bar. This tab is available only when <text:span text:style-name="LOMenuPath">Enable experimental features</text:span> has been selected in <text:span text:style-name="LOMenuPath">Tools &gt; Options &gt; LibreOffice &gt; Advanced</text:span>.</text:p>
      <text:h text:style-name="Heading_20_3" text:outline-level="3"><text:bookmark-start text:name="__RefHeading___Toc14412_468984695"/><text:span text:style-name="LOMenuPath">Design Deck</text:span><text:bookmark-end text:name="__RefHeading___Toc14412_468984695"/></text:h>
      <text:p text:style-name="P29">Provides quick access to themes (fonts and colors) and style presets. This deck is available only when Experimental Features is enabled in<text:span text:style-name="LOMenuPath"> Tools &gt; Options &gt; LibreOffice &gt; Advanced</text:span> and when the deck is selected in <text:span text:style-name="LOMenuPath">Sidebar Settings &gt; Customization</text:span>. </text:p>
      <text:h text:style-name="P186"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P5">Writer has three ways to view a document: Normal, Web, and Full Screen. To change the view, go to the <text:span text:style-name="LOMenuPath">View</text:span> menu and click on the desired view. </text:p>
      <text:p text:style-name="Definition_20_Term">Běžné zobrazení</text:p>
      <text:p text:style-name="Text_20_body_20_indent">Previously called Print Layout, Normal is the default view in Writer. In this view, you can use the View Layout icons and the Zoom slider on the Status bar to change the magnification. You can set these same options by choosing <text:span text:style-name="LOMenuPath">View &gt; Zoom &gt; Zoom</text:span> from the menu bar to display the <text:alphabetical-index-mark text:string-value="přiblížení" text:key1="Writer"/><text:alphabetical-index-mark text:string-value="přiblížení"/>Zoom &amp; View Layout dialog.</text:p>
      <text:p text:style-name="Text_20_body_20_indent">Normal view also allows you to hide or show the headers and footers and the gap between pages. To do this, choose <text:span text:style-name="LOMenuPath">View &gt; Hide Whitespace</text:span> from the Menu bar. When activated, a check mark appears next to the option. This also hides headers, footers, and white space in Full Screen view. Note that this only works when single-page view is activated in the Status Bar. </text:p>
      <text:p text:style-name="Definition_20_Term"><text:soft-page-break/>Web Layout view</text:p>
      <text:p text:style-name="Text_20_body_20_indent">In Web Layout view, you can use only the Zoom slider; the View Layout buttons on the Status bar are disabled, and most of the choices on the Zoom &amp; View Layout dialog are not available. In Web layout there is no visual indication of page boundaries.</text:p>
      <text:p text:style-name="Definition_20_Term">Full Screen view</text:p>
      <text:p text:style-name="Text_20_body_20_indent">In Full Screen view, the document is displayed using the zoom and layout settings previously selected in the other views. To exit Full Screen view and return to Normal view, press the <text:span text:style-name="LOKeystroke">Esc</text:span> key or toggle the Full Screen button on the floating toolbar in the t<text:bookmark-start text:name="__RefHeading__19484_697337876"/>op left-hand corner. You can also use <text:span text:style-name="LOKeystroke">Ctrl+Shift+J</text:span> to toggle between Full Screen and Normal views.<text:bookmark-end text:name="__RefHeading__19484_697337876"/></text:p>
      <text:h text:style-name="Heading_20_1" text:outline-level="1"><text:bookmark-start text:name="__RefHeading___Toc14414_468984695"/>Rychlý pohyb v dokumentu<text:bookmark-end text:name="__RefHeading___Toc14414_468984695"/></text:h>
      <text:h text:style-name="P177" text:outline-level="2"><text:bookmark-start text:name="__RefHeading___Toc11243_4002210151"/>Použití Navigátoru<text:bookmark-end text:name="__RefHeading___Toc11243_4002210151"/></text:h>
      <text:p text:style-name="P5">In addition to the navigation features of the Status Bar (described above), you can use the Navigator window and the Navigation toolbar, from either the Standard toolbar or from the Sidebar, as described in Chapter 1, Introducing LibreOffice.</text:p>
      <text:p text:style-name="P30">The Navigation toolbar (Figure <text:sequence-ref text:reference-format="value" text:ref-name="refFigure4">5</text:sequence-ref>), created from the down arrow of the Navigator window, shows buttons for all the object types shown in the Navigator.</text:p>
      <text:p text:style-name="P115"><draw:frame draw:style-name="fr4" draw:name="Frame401" text:anchor-type="as-char" svg:width="7.639cm" draw:z-index="29"><draw:text-box fo:min-height="3.272cm"><text:p text:style-name="Caption"><draw:frame draw:style-name="fr12" draw:name="Image323" text:anchor-type="paragraph" svg:width="6.96cm" svg:height="2.783cm" draw:z-index="30"><draw:image xlink:href="Pictures/100000000000015D000000A56099D2F33059AA88.png" xlink:type="simple" xlink:show="embed" xlink:actuate="onLoad" loext:mime-type="image/png"/></draw:frame>Figure <text:sequence text:ref-name="refFigure4" text:name="Figure" text:formula="ooow:Figure+1" style:num-format="1">5</text:sequence>: Navigation toolbar</text:p></draw:text-box></draw:frame></text:p>
      <text:p text:style-name="P5">When the button is selected for a specific object type, clicking the <text:span text:style-name="LOMenuPath">Previous</text:span> and <text:span text:style-name="LOMenuPath">Next</text:span> buttons will jump to the previous or next occurrence of the object. To je užitečné zejména při hledání určitých objektů, jako jsou například položky rejstříku, které se jinak v textu těžko hledají. The names of the buttons (shown in the tooltips) change to match the selected category, such as <text:span text:style-name="LOMenuPath">Next Graphic</text:span>, <text:span text:style-name="LOMenuPath">Next Bookmark</text:span>, or <text:span text:style-name="LOMenuPath">Continue search forward</text:span>.</text:p>
      <text:p text:style-name="P5">Více informací o používání okna Navigátor v programu Writer se nachází v příručce <text:span text:style-name="LOEmphasis">Writer Guide</text:span>.</text:p>
      <text:h text:style-name="P178" text:outline-level="2"><text:bookmark-start text:name="__RefHeading___Toc11245_4002210151"/>Using Go to Page Option<text:bookmark-end text:name="__RefHeading___Toc11245_4002210151"/></text:h>
      <text:p text:style-name="Text_20_body">To move to a page in the document use the menu: <text:span text:style-name="LOMenuPath">Edit &gt; Go to Page</text:span> or the keyboard shortcut <text:span text:style-name="LOKeystroke">CTRL + G</text:span> to open the Go To Page dialog (Figure <text:span text:style-name="T16"><text:sequence-ref text:reference-format="value" text:ref-name="refFigure5">6</text:sequence-ref></text:span>). It initially shows the number of the current page and the number of pages in the document. Then type the number of the required destination page into the text box and click the <text:span text:style-name="LOStrongEmphasis">OK</text:span> button.</text:p>
      <text:p text:style-name="P121"><draw:frame draw:style-name="fr2" draw:name="Frame2" text:anchor-type="as-char" svg:width="5.387cm" draw:z-index="31"><draw:text-box fo:min-height="3.678cm"><text:p text:style-name="Caption"><draw:frame draw:style-name="fr13" draw:name="Image3" text:anchor-type="paragraph" svg:width="4.396cm" style:rel-width="85%" svg:height="3.117cm" style:rel-height="scale" draw:z-index="32"><draw:image xlink:href="Pictures/10000000000000C40000008B6D84719EBEFE5130.png" xlink:type="simple" xlink:show="embed" xlink:actuate="onLoad" loext:mime-type="image/png"/></draw:frame><text:span text:style-name="T7"><text:line-break/></text:span>Figure <text:sequence text:ref-name="refFigure5" text:name="Figure" text:formula="ooow:Figure+1" style:num-format="1">6</text:sequence>: Go to Page dialog</text:p></draw:text-box></draw:frame></text:p>
      <text:h text:style-name="P186" text:outline-level="1"><text:bookmark-start text:name="__RefHeading__19486_697337876"/><text:soft-page-break/>Práce s dokumenty<text:bookmark-end text:name="__RefHeading__19486_697337876"/></text:h>
      <text:p text:style-name="P5">Chapter 1, Introducing LibreOffice, includes instructions on creating new documents, opening existing documents, saving documents, accessing remote servers, and password-protecting documents. Kapitola 3 Používání stylů a šablon obsahuje informace o tom, jak lze dokument vytvořit ze šablony.</text:p>
      <text:p text:style-name="P28">By default, LibreOffice creates and saves files in the OpenDocument file format (ODF), a standardized file format (ISO-IEC 26300) used by many software applications. Writer documents have the extension .ODT.</text:p>
      <text:list xml:id="list794655706" text:style-name="Heading_20_Tip">
        <text:list-item>
          <text:p text:style-name="P145">Tip</text:p>
        </text:list-item>
      </text:list>
      <text:p text:style-name="P69">Whenever possible to choose the document file format, choose the default ODF format. This reduces the possibility of errors.</text:p>
      <text:h text:style-name="P176" text:outline-level="2"><text:bookmark-start text:name="__RefHeading__19488_697337876"/>Ukládání ve formátu Microsoft Word<text:bookmark-end text:name="__RefHeading__19488_697337876"/></text:h>
      <text:p text:style-name="P5">If you need to exchange documents with users of Microsoft Word who are unwilling or unable to receive .ODT files, you can open, edit, and save documents in Microsoft Word formats.</text:p>
      <text:p text:style-name="P85">You can also create and edit .ODT files and then save them as .DOC or .DOCX files. Provedeme to následovně:</text:p>
      <text:list xml:id="list1281031762" text:style-name="Numbering_20_1">
        <text:list-item text:start-value="1">
          <text:p text:style-name="P153"><text:span text:style-name="LOStrongEmphasis">Important</text:span>—First save your document in the file format used by LibreOffice Writer (.ODT). Pokud to neuděláme, všechny změny, které provedeme od posledního uložení, se objeví pouze ve verzi ve formátu Microsoft Word. Also, saving in ODF format enables you to re-save or modify the document if the recipient of your document experiences trouble with the Microsoft format.</text:p>
        </text:list-item>
        <text:list-item>
          <text:p text:style-name="P158">Poté zvolíme <text:span text:style-name="LOMenuPath">Soubor &gt; Uložit jako</text:span>.</text:p>
        </text:list-item>
        <text:list-item>
          <text:p text:style-name="P158">On the Save As dialog, in the <text:span text:style-name="LOMenuPath">File type</text:span> (or <text:span text:style-name="LOStrongEmphasis">Save as type</text:span>) drop-down menu, select the type of Word format you need. You may also choose to change the file name.</text:p>
        </text:list-item>
        <text:list-item>
          <text:p text:style-name="P158">Click <text:span text:style-name="LOStrongEmphasis">Save.</text:span></text:p>
        </text:list-item>
      </text:list>
      <text:p text:style-name="P5">This creates a separate document with a different file extension (such as .DOCX). Od této chvíle se <text:span text:style-name="LOEmphasis">všechny změny, které provedeme, budou ukládat pouze v tomto novém dokumentu</text:span>. <text:s/>If you want to go back to working with the ODT version of your document, you must open it again.</text:p>
      <text:list xml:id="list155660698659099" text:continue-list="list794655706" text:style-name="Heading_20_Tip">
        <text:list-item>
          <text:p text:style-name="P146">Tip</text:p>
        </text:list-item>
      </text:list>
      <text:p text:style-name="Text_20_Note">To have Writer save documents by default in a Microsoft Word file format, go to <text:span text:style-name="LOMenuPath">Tools &gt; Options &gt; Load/Save &gt; General</text:span>. V části <text:span text:style-name="LOEmphasis">Výchozí formát souborů a nastavení ODF</text:span> zvolíme v položce <text:span text:style-name="LOMenuPath">Typ dokumentu</text:span> <text:span text:style-name="LOMenuPath">Textový dokument</text:span> a v položce <text:span text:style-name="LOEmphasis">Vždy ukládat jako</text:span> zvolíme svůj upřednostňovaný formát.</text:p>
      <text:h text:style-name="P186" text:outline-level="1"><text:bookmark-start text:name="__RefHeading___Toc20102_1611997718"/>Používání vestavěných jazykových nástrojů<text:bookmark-end text:name="__RefHeading___Toc20102_1611997718"/></text:h>
      <text:p text:style-name="P5">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P179" text:outline-level="2"><text:bookmark-start text:name="__RefHeading___Toc14416_468984695"/><text:soft-page-break/>Options for applying languages<text:bookmark-end text:name="__RefHeading___Toc14416_468984695"/></text:h>
      <text:list xml:id="list155661605642853" text:continue-numbering="true" text:style-name="Heading_20_Tip">
        <text:list-item>
          <text:p text:style-name="P148">Tip</text:p>
        </text:list-item>
      </text:list>
      <text:p text:style-name="Text_20_Note">The language used at the location of the cursor is shown in the Status Bar, next to the page style in use.</text:p>
      <text:h text:style-name="P139" text:outline-level="3"><text:bookmark-start text:name="__RefHeading___Toc50250_2682699403"/>Používání stylů<text:bookmark-end text:name="__RefHeading___Toc50250_2682699403"/></text:h>
      <text:p text:style-name="P53">Languages can be set on the Font tab of the Paragraph Styles dialog or of the Character Styles dialog.</text:p>
      <text:p text:style-name="P49">See the <text:span text:style-name="LOEmphasis">Writer Guide</text:span> for information on how to manage the language settings of a style.</text:p>
      <text:list xml:id="list155660584712488" text:continue-list="list931836550" text:style-name="Heading_20_Note">
        <text:list-item>
          <text:p text:style-name="Heading_20_Note">Poznámka</text:p>
        </text:list-item>
      </text:list>
      <text:p text:style-name="P79">Be careful when changing a language in character or paragraph styles, as this will change the language for all characters or paragraphs using that style. It may be useful to include the language in the name of the style.</text:p>
      <text:p text:style-name="P80">Also, note that languages set with direct formatting will override languages set using styles.</text:p>
      <text:h text:style-name="Heading_20_3" text:outline-level="3"><text:bookmark-start text:name="__RefHeading___Toc14418_468984695"/>Using direct formatting<text:bookmark-end text:name="__RefHeading___Toc14418_468984695"/></text:h>
      <text:p text:style-name="P40">The language of a whole document can be set by using <text:span text:style-name="LOMenuPath">Tools &gt; Options &gt; Language Settings &gt; Languages</text:span>. In the <text:span text:style-name="LOEmphasis">Default languages for documents</text:span> section, you can choose the language for all the text that is not explicitly marked as a different language.</text:p>
      <text:p text:style-name="P57">Set the language for the whole document, for individual paragraphs, or even for individual words and characters, from <text:span text:style-name="LOMenuPath">Tools &gt; Language</text:span> on the Menu bar. </text:p>
      <text:p text:style-name="P39">Alternatively, you can set the language for individual paragraphs and characters by selecting text or putting the cursor in a paragraph and changing the language on the Status Bar. </text:p>
      <text:list xml:id="list155661190288345" text:continue-numbering="true" text:style-name="Heading_20_Note">
        <text:list-item>
          <text:p text:style-name="Heading_20_Note">Poznámka</text:p>
        </text:list-item>
      </text:list>
      <text:p text:style-name="Text_20_Note">Although these methods are a type of direct formatting, they cannot be cleared by using “Clear Direct Formatting” <text:s/>on the Format menu or by using Ctrl+M.</text:p>
      <text:h text:style-name="Heading_20_2" text:outline-level="2"><text:bookmark-start text:name="__RefHeading___Toc29934_1431099649"/>Preventing text from being checked for spelling<text:bookmark-end text:name="__RefHeading___Toc29934_1431099649"/></text:h>
      <text:p text:style-name="P114">You can set the language for a paragraph or a group of characters as <text:span text:style-name="LOMenuPath">None (Do not check spelling) </text:span>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Obtaining resources for additional languages<text:bookmark-end text:name="__RefHeading___Toc14424_468984695"/></text:h>
      <text:p text:style-name="P5">The spelling checker works only for those languages in the Spelling dialog list (described on Page <text:span text:style-name="T9"><text:bookmark-ref text:reference-format="page" text:ref-name="__RefHeading___Toc18459_338194298">20</text:bookmark-ref></text:span>) that have the symbol (<draw:frame draw:style-name="fr21" draw:name="Image324" text:anchor-type="as-char" svg:y="-0.587cm" svg:width="0.688cm" svg:height="0.688cm" draw:z-index="33"><draw:image xlink:href="Pictures/100000000000001500000015802D5C7FFF9E97AE.png" xlink:type="simple" xlink:show="embed" xlink:actuate="onLoad" loext:mime-type="image/png"/></draw:frame>) next to them. Pokud se tento symbol vedle požadovaného jazyka nenachází, není nainstalován příslušný slovník; ten můžeme nainstalovat pomocí <text:span text:style-name="LOMenuPath">Nástroje &gt; Jazyk &gt; Další slovníky online</text:span>.</text:p>
      <text:h text:style-name="P187"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á práci v jiných programech. Také poskytuje několik možností, jak snadno vybrat nesouvislý text, svislý blok textu a jak vložit neformátovaný text.</text:p>
      <text:h text:style-name="P176" text:outline-level="2"><text:bookmark-start text:name="_Ref20121348"/><text:bookmark-start text:name="__RefHeading__19492_697337876"/><text:soft-page-break/><text:reference-mark-start text:name="select non-next items"/>Výběr <text:bookmark-end text:name="_Ref20121348"/>nesouvislého textu<text:bookmark-end text:name="__RefHeading__19492_697337876"/><text:reference-mark-end text:name="select non-next items"/></text:h>
      <text:p text:style-name="P5">To <text:alphabetical-index-mark text:string-value="nesouvislý text" text:key1="výběr"/>select <text:alphabetical-index-mark text:string-value="nesouvislý text, výběr"/>nonconsecutive items (as shown in Figure <text:sequence-ref text:reference-format="value" text:ref-name="refFigure6">7</text:sequence-ref>) using the mouse:</text:p>
      <text:list xml:id="list5340442833991696231" text:style-name="Numbering_20_1">
        <text:list-item text:start-value="1">
          <text:p text:style-name="P158">Vybereme první část textu.</text:p>
        </text:list-item>
        <text:list-item>
          <text:p text:style-name="P158">Podržíme klávesu <text:span text:style-name="LOKeystroke">Ctrl</text:span> a myší vybereme další část textu.</text:p>
        </text:list-item>
        <text:list-item>
          <text:p text:style-name="P158">Opakujeme tolikrát, kolikrát potřebujeme.</text:p>
        </text:list-item>
      </text:list>
      <text:p text:style-name="P5">Chceme-li nesouvislý text vybrat pomocí klávesnice:</text:p>
      <text:list xml:id="list510818268" text:style-name="Numbering_20_1">
        <text:list-item text:start-value="1">
          <text:p text:style-name="P158">Vybereme první část textu.</text:p>
        </text:list-item>
        <text:list-item>
          <text:p text:style-name="P158">Stiskneme <text:span text:style-name="LOKeystroke">Shift+F8</text:span>. Tím Writer přepneme do režimu „Doplnitelný výběr“.</text:p>
        </text:list-item>
        <text:list-item>
          <text:p text:style-name="P158">Pomocí kurzorových kláves se přesuneme na začátek další části textu, který chceme vybrat. Podržíme klávesu <text:span text:style-name="LOKeystroke">Shift</text:span> a vybereme další část.</text:p>
        </text:list-item>
        <text:list-item>
          <text:p text:style-name="P158">Opakujeme tolikrát, kolikrát potřebujeme.</text:p>
        </text:list-item>
      </text:list>
      <text:p text:style-name="P5">Now you can work with the selected text (copy it, delete it, change the style, and so on).</text:p>
      <text:p text:style-name="P5">Stisknutím klávesy <text:span text:style-name="LOKeystroke">Esc</text:span> režim doplnitelného výběru ukončíme.</text:p>
      <text:p text:style-name="P115"><draw:frame draw:style-name="fr5" draw:name="Frame812" text:anchor-type="as-char" svg:y="-6.812cm" svg:width="12.285cm" draw:z-index="5"><draw:text-box fo:min-height="6.449cm"><text:p text:style-name="Caption"><draw:frame draw:style-name="fr12" draw:name="Image405" text:anchor-type="paragraph" svg:width="11.825cm" svg:height="5.713cm" draw:z-index="6"><draw:image xlink:href="Pictures/10000000000001BF000000D813D526816D704BE9.png" xlink:type="simple" xlink:show="embed" xlink:actuate="onLoad" loext:mime-type="image/png"/></draw:frame>Figure <text:sequence text:ref-name="refFigure6" text:name="Figure" text:formula="ooow:Figure+1" style:num-format="1">7</text:sequence>: Selecting items that are not next to each other</text:p></draw:text-box></draw:frame></text:p>
      <text:p text:style-name="Text_20_body">For more information about keyboard selection of text, see the topic “Navigating and selecting with the keyboard” in LibreOffice Help (<text:span text:style-name="LOKeystroke">F1</text:span>).</text:p>
      <text:h text:style-name="P176"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LOMenuPath">Úpravy &gt; Režim výběru &gt; Blok</text:span> nebo stiskneme <text:span text:style-name="LOKeystroke">Ctrl+F8</text:span> nebo klepneme na ikonu <text:span text:style-name="LOMenuPath">Výběr</text:span> ve stavovém řádku a ze seznamu vybereme <text:span text:style-name="LOMenuPath">Výběr bloku</text:span>.</text:p>
      <text:p text:style-name="P115"><draw:frame draw:style-name="fr2" draw:name="Frame713" text:anchor-type="as-char" svg:width="9.631cm" draw:z-index="7"><draw:text-box fo:min-height="2.99cm"><text:p text:style-name="Caption"><draw:frame draw:style-name="fr13" draw:name="Image325" text:anchor-type="paragraph" svg:width="9.631cm" style:rel-width="100%" svg:height="2.99cm" style:rel-height="scale" draw:z-index="34"><draw:image xlink:href="Pictures/100000000000016C0000007154E5675A9B7D971C.png" xlink:type="simple" xlink:show="embed" xlink:actuate="onLoad" loext:mime-type="image/png"/></draw:frame>Figure <text:sequence text:ref-name="refFigure7" text:name="Figure" text:formula="ooow:Figure+1" style:num-format="1">8</text:sequence>: Selection icon</text:p></draw:text-box></draw:frame></text:p>
      <text:p text:style-name="P5">Svislý blok textu vybereme pomocí myši nebo klávesnice, jak je zobrazeno na následujícím obrázku.</text:p>
      <text:p text:style-name="P115"><text:soft-page-break/><draw:frame draw:style-name="fr6" draw:name="Frame205" text:anchor-type="as-char" svg:width="8.548cm" draw:z-index="35"><draw:text-box fo:min-height="2.544cm"><text:p text:style-name="Caption"><draw:frame draw:style-name="fr12" draw:name="Image326" text:anchor-type="paragraph" svg:width="8.548cm" svg:height="2.097cm" draw:z-index="36"><draw:image xlink:href="Pictures/10000201000001AA0000006AA3FB47C6D8F4C52E.png" xlink:type="simple" xlink:show="embed" xlink:actuate="onLoad" loext:mime-type="image/png"/></draw:frame>Figure <text:sequence text:ref-name="refFigure8" text:name="Figure" text:formula="ooow:Figure+1" style:num-format="1">9</text:sequence>: Selecting a vertical block of text</text:p></draw:text-box></draw:frame></text:p>
      <text:h text:style-name="P176"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P5">Chceme-li vybraný text <text:span text:style-name="LOEmphasis">přesunout</text:span> (přetáhnout) pomocí myši, přetáhneme jej se stisknutým levým tlačítkem myši na nové místo, kde tlačítko uvolníme. Chceme-li vybraný text <text:span text:style-name="LOEmphasis">zkopírovat</text:span>, během přesouvání podržíme klávesu <text:span text:style-name="LOKeystroke">Ctrl</text:span>. Text si zachová formátování, jaké měl před přetažením.</text:p>
      <text:p text:style-name="P5">Chceme-li vybraný text <text:span text:style-name="LOEmphasis">přesunout</text:span> (vyjmout a vložit), stisknutím <text:span text:style-name="LOKeystroke">Ctrl+X</text:span> text vyjmeme, přesuneme kurzor na požadované místo a text vložíme stisknutím <text:span text:style-name="LOKeystroke">Ctrl+V</text:span>. Druhou možností je použít tlačítka na nástrojové liště <text:span text:style-name="LOMenuPath">Standardní</text:span>.</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If you click on the <text:span text:style-name="LOMenuPath">Paste</text:span> button on the Standard toolbar or <text:span text:style-name="LOKeystroke">Ctrl+V</text:span>, any formatting the text has (such as bold or italics) is retained. Text vložený z webových stránek a jiných zdrojů se může umístit do rámců nebo tabulek. If you do not like the results, click the <text:span text:style-name="LOMenuPath">Undo</text:span> button or press <text:span text:style-name="LOKeystroke">Ctrl+Z</text:span>.</text:p>
      <text:p text:style-name="P5">Aby vložený text zdědil styl odstavce na pozici kurzoru:</text:p>
      <text:list xml:id="list434201689" text:style-name="List_20_1">
        <text:list-item>
          <text:p text:style-name="P128">zvolíme <text:span text:style-name="LOMenuPath">Úpravy &gt; Vložit jinak</text:span>, nebo</text:p>
        </text:list-item>
        <text:list-item>
          <text:p text:style-name="P128">klepneme na tlačítko se šipkou vedle tlačítka <text:span text:style-name="LOMenuPath">Vložit</text:span>, nebo</text:p>
        </text:list-item>
        <text:list-item>
          <text:p text:style-name="P128">klepneme na tlačítko <text:span text:style-name="LOMenuPath">Vložit</text:span>, aniž bychom uvolnili levé tlačítko myši.</text:p>
        </text:list-item>
      </text:list>
      <text:p text:style-name="P5">Pak vybereme z nabídky, která se zobrazí, <text:span text:style-name="LOMenuPath">Neformátovaný text</text:span>. Unformatted text can also be pasted with <text:span text:style-name="LOKeystroke">Shift+Ctrl+Alt+V.</text:span></text:p>
      <text:p text:style-name="P5">The range of choices on the Paste Special menu or <text:span text:style-name="LOKeystroke">Ctrl+Shift+V</text:span> varies depending on the origin and formatting of the text (or other object) to be pasted. See Figure <text:sequence-ref text:reference-format="value" text:ref-name="refFigure9">10</text:sequence-ref><text:s/>for an example when text is on the clipboard.</text:p>
      <text:p text:style-name="P115"><draw:frame draw:style-name="fr3" draw:name="Frame198" text:anchor-type="as-char" svg:width="6.89cm" draw:z-index="37"><draw:text-box fo:min-height="3.687cm"><text:p text:style-name="P111"><draw:frame draw:style-name="fr12" draw:name="Image327" text:anchor-type="paragraph" svg:width="6.757cm" svg:height="3.145cm" draw:z-index="40"><draw:image xlink:href="Pictures/1000020100000122000000870772CBBD7BA30070.png" xlink:type="simple" xlink:show="embed" xlink:actuate="onLoad" loext:mime-type="image/png"/></draw:frame>Figure <text:sequence text:ref-name="refFigure9" text:name="Figure" text:formula="ooow:Figure+1" style:num-format="1">10</text:sequence>: Paste Special menu</text:p></draw:text-box></draw:frame></text:p>
      <text:h text:style-name="P176" text:outline-level="2"><text:bookmark-start text:name="__RefHeading__19498_697337876"/>Vyhledávání a nahrazování textu a formátování<text:bookmark-end text:name="__RefHeading__19498_697337876"/></text:h>
      <text:p text:style-name="P5">Writer has two ways to find text and formatting within a document: the Find toolbar for fast searching and the Find &amp; Replace dialog. Pomocí dialogového okna můžeme:</text:p>
      <text:list xml:id="list267840473" text:style-name="List_20_1">
        <text:list-item text:start-value="1">
          <text:p text:style-name="P128">Vyhledávat a nahrazovat slova nebo fráze.</text:p>
        </text:list-item>
        <text:list-item>
          <text:p text:style-name="P128"><text:alphabetical-index-mark text:string-value="zástupné znaky"/>Použít pokročilé vyhledávání se zástupnými znaky a <text:alphabetical-index-mark text:string-value="regulární výrazy"/>regulárními výrazy.</text:p>
        </text:list-item>
        <text:list-item>
          <text:p text:style-name="P128">Vyhledávat a nahrazovat určité atributy nebo formátování.</text:p>
        </text:list-item>
        <text:list-item>
          <text:p text:style-name="P128"><text:soft-page-break/>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By default, the Find toolbar is shown docked at the bottom of the LibreOffice window (just above the Status Bar) as shown in Figure <text:sequence-ref text:reference-format="value" text:ref-name="refFigure10">11</text:sequence-ref>, but you can float it or dock it in another location. If the Find toolbar is not visible, you can display it by choosing <text:span text:style-name="LOMenuPath">View &gt; Toolbars &gt; Find</text:span> from the Menu bar or by pressing <text:span text:style-name="LOKeystroke">Ctrl+F</text:span>. Více informací o plovoucích a ukotvených nástrojových lištách se nachází v kapitole 1 Představujeme LibreOffice.</text:p>
      <text:p text:style-name="P36"><draw:frame draw:style-name="fr2" draw:name="Frame4" text:anchor-type="as-char" svg:width="15.873cm" draw:z-index="41"><draw:text-box fo:min-height="1.667cm"><text:p text:style-name="Caption"><draw:frame draw:style-name="fr13" draw:name="Image6" text:anchor-type="paragraph" svg:width="15.873cm" style:rel-width="100%" svg:height="1.667cm" style:rel-height="scale" draw:z-index="42"><draw:image xlink:href="Pictures/10000000000002580000003FA6ACB4DE257B6281.png" xlink:type="simple" xlink:show="embed" xlink:actuate="onLoad" loext:mime-type="image/png"/></draw:frame><text:span text:style-name="T7"><text:line-break/></text:span>Figure <text:sequence text:ref-name="refFigure10" text:name="Figure" text:formula="ooow:Figure+1" style:num-format="1">11</text:sequence>: Docked position of Find toolbar</text:p></draw:text-box></draw:frame></text:p>
      <text:p text:style-name="P5">To use the Find toolbar, click in the box and type your search text, then press <text:span text:style-name="LOKeystroke">Enter</text:span> to find the next occurrence of that term. Pokud je třeba, klepneme na tlačítka <text:span text:style-name="LOMenuPath">Najít následující</text:span> nebo <text:span text:style-name="LOMenuPath">Najít předchozí</text:span>.</text:p>
      <text:p text:style-name="P6">Klepnutím na tlačítko <text:span text:style-name="LOMenuPath">Najít vše</text:span> se najednou vyberou všechny výskyty hledaného výrazu v dokumentu. Select <text:span text:style-name="LOMenuPath">Match Case</text:span> to find only the instances that also match the case. To open the Find &amp; Replace dialog, select the button (<draw:frame draw:style-name="fr22" draw:name="Image12" text:anchor-type="as-char" svg:y="-0.483cm" svg:width="0.714cm" svg:height="0.714cm" draw:z-index="43"><draw:image xlink:href="Pictures/100000000000001B0000001B5328875F98FDA26A.png" xlink:type="simple" xlink:show="embed" xlink:actuate="onLoad" loext:mime-type="image/png"/></draw:frame>) <text:s/>to the right of Match Case.</text:p>
      <text:p text:style-name="P8">To search in only specific types of content, click the <text:span text:style-name="LOStrongEmphasis">Page</text:span> option in the Find toolbar and choose from the pop-up menu. For example, to search for something inside the document headings, select the <text:span text:style-name="LOEmphasis">Headings</text:span> entry in the menu.</text:p>
      <text:p text:style-name="P7"><draw:frame draw:style-name="fr2" draw:name="Frame5" text:anchor-type="as-char" svg:width="7.698cm" draw:z-index="47"><draw:text-box fo:min-height="7.989cm"><text:p text:style-name="Caption"><draw:frame draw:style-name="fr13" draw:name="Image7" text:anchor-type="paragraph" svg:width="7.698cm" style:rel-width="100%" svg:height="7.989cm" style:rel-height="scale" draw:z-index="50"><draw:image xlink:href="Pictures/10000000000001230000012E3A9A0F4277DA32EA.png" xlink:type="simple" xlink:show="embed" xlink:actuate="onLoad" loext:mime-type="image/png"/></draw:frame><text:span text:style-name="T7"><text:line-break/></text:span>Figure <text:sequence text:ref-name="refFigure11" text:name="Figure" text:formula="ooow:Figure+1" style:num-format="1">12</text:sequence>: Selective Search List.</text:p></draw:text-box></draw:frame></text:p>
      <text:p text:style-name="P6">To close the Find toolbar, click the X button on the left, or press <text:span text:style-name="LOKeystroke">Esc</text:span> on the keyboard when the cursor is in the search box. <text:span text:style-name="LOKeystroke">Ctrl+F</text:span> toggles the Find toolbar off and on.</text:p>
      <text:list xml:id="list155660160507085" text:continue-list="list155661605642853" text:style-name="Heading_20_Tip">
        <text:list-item>
          <text:p text:style-name="P149">Tip</text:p>
        </text:list-item>
      </text:list>
      <text:p text:style-name="P81">‘Regular expressions’ offer powerful ways to search and replace text. For example, they can find all instances where any number is followed by specific letters. However, they can be challenging to understand. Refer to the Help files for guidance.</text:p>
      <text:h text:style-name="P140" text:outline-level="3"><text:bookmark-start text:name="__RefHeading__83377_462712302"/><text:soft-page-break/>Používání dialogového okna Najít a nahradit<text:bookmark-end text:name="__RefHeading__83377_462712302"/></text:h>
      <text:p text:style-name="P5">Chceme-li zobrazit dialogové okno <text:span text:style-name="T20">Najít a nahradit</text:span>, použijeme klávesovou zkratku <text:span text:style-name="LOKeystroke">Ctrl+H</text:span> nebo v hlavní nabídce zvolíme <text:span text:style-name="LOMenuPath">Úpravy &gt; Najít a nahradit</text:span>. If the Find toolbar is open, click the Find &amp; Replace button (<text:span text:style-name="T20"><draw:frame draw:style-name="fr22" draw:name="Image330" text:anchor-type="as-char" svg:y="-0.483cm" svg:width="0.714cm" svg:height="0.714cm" draw:z-index="44"><draw:image xlink:href="Pictures/100000000000001B0000001B5328875F98FDA26A.png" xlink:type="simple" xlink:show="embed" xlink:actuate="onLoad" loext:mime-type="image/png"/></draw:frame></text:span>) to the right of it. When the dialog is open, optionally click <text:span text:style-name="LOMenuPath">Other Options</text:span> to expand it. Opětovným kliknutím na toto tlačítko okno zmenšíme na původní velikost.</text:p>
      <text:p text:style-name="P115"><draw:frame draw:style-name="fr3" draw:name="Frame410" text:anchor-type="as-char" svg:width="13.476cm" draw:z-index="45"><draw:text-box fo:min-height="10.114cm"><text:p text:style-name="Caption"><draw:frame draw:style-name="fr12" draw:name="Image331" text:anchor-type="paragraph" svg:width="13.476cm" svg:height="9.5cm" draw:z-index="46"><draw:image xlink:href="Pictures/1000020100000284000001C6E3A4507DA44E1797.png" xlink:type="simple" xlink:show="embed" xlink:actuate="onLoad" loext:mime-type="image/png"/></draw:frame>Figure <text:sequence text:ref-name="refFigure12" text:name="Figure" text:formula="ooow:Figure+1" style:num-format="1">13</text:sequence>: Expanded Find &amp; Replace dialog</text:p></draw:text-box></draw:frame></text:p>
      <text:p text:style-name="P5">Používání dialogového okna Najít a nahradit:</text:p>
      <text:list xml:id="list155660072866039" text:continue-list="list1281031762" text:style-name="Numbering_20_1">
        <text:list-item text:start-value="1">
          <text:p text:style-name="P158">Type the text you want to find in the <text:span text:style-name="LOMenuPath">Find</text:span> box.</text:p>
        </text:list-item>
        <text:list-item>
          <text:p text:style-name="P158">To replace the text with different text, type the new text in the <text:span text:style-name="LOMenuPath">Replace</text:span> box.</text:p>
        </text:list-item>
        <text:list-item>
          <text:p text:style-name="P158">Můžeme přitom nastavit několik různých možností, jako například rozlišování velikosti písmen, omezení hledání pouze na celá slova či hledání podobných slov.</text:p>
        </text:list-item>
      </text:list>
      <text:p text:style-name="P101">The other options include searching only in selected text, searching from the current cursor position backwards toward the beginning of the file, searching for similar words, and searching in comments.</text:p>
      <text:list xml:id="list155661764672732" text:continue-numbering="true" text:style-name="Numbering_20_1">
        <text:list-item>
          <text:p text:style-name="P158">When you have set up your search, click <text:span text:style-name="LOMenuPath">Find Next</text:span>. Nalezený text nahradíme klepnutím na <text:span text:style-name="LOMenuPath">Nahradit. </text:span></text:p>
        </text:list-item>
      </text:list>
      <text:p text:style-name="Text_20_body">Pokud klepneme na <text:span text:style-name="LOMenuPath">Najít vše</text:span>, LibreOffice vybere všechny výskyty vyhledávaného textu v dokumentu. Similarly, if you click <text:span text:style-name="LOMenuPath">Replace All</text:span>, LibreOffice replaces all matches, without stopping for you to accept each instance.</text:p>
      <text:p text:style-name="P5">Více informací o používání funkce Najít a nahradit se nachází v příručce <text:span text:style-name="LOEmphasis">Writer Guide</text:span>.</text:p>
      <text:list xml:id="list155661166417489" text:continue-list="list155660160507085" text:style-name="Heading_20_Tip">
        <text:list-item>
          <text:p text:style-name="P147">Upozornění</text:p>
        </text:list-item>
      </text:list>
      <text:p text:style-name="P69">Use <text:span text:style-name="LOMenuPath">Replace All</text:span> with caution; otherwise, you may end up with some highly embarrassing (and often hilarious) mistakes. Chyby, které vzniknou nesprávným použitím funkce <text:span text:style-name="LOMenuPath">Nahradit vše</text:span> je častokrát nutné ručně opravovat slovo po slově.</text:p>
      <text:h text:style-name="P176" text:outline-level="2"><text:bookmark-start text:name="__RefHeading__19500_697337876"/><text:soft-page-break/>Vkládání speciálních znaků<text:bookmark-end text:name="__RefHeading__19500_697337876"/></text:h>
      <text:p text:style-name="P5">A <text:span text:style-name="LOEmphasis">special character</text:span> is one not found on a standard user’s keyboard. For example, © ¾ æ ç ñ ö ø ¢ are <text:alphabetical-index-mark text:string-value="speciální znaky"/>all special characters not available on an English keyboard. Chceme-li vložit speciální znak:</text:p>
      <text:list xml:id="list155659865103562" text:continue-list="list5340442833991696231" text:style-name="Numbering_20_1">
        <text:list-item text:start-value="1">
          <text:p text:style-name="P158">Umístíme kurzor na místo, kam chceme znak vložit.</text:p>
        </text:list-item>
        <text:list-item>
          <text:p text:style-name="P158">Volbou <text:span text:style-name="LOMenuPath">Vložit &gt; Speciální znak</text:span> nebo klepnutím na ikonu Speciální znak na hlavní liště otevřeme dialogové okno Speciální znaky.</text:p>
        </text:list-item>
        <text:list-item>
          <text:p text:style-name="P158">Vybereme znaky (z libovolného písma nebo kombinace písem), které chceme vložit, a poté klepneme na <text:span text:style-name="LOMenuPath">OK</text:span>. Characters previously selected for insertion are shown in the lower left of the dialog. Každý znak se po zvolení zobrazí v pravé části okna spolu se svým číselným kódem.</text:p>
        </text:list-item>
      </text:list>
      <text:p text:style-name="P37">The Special Characters dialog ( Figure <text:span text:style-name="T27"><text:sequence-ref text:reference-format="value" text:ref-name="refFigure13">14</text:sequence-ref></text:span>) includes areas to select <text:span text:style-name="LOEmphasis">Recent</text:span> and <text:span text:style-name="LOEmphasis">Favorite Characters</text:span>. To add a new character to the Favorite Characters, click on a character and click the <text:span text:style-name="LOStrongEmphasis">Add to Favorites</text:span> button.</text:p>
      <text:list xml:id="list155660634787990" text:continue-list="list155661166417489" text:style-name="Heading_20_Tip">
        <text:list-item>
          <text:p text:style-name="P145">Tip</text:p>
        </text:list-item>
      </text:list>
      <text:p text:style-name="P119">Different fonts have their own distinct special characters. Pokud požadovaný speciální znak nenajdeme, můžeme zkusit jiné písmo, které se vybírá v poli <text:span text:style-name="LOEmphasis">Písmo</text:span>.</text:p>
      <text:p text:style-name="Figure"><draw:frame draw:style-name="fr2" draw:name="Frame6" text:anchor-type="as-char" svg:width="15.69cm" draw:z-index="38"><draw:text-box fo:min-height="9.851cm"><text:p text:style-name="Caption"><draw:frame draw:style-name="fr13" draw:name="Imagespecialchar" text:anchor-type="paragraph" svg:width="15.69cm" style:rel-width="100%" svg:height="9.851cm" style:rel-height="scale" draw:z-index="39"><draw:image xlink:href="Pictures/10000201000003920000023ED785EF4F8347C158.png" xlink:type="simple" xlink:show="embed" xlink:actuate="onLoad" loext:mime-type="image/png"/></draw:frame><text:span text:style-name="T7"><text:line-break/></text:span>Figure <text:sequence text:ref-name="refFigure13" text:name="Figure" text:formula="ooow:Figure+1" style:num-format="1">14</text:sequence>: The Special Characters insert dialog</text:p></draw:text-box></draw:frame></text:p>
      <text:h text:style-name="P176"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Inserting non-breaking spaces<text:bookmark-end text:name="__RefHeading___Toc14430_468984695"/></text:h>
      <text:p text:style-name="P41">Pokud chceme zabránit tomu, aby se dvě slova na konci řádku od sebe oddělila, stiskneme za prvním slovem klávesy <text:span text:style-name="LOKeystroke">Ctrl+Shift+mezerník</text:span>,  čímž vložíme nezlomitelnou mezeru.</text:p>
      <text:h text:style-name="Heading_20_3" text:outline-level="3"><text:bookmark-start text:name="__RefHeading___Toc14432_468984695"/>Inserting non-breaking hyphens<text:bookmark-end text:name="__RefHeading___Toc14432_468984695"/></text:h>
      <text:p text:style-name="Text_20_body">V případech, kdy nechceme, aby se spojovník objevil na konci řádku, například v čísle jako 123-4567, můžeme stisknutím kláves <text:span text:style-name="LOKeystroke">Ctrl+Shift+znaménko mínus</text:span> vložit <text:alphabetical-index-mark text:string-value="nezlomitelný spojovník"/>nezlomitelný spojovník.</text:p>
      <text:h text:style-name="Heading_20_3" text:outline-level="3"><text:bookmark-start text:name="__RefHeading___Toc14434_468984695"/><text:soft-page-break/>Inserting en and em dashes<text:bookmark-end text:name="__RefHeading___Toc14434_468984695"/></text:h>
      <text:p text:style-name="P41">To enter en and <text:alphabetical-index-mark text:string-value="pomlčky"/>em dashes, you can use the <text:span text:style-name="LOEmphasis">Replace dashes</text:span> option on the Options tab under <text:span text:style-name="LOMenuPath">Tools &gt; AutoCorrect &gt;AutoCorrect Options</text:span>. Tato možnost za určitých podmínek nahradí dva spojovníky za odpovídající pomlčku.</text:p>
      <text:p text:style-name="P110">–<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10">—<text:tab/>je dlouhá pomlčka (anglicky „em-dash“); jde o pomlčku o stejné šířce, jakou má v používaném písmu písmeno „m“. Napíšeme alespoň jeden znak, dva spojovníky a alespoň jeden další znak. Dva spojovníky budou nahrazeny dlouhou pomlčkou. Exception: if the characters are numbers, as in a date or time range, the two hyphens are replaced by an en-dash.</text:p>
      <text:p text:style-name="P5">Více podrobností se nachází v nápovědě. For other methods of inserting dashes, see the <text:span text:style-name="LOEmphasis">Writer Guide</text:span>.</text:p>
      <text:h text:style-name="P176" text:outline-level="2"><text:bookmark-start text:name="__RefHeading___Toc19949_1611997718"/>Kontrola pravopisu a gramatiky<text:bookmark-end text:name="__RefHeading___Toc19949_1611997718"/></text:h>
      <text:p text:style-name="P9">By default, four dictionaries are installed for each language: a spelling checker, a grammar checker, a hyphenation dictionary, and a thesaurus (assuming it is available for that language). <text:s/>The spelling checker determines if each word in the document is in the installed dictionary. The grammar checker in combination with the spelling checker.</text:p>
      <text:h text:style-name="Heading_20_3" text:outline-level="3"><text:bookmark-start text:name="__RefHeading___Toc50254_2682699403"/>Checking spelling automatically<text:bookmark-end text:name="__RefHeading___Toc50254_2682699403"/></text:h>
      <text:p text:style-name="P5"><text:span text:style-name="LOMenuPath">When highlighted, the Automatic Spell Checking</text:span> option on the Tools menu checks each word as it is typed and displays a wavy red line under any unrecognized words. Right-click on an unrecognized word to open a context menu. You can click on one of the suggested words to replace the underlined word with the one selected. If the list does not contain the word you want, click <text:span text:style-name="LOMenuPath">Spelling </text:span>to open a dialog. Když slovo opravíme, vlnovka zmizí.</text:p>
      <text:h text:style-name="Heading_20_3" text:outline-level="3"><text:bookmark-start text:name="__RefHeading___Toc18459_338194298"/>Kontrola pravopisu a gramatiky<text:bookmark-end text:name="__RefHeading___Toc18459_338194298"/></text:h>
      <text:p text:style-name="P10">To perform a combined spelling and grammar check on the document (or a text selection), click the Check <text:span text:style-name="LOMenuPath">Spelling bu</text:span>tton on the Standard toolbar, or choose <text:span text:style-name="LOMenuPath">Tools &gt; Spelling.</text:span> This checks the document or selection and opens the Spelling dialog if any unrecognized words are found. To also identify potential grammar problems, check the <text:span text:style-name="LOMenuPath">Check grammar</text:span> box. .</text:p>
      <text:p text:style-name="P5">Nástroj pro kontrolu pravopisu má i několik dalších funkcí:</text:p>
      <text:p text:style-name="Definition_20_Term">Change dictionary language</text:p>
      <text:p text:style-name="Text_20_body_20_indent">Change <text:alphabetical-index-mark text:string-value="slovník"/>the dictionary language (for example, Spanish, French or German) in the Spelling dialog by selecting the appropriate language in the Text language drop-down list.</text:p>
      <text:p text:style-name="Definition_20_Term">Add a word to the dictionary</text:p>
      <text:p text:style-name="Text_20_body_20_indent">Add a word to the dictionary by clicking <text:span text:style-name="LOMenuPath">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 </text:p>
      <text:p text:style-name="Definition_20_Term">Choose text for spell checking</text:p>
      <text:p text:style-name="Text_20_body_20_indent">Choose whether to check uppercase words or words that contain numbers, by clicking the <text:span text:style-name="LOMenuPath">Options</text:span> button on the Spelling and Grammar dialog to open a Writing Aids <text:s/>dialog similar to the one in <text:span text:style-name="LOMenuPath">Tools &gt; Options &gt; Language Settings &gt; Writing Aids</text:span>, described in Chapter 2. <text:s/></text:p>
      <text:p text:style-name="Definition_20_Term">Manage custom dictionaries</text:p>
      <text:p text:style-name="Text_20_body_20_indent">Create, edit, or delete dictionaries and edit words in the dictionary in the same Writing Aids dialog.</text:p>
      <text:p text:style-name="Definition_20_Term"><text:soft-page-break/>Specify language for specific paragraphs</text:p>
      <text:p text:style-name="Text_20_body_20_indent">Set paragraphs to be checked in a language (different from the rest of the document) using several methods—for example, by clicking on the Text Language field on the Status Bar or by creating paragraph styles for specific languages. See “Using built-in language tools” on Page <text:span text:style-name="T26"><text:bookmark-ref text:reference-format="page" text:ref-name="__RefHeading___Toc20102_1611997718">13</text:bookmark-ref></text:span><text:s/>or refer to the <text:span text:style-name="LOEmphasis">Writer Guide</text:span> for more information.</text:p>
      <text:p text:style-name="Definition_20_Term">Set additional grammar checking rules</text:p>
      <text:p text:style-name="Text_20_body_20_indent">Select additional grammar checking rules through <text:span text:style-name="LOMenuPath">Tools &gt; Options &gt; Language Settings &gt; English sentence checking</text:span>, or through <text:span text:style-name="LOMenuPath">Tools &gt; Extension Manager &gt; English spelling dictionaries &gt; Options</text:span>.</text:p>
      <text:p text:style-name="Definition_20_Term">“Grammar by” spell checking</text:p>
      <text:p text:style-name="P98">A new feature in LibreOffice 6.0 is “<text:span text:style-name="T24">Grammar by” spelling checking. It enables the dictionary to recognize different forms of the same word. It is particularly helpful for new words or specialized <text:s/>words that are unlikely to have all variations in the dictionary. As an example, variations of the word “motorcycle”—motorcycles, motorcycled, motorcycling, motorcyclist, etc.— would all be accepted, without having to enter each of them individually. <text:s/></text:span></text:p>
      <text:p text:style-name="P98"><text:span text:style-name="T25">To use the Grammar by feature, first create a new dictionary in the Options window of the Spelling dialog. <text:s/>Select the dictionary and click </text:span><text:span text:style-name="LOMenuPath">Edit</text:span>. Then enter the base word in the <text:span text:style-name="LOMenuPath">Word</text:span> field and enter a word in the <text:span text:style-name="LOMenuPath">Grammar by</text:span> field that that has the same variations as the base word. In the motorcycle example, the word could be cyclist. </text:p>
      <text:p text:style-name="Text_20_body">See the <text:span text:style-name="LOEmphasis">Writer Guide</text:span> for more information about the spelling and grammar checking options.</text:p>
      <text:h text:style-name="Heading_20_2" text:outline-level="2"><text:bookmark-start text:name="__RefHeading___Toc19945_1611997718"/>Using synonyms and the thesaurus<text:bookmark-end text:name="__RefHeading___Toc19945_1611997718"/></text:h>
      <text:p text:style-name="P86">To access a short list of synonyms, right-click on a word and point to <text:span text:style-name="LOMenuPath">Synonyms</text:span> on the context menu. <text:s/>A submenu of alternative words and phrases is displayed. Click on a word or phrase in the submenu to have it replace the highlighted word or phrase in the document.</text:p>
      <text:p text:style-name="P85">The thesaurus gives a more extensive list of alternative words and phrases. To use the thesaurus, click on <text:span text:style-name="LOMenuPath">Thesaurus</text:span> from the Synonyms submenu. If the current language does not have a thesaurus installed, this feature is disabled.</text:p>
      <text:list xml:id="list155661224966589" text:continue-list="list155661190288345" text:style-name="Heading_20_Note">
        <text:list-item>
          <text:p text:style-name="P162">Poznámka</text:p>
        </text:list-item>
      </text:list>
      <text:p text:style-name="P70">The thesaurus and synonyms are writing aids provided by language communities. If these aids are not available for your language, consider joining the LibreOffice project to help your language community develop them.</text:p>
      <text:h text:style-name="P176"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It also includes codes for inserting special characters, emoji, and other symbols.</text:p>
      <text:p text:style-name="P5">AutoCorrect is turned on by default. You may wish to disable some of its features, modify others, or turn it off completely.</text:p>
      <text:p text:style-name="P5">You can add your own corrections or special characters or change those supplied with LibreOffice. Volbou <text:span text:style-name="LOMenuPath">Nástroje &gt; Automatické opravy &gt; Nastavení automatických oprav</text:span> otevřeme dialogové okno Automatické opravy. On the Replace tab, you can define which strings of text are corrected and how. Ve většině případů vyhovují výchozí nastavení.</text:p>
      <text:p text:style-name="P5">Chceme-li zabránit nahrazování určitých slov, přejdeme na záložku <text:span text:style-name="LOMenuPath">Nahradit</text:span>, vybereme požadovanou dvojici slov a klepneme na <text:span text:style-name="LOMenuPath">Smazat</text:span>. To add a new spelling to the list, type it into the <text:span text:style-name="LOEmphasis">Replace</text:span> and <text:span text:style-name="LOEmphasis">With</text:span> boxes on the Replace tab, and click <text:span text:style-name="LOMenuPath">New</text:span>.</text:p>
      <text:p text:style-name="P5"><text:soft-page-break/>Na ostatních záložkách dialogového okna je možné pro automatické opravy nastavit mnoho dalších možností.</text:p>
      <text:p text:style-name="P5">To turn AutoCorrect off, uncheck <text:span text:style-name="LOMenuPath">Tools &gt; AutoCorrect &gt; While Typing</text:span>.</text:p>
      <text:list xml:id="list155661716078361" text:continue-list="list155660634787990" text:style-name="Heading_20_Tip">
        <text:list-item>
          <text:p text:style-name="P145">Tip</text:p>
        </text:list-item>
      </text:list>
      <text:p text:style-name="P83">LibreOffice má rozsáhlý seznam speciálních znaků přístupný pomocí automatických oprav. For example, type <text:span text:style-name="LOKeystroke">:smiling:</text:span> and AutoCorrect will replace it with ☺. Or, (c) will be changed to ©. Můžeme přidat vlastní speciální znaky.</text:p>
      <text:h text:style-name="P176" text:outline-level="2"><text:bookmark-start text:name="__RefHeading__19514_697337876"/>Using Word Completion<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LOKeystroke">Enter</text:span>. V opačném případě pokračujeme v psaní.</text:p>
      <text:p text:style-name="P61">Chceme-li dokončování vypnout, zvolíme <text:span text:style-name="LOMenuPath">Nástroje &gt; Automatické opravy &gt; Nastavení automatických oprav &gt; Dokončování slov</text:span> a zrušíme zaškrtnutí pole <text:span text:style-name="LOMenuPath">Povolit dokončování slov</text:span>.</text:p>
      <text:p text:style-name="Figure"><draw:frame draw:style-name="fr2" draw:name="Quadro2" text:anchor-type="as-char" svg:width="12.626cm" draw:z-index="51"><draw:text-box fo:min-height="11.054cm"><text:p text:style-name="Caption"><draw:frame draw:style-name="fr13" draw:name="Figura1" text:anchor-type="paragraph" svg:width="12.626cm" style:rel-width="100%" svg:height="11.054cm" style:rel-height="scale" draw:z-index="52"><draw:image xlink:href="Pictures/100002010000028B0000023A48E78C88135C1EB1.png" xlink:type="simple" xlink:show="embed" xlink:actuate="onLoad" loext:mime-type="image/png"/></draw:frame><text:span text:style-name="T7"><text:line-break/></text:span>Figure <text:sequence text:ref-name="refFigure14" text:name="Figure" text:formula="ooow:Figure+1" style:num-format="1">15</text:sequence>: Word completion tab in AutoCorrect dialog</text:p></draw:text-box></draw:frame></text:p>
      <text:p text:style-name="P61">Options for customizing word completion from the <text:span text:style-name="LOEmphasis">Word Completion</text:span> page of the AutoCorrect dialog include:</text:p>
      <text:list xml:id="list1652067981" text:style-name="List_20_1">
        <text:list-item>
          <text:p text:style-name="P128">Add (append) a space automatically after an accepted word.</text:p>
        </text:list-item>
      </text:list>
      <text:list xml:id="list59415119" text:style-name="List_20_1">
        <text:list-item>
          <text:p text:style-name="P128">Show the suggested word as a tip (hovering over the word) rather than completing the text as you type.</text:p>
        </text:list-item>
        <text:list-item>
          <text:p text:style-name="P128">As you add words when working on documents, you can either save them for later use in other documents or select the option to remove them from the list when closing documents.</text:p>
        </text:list-item>
        <text:list-item>
          <text:p text:style-name="P128">Change the maximum number of words remembered for word completion and the length of the smallest words to be remembered.</text:p>
        </text:list-item>
        <text:list-item>
          <text:p text:style-name="P128"><text:soft-page-break/>Delete specific entries from the word completion list.</text:p>
        </text:list-item>
        <text:list-item>
          <text:p text:style-name="P128">Change the key that accepts a suggested entry—the options are <text:span text:style-name="LOKeystroke">right arrow</text:span>, <text:span text:style-name="LOKeystroke">End</text:span> key, <text:span text:style-name="LOKeystroke">Return</text:span> (<text:span text:style-name="LOKeystroke">Enter</text:span>), <text:span text:style-name="LOKeystroke">Space bar</text:span>, and <text:span text:style-name="LOKeystroke">Tab.</text:span></text:p>
        </text:list-item>
      </text:list>
      <text:list xml:id="list155660048561200" text:continue-list="list155661224966589" text:style-name="Heading_20_Note">
        <text:list-item>
          <text:p text:style-name="P163">Poznámka</text:p>
        </text:list-item>
      </text:list>
      <text:p text:style-name="P75">K automatickému dokončení dojde až poté, co slovo v dokumentu napíšete podruhé.</text:p>
      <text:h text:style-name="P176" text:outline-level="2"><text:bookmark-start text:name="__RefHeading__19516_697337876"/><text:reference-mark-start text:name="using autotext"/>Používání automatického textu<text:bookmark-end text:name="__RefHeading__19516_697337876"/><text:reference-mark-end text:name="using autotext"/></text:h>
      <text:p text:style-name="P5">Use AutoText to store text, tables, fields, and other items for reuse and assign them to a key combination for easy retrieval. Například místo psaní fráze „vrcholový management“ můžeme nastavit položku automatického textu, který tato slova vloží, když napíšeme „vm“ a stiskneme klávesu <text:span text:style-name="LOKeystroke">F3</text:span>.</text:p>
      <text:p text:style-name="P5">Chceme-li nějaký text uložit jako automatický text:</text:p>
      <text:list xml:id="list155661164255679" text:continue-list="list155661764672732" text:style-name="Numbering_20_1">
        <text:list-item text:start-value="1">
          <text:p text:style-name="P158">Napíšeme text do dokumentu.</text:p>
        </text:list-item>
        <text:list-item>
          <text:p text:style-name="P158">Vybereme ho.</text:p>
        </text:list-item>
        <text:list-item>
          <text:p text:style-name="P158">Zvolíme <text:span text:style-name="LOMenuPath">Nástroje &gt; Automatický text</text:span> (nebo stiskneme <text:span text:style-name="LOKeystroke">Ctrl</text:span><text:span text:style-name="LOKeystroke">+F3</text:span>).</text:p>
        </text:list-item>
        <text:list-item>
          <text:p text:style-name="P158">V dialogovém okně Automatický text zadáme název automatického textu do pole <text:span text:style-name="LOEmphasis">Název</text:span>. Writer navrhne jednopísmennou zkratku, kterou můžeme změnit.</text:p>
        </text:list-item>
        <text:list-item>
          <text:p text:style-name="P158">Choose the category for the AutoText entry, for example <text:span text:style-name="LOEmphasis">My AutoText</text:span>.</text:p>
        </text:list-item>
        <text:list-item>
          <text:p text:style-name="P158">Click the <text:span text:style-name="LOMenuPath">AutoText</text:span> button at the bottom of the dialog and select from the menu either <text:span text:style-name="LOMenuPath">New,</text:span> to have the AutoText retain specific formatting, no matter where it is inserted, or <text:span text:style-name="LOMenuPath">New (text only),</text:span> to have the AutoText take on the existing formatting around the insertion point.</text:p>
        </text:list-item>
        <text:list-item>
          <text:p text:style-name="P158">Klepnutím na <text:span text:style-name="LOMenuPath">Zavřít</text:span> se vrátíme do dokumentu.</text:p>
        </text:list-item>
        <text:list-item>
          <text:p text:style-name="P159">Chceme-li automatický text vložit, napíšeme jeho zkratku a stiskneme <text:span text:style-name="LOKeystroke">F3</text:span>.</text:p>
        </text:list-item>
      </text:list>
      <text:list xml:id="list155660639044249" text:continue-list="list155661716078361" text:style-name="Heading_20_Tip">
        <text:list-item>
          <text:p text:style-name="P145">Tip</text:p>
        </text:list-item>
      </text:list>
      <text:p text:style-name="P69">If the only option under the <text:span text:style-name="LOMenuPath">AutoText</text:span> button is <text:span text:style-name="LOMenuPath">Import</text:span>, either you have not entered a name for your AutoText or there is no text selected in the document.</text:p>
      <text:p text:style-name="P11">Automatický text je užitečný zejména tehdy, pokud je propojen s poli. See the <text:span text:style-name="LOEmphasis">Writer Guide</text:span> for more information.</text:p>
      <text:h text:style-name="P186" text:outline-level="1"><text:bookmark-start text:name="__RefHeading__19518_697337876"/>Formátování textu<text:bookmark-end text:name="__RefHeading__19518_697337876"/></text:h>
      <text:p text:style-name="Text_20_body">V LOOL dokumentu jsou dvě základní cesty pro formátování textu. Pochopení těchto dvou možností je základem pro  plné využívání LibreOffice:</text:p>
      <text:p text:style-name="P51">Přímé (nebo manuální) formátování</text:p>
      <text:p text:style-name="Text_20_body_20_indent">Použijeme formátování přímo na konkrétní odstavce, znaky, stránky, rámce, seznamy nebo tabulky. Například si můžeme vybrat slovo, potom kliknout na tlačítko na nástrojovou lištu Formátování a naformátujeme písmo na tučné nebo kurzívu.</text:p>
      <text:p text:style-name="P50">Styly</text:p>
      <text:p text:style-name="Text_20_body_20_indent">Možnosti změny formátu více části pod jedním označením. Například styl odstavce definuje množství nastavení jako je typ a velikost fontu, zda mají být odstavce odsazeny, zda má být mezera mezi řádky, jak mají být odstavce na stránce zarovnány a další.<text:span text:style-name="T11"><text:s/></text:span></text:p>
      <text:h text:style-name="P176" text:outline-level="2"><text:bookmark-start text:name="__RefHeading__19520_697337876"/><text:soft-page-break/>Using styles is highly recommended<text:bookmark-end text:name="__RefHeading__19520_697337876"/></text:h>
      <text:p text:style-name="P54">Writer is designed to be a style-based program. To tedy znamená, že některé věci mohou fungovat odlišně než v jiných textových procesorech, které používáme. Vyžaduje to trochu plánování, ale čas strávený při plánování může v budoucnu ušetřit čas a frustraci.  </text:p>
      <text:p text:style-name="P12">Protože styly aplikují v jeden okamžik celé skupiny formátů, umožňují jednoduše formátovat dokument při zachování jeho konzistence a umožňují nám také s minimální úsilím formátovat celý dokument. Kromě toho využívá LibreOffice styly při mnoha činnostech, i když o tom ani nemusíme vědět. Program Writer například pomocí stylů nadpisů (nebo jiných stanovených stylů) vytváří obsah dokumentu.</text:p>
      <text:p text:style-name="P12">Writer defines six types of styles: <text:s/>paragraph, character, page, frame, list, and table. See Chapter 3, Using Styles and Templates, in this book and also refer to the <text:span text:style-name="LOEmphasis">Writer Guide</text:span>.</text:p>
      <text:h text:style-name="P180" text:outline-level="2"><text:bookmark-start text:name="__RefHeading___Toc50256_2682699403"/>Formatting paragraphs using styles<text:bookmark-end text:name="__RefHeading___Toc50256_2682699403"/></text:h>
      <text:p text:style-name="P56">Styles can be applied to paragraphs using the Styles drop-down selection list at the left end of the Format toolbar, by using the <text:span text:style-name="LOStrongEmphasis">Styles</text:span> deck of the Sidebar and by using the Styles menu in the Menu Bar.</text:p>
      <text:list xml:id="list155660390563798" text:continue-numbering="true" text:style-name="Heading_20_Tip">
        <text:list-item>
          <text:p text:style-name="Heading_20_Tip">Tip</text:p>
        </text:list-item>
      </text:list>
      <text:p text:style-name="Text_20_Note">You can use keyboard shortcuts <text:span text:style-name="LOKeystroke">Ctrl+1</text:span> to <text:span text:style-name="LOKeystroke">Ctrl+5</text:span> to apply paragraph styles Heading 1 to Heading 5.</text:p>
      <text:p text:style-name="P52">There is also an option to open a styles toolbar under the <text:span text:style-name="LOMenuPath">View Menu &gt; Toolbars &gt; Formatting (Styles)</text:span> <text:s/>(Figure <text:span text:style-name="T12"><text:sequence-ref text:reference-format="value" text:ref-name="refFigure15">16</text:sequence-ref></text:span>).</text:p>
      <text:p text:style-name="Figure"><draw:frame draw:style-name="fr7" draw:name="Frame10" text:anchor-type="as-char" svg:y="-1.064cm" svg:width="17cm" style:rel-width="100%" svg:height="0.873cm" style:rel-height="scale-min" draw:z-index="53"><draw:text-box><text:p text:style-name="Caption"><draw:frame draw:style-name="fr13" draw:name="Image13" text:anchor-type="paragraph" svg:width="17cm" style:rel-width="100%" svg:height="0.873cm" style:rel-height="scale" draw:z-index="54"><draw:image xlink:href="Pictures/10000000000002BC0000002431B35C484CB27D9B.png" xlink:type="simple" xlink:show="embed" xlink:actuate="onLoad" loext:mime-type="image/png"/></draw:frame><text:span text:style-name="T7"><text:line-break/></text:span>Figure <text:sequence text:ref-name="refFigure15" text:name="Figure" text:formula="ooow:Figure+1" style:num-format="1">16</text:sequence>: Formatting <text:span text:style-name="T6">(Styles) t</text:span>oolbar</text:p></draw:text-box></draw:frame></text:p>
      <text:list xml:id="list155660196093628" text:continue-numbering="true" text:style-name="Heading_20_Tip">
        <text:list-item>
          <text:p text:style-name="P150">Tip</text:p>
        </text:list-item>
      </text:list>
      <text:p text:style-name="Text_20_Note">For important information about using paragraph styles to format documents, see Chapter 3 of this book and the <text:span text:style-name="LOEmphasis">Writer Guide</text:span>.</text:p>
      <text:h text:style-name="P181" text:outline-level="2"><text:bookmark-start text:name="__RefHeading___Toc14436_468984695"/>Formatting paragraphs directly<text:bookmark-end text:name="__RefHeading___Toc14436_468984695"/></text:h>
      <text:p text:style-name="P38">You can manually apply many direct formats to paragraphs using the buttons on the Formatting toolbar and by using the Paragraph panel of the Sidebar’s Properties deck. Ne všechna tlačítka jsou viditelná z standardní instalace, ale můžeme panel nástrojů přizpůsobit tak, aby zahrnoval i ty které se pravidelně používají. Tyto tlačítka a formáty zahrnují:</text:p>
      <text:list xml:id="list155661051005237" text:continue-list="list155659805475446" text:style-name="List_20_1">
        <text:list-item>
          <text:p text:style-name="P130">Set Paragraph Style</text:p>
        </text:list-item>
        <text:list-item>
          <text:p text:style-name="P132">Odrážky zap/vyp (s paletou stylů odrážek)</text:p>
        </text:list-item>
        <text:list-item>
          <text:p text:style-name="P132">Číslování zap/vyp (s paletou stylů čísel)</text:p>
        </text:list-item>
        <text:list-item>
          <text:p text:style-name="P132">Zarovnat vlevo, Vodorovně na střed, Zarovnat vpravo, nebo Do bloku</text:p>
        </text:list-item>
        <text:list-item>
          <text:p text:style-name="P132">Zarovnat nahoru, Svisle na střed, Zarovnat dolů</text:p>
        </text:list-item>
        <text:list-item>
          <text:p text:style-name="P132">Řádkování (zvolíme 1, 1.15, 1.5, 2, nebo Vlastní hodnota</text:p>
        </text:list-item>
        <text:list-item>
          <text:p text:style-name="P132">Zvětšit rozestupy mezi odstavci, Zmenšit rozestupy mezi odstavci</text:p>
        </text:list-item>
        <text:list-item>
          <text:p text:style-name="P132">Zvětšit odsazení, Zmenšit odsazení</text:p>
        </text:list-item>
        <text:list-item>
          <text:p text:style-name="P133">Odstavec (otevře dialogové okno Odstavec)</text:p>
        </text:list-item>
      </text:list>
      <text:list xml:id="list155661721388507" text:continue-list="list155660048561200" text:style-name="Heading_20_Note">
        <text:list-item>
          <text:p text:style-name="P164"><text:soft-page-break/>Poznámka</text:p>
        </text:list-item>
      </text:list>
      <text:p text:style-name="P78">Direct formatting (also called <text:span text:style-name="LOEmphasis">manual formatting</text:span>) overrides styles. This means that when a new style is applied, direct formatting is not removed and still determines the displayed format. </text:p>
      <text:h text:style-name="P141" text:outline-level="3"><text:bookmark-start text:name="__RefHeading___Toc14438_468984695"/>Odstranění přímého formátování<text:bookmark-end text:name="__RefHeading___Toc14438_468984695"/></text:h>
      <text:p text:style-name="P38">To remove direct formatting, select the text and choose <text:span text:style-name="LOMenuPath">Format &gt; Clear Direct Formatting </text:span>from the Menu bar, or right-click and choose <text:span text:style-name="LOMenuPath">Styles &gt;</text:span> <text:span text:style-name="LOMenuPath">Clear Direct Formatting </text:span>from the context menu, or click the <text:span text:style-name="LOMenuPath">Clear Direct Formatting</text:span> button on the Formatting toolbar, or press <text:span text:style-name="LOKeystroke">Ctrl+M</text:span> on the keyboard.</text:p>
      <text:list xml:id="list155659952998377" text:continue-numbering="true" text:style-name="Heading_20_Note">
        <text:list-item>
          <text:p text:style-name="P165">Poznámka</text:p>
        </text:list-item>
      </text:list>
      <text:p text:style-name="P84">Při odstraňování přímého formátování, bude formátování textu vráceno na použitý styl odstavce a znakový styl a ne na výchozí styl odstavce nebo výchozí znakový styl (pokud nejsou tyto styly použity na text).</text:p>
      <text:h text:style-name="P182" text:outline-level="2"><text:bookmark-start text:name="__RefHeading___Toc50258_2682699403"/>Formatting characters using styles<text:bookmark-end text:name="__RefHeading___Toc50258_2682699403"/></text:h>
      <text:p text:style-name="P58">To apply a character style, highlight the characters or words and apply the selected character style from the <text:span text:style-name="LOMenuPath">Styles</text:span> menu on the <text:span text:style-name="LOEmphasis">Main Menu bar, </text:span>from the <text:span text:style-name="LOMenuPath">Character Styles</text:span> tab of the Sidebar <text:span text:style-name="LOEmphasis">Styles </text:span><text:span text:style-name="T18"><text:s/>deck, or from the right-click </text:span><text:span text:style-name="LOEmphasis">context menu</text:span>.</text:p>
      <text:h text:style-name="P176" text:outline-level="2"><text:bookmark-start text:name="__RefHeading__19524_697337876"/>Formatting characters directly<text:bookmark-end text:name="__RefHeading__19524_697337876"/></text:h>
      <text:p text:style-name="P13">It is recommended that you use <text:span text:style-name="LOEmphasis">styles </text:span>to format characters as much as possible rather than formatting characters directly, as described in this section. </text:p>
      <text:p text:style-name="P13">You can directly apply many formats to characters using the buttons on the Formatting toolbar and by using the Character panel of the Sidebar’s Properties deck. Ne všechna tlačítka jsou viditelná z standardní instalace, ale můžeme panel nástrojů přizpůsobit tak, aby zahrnoval i ty které se pravidelně používají. Tyto tlačítka a formáty zahrnují:</text:p>
      <text:list xml:id="list155659864467067" text:continue-list="list155661051005237" text:style-name="List_20_1">
        <text:list-item>
          <text:p text:style-name="P134">Název písma, Velikost písma</text:p>
        </text:list-item>
        <text:list-item>
          <text:p text:style-name="P134">Bold, Italic, Underline, Overline, Double Underline, Strikethrough, Outline</text:p>
        </text:list-item>
        <text:list-item>
          <text:p text:style-name="P134">Horní index, Dolní index</text:p>
        </text:list-item>
        <text:list-item>
          <text:p text:style-name="P134">Velká písmena, Malá písmena</text:p>
        </text:list-item>
        <text:list-item>
          <text:p text:style-name="P134">Zvětšit velikost písma, Zmenšit velikost písma</text:p>
        </text:list-item>
        <text:list-item>
          <text:p text:style-name="P134">Barva písma (s paletou barev)</text:p>
        </text:list-item>
        <text:list-item>
          <text:p text:style-name="P134">Barva pozadí (s paletou barev)</text:p>
        </text:list-item>
        <text:list-item>
          <text:p text:style-name="P134">Zvýraznění (s paletou barev)</text:p>
        </text:list-item>
      </text:list>
      <text:list xml:id="list155660031763540" text:continue-list="list155659952998377" text:style-name="Heading_20_Note">
        <text:list-item>
          <text:p text:style-name="Heading_20_Note">Poznámka</text:p>
        </text:list-item>
      </text:list>
      <text:p text:style-name="P71">Just as direct paragraph formatting overrides the current paragraph style, applying direct character formatting to characters overrides the current character style formatting.</text:p>
      <text:h text:style-name="P183" text:outline-level="2"><text:bookmark-start text:name="__RefHeading___Toc14440_468984695"/>Formatting tables<text:bookmark-end text:name="__RefHeading___Toc14440_468984695"/></text:h>
      <text:p text:style-name="P14">Tables in a Writer document share the same sets of formatting elements as the spreadsheets in LibreOffice Calc.</text:p>
      <text:p text:style-name="P15"><text:soft-page-break/>To apply table styles, place your cursor in the table to be formatted and choose <text:span text:style-name="LOMenuPath">Table &gt; Autoformat Styles</text:span><text:span text:style-name="T21"> in the main menu and select a style from the dialog that appears. <text:s/>Or, alternatively, place your cursor in the table to be formatted and double click on a style listed in the </text:span><text:span text:style-name="LOMenuPath">Table Styles</text:span> tab of the sidebar <text:span text:style-name="LOEmphasis">Styles </text:span><text:span text:style-name="T21">deck. <text:s/>For more information refer to the </text:span><text:span text:style-name="LOEmphasis">LibreOffice Writer Guide.</text:span></text:p>
      <text:h text:style-name="Heading_20_2" text:outline-level="2"><text:bookmark-start text:name="__RefHeading___Toc14442_468984695"/>AutoCorrection<text:bookmark-end text:name="__RefHeading___Toc14442_468984695"/></text:h>
      <text:p text:style-name="P5">You can set Writer to format or correct parts of a document automatically as you type, according to the choices made on the Options page of the AutoCorrect dialog (<text:span text:style-name="LOMenuPath">Tools &gt; AutoCorrect &gt; AutoCorrect Options</text:span>).</text:p>
      <text:p text:style-name="P5"><text:s/>Mezi časté nechtěné nebo neočekávané změny formátování patří:</text:p>
      <text:list xml:id="list1859287056" text:style-name="List_20_1">
        <text:list-item text:start-value="1">
          <text:p text:style-name="P128">Vodorovné čáry. If you type three or more hyphens (---), underscores (___) or equal signs (===) on a line and then press <text:span text:style-name="LOKeystroke">Enter</text:span>, the paragraph is replaced by a horizontal line as wide as the column in the page. Note that the line is actually the lower border of the preceding paragraph.</text:p>
        </text:list-item>
        <text:list-item>
          <text:p text:style-name="P128">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LOEmphasis">Výchozí</text:span>, <text:span text:style-name="LOEmphasis">Tělo textu</text:span> nebo <text:span text:style-name="LOEmphasis">Odsazení těla textu</text:span>.</text:p>
        </text:list-item>
      </text:list>
      <text:list xml:id="list155659949142757" text:continue-list="list155660196093628" text:style-name="Heading_20_Tip">
        <text:list-item>
          <text:p text:style-name="P151">Tip</text:p>
        </text:list-item>
      </text:list>
      <text:p text:style-name="P82">Pokud se v dokumentu objeví neočekávané změny formátování, tato nastavení jsou prvním místem, kde hledat jejich příčinu. Ve většině případů řeší problém tlačítko Zpět (<text:span text:style-name="LOKeystroke">Ctrl+Z</text:span>).</text:p>
      <text:p text:style-name="P16">To turn AutoCorrect on or off, choose <text:span text:style-name="LOMenuPath">Format &gt; AutoCorrect</text:span> and select or deselect the items on the list. The Help describes each of these choices.</text:p>
      <text:h text:style-name="P176" text:outline-level="2"><text:bookmark-start text:name="__RefHeading__19528_697337876"/>Creating lists with styles<text:bookmark-end text:name="__RefHeading__19528_697337876"/></text:h>
      <text:h text:style-name="Heading_20_3" text:outline-level="3"><text:bookmark-start text:name="__RefHeading___Toc50262_2682699403"/>Vytváření odrážkových a číslovaných seznamů.<text:bookmark-end text:name="__RefHeading___Toc50262_2682699403"/></text:h>
      <text:p text:style-name="P32">Whenever possible, use paragraph styles for creating bulleted and numbered lists. <text:s/>Writer comes with two sets of paragraph styles for this purpose. However, these styles do not include options for settings such as the type of bullet or position of numbers. Those settings come from list styles, which are a different type of style than paragraph styles. <text:s/>It is recommended to use them together in these ways:</text:p>
      <text:list xml:id="list1942489435" text:style-name="L1">
        <text:list-item>
          <text:p text:style-name="P143">Use paragraph styles <text:span text:style-name="T8">List 1, List <text:s/>2, List 3, etc. </text:span>for creating bulleted lists. These styles use list styles List 1, List 2, List 3, etc. </text:p>
        </text:list-item>
        <text:list-item>
          <text:p text:style-name="P144">Use paragraph styles Numbering 1, Numbering 2, Numbering 3, etc, for creating numbered lists. These styles use the list styles called Numbering 1, Numbering 2, etc. </text:p>
        </text:list-item>
      </text:list>
      <text:p text:style-name="P55">To associate one of these paragraph styles to a list style, go to <text:span text:style-name="LOMenuPath">Styles &lt; Manage Styles</text:span> or click <text:span text:style-name="LOKeystroke">F11 </text:span>to open the list of styles. Right click on the paragraph style you want to use, then <text:span text:style-name="LOMenuPath">Modify &lt; Outline &amp; Numbering</text:span>. In the Numbering drop-down list, choose the appropriate list style.</text:p>
      <text:p text:style-name="P42">Paragraph styles such as List 1 Start and List 1 End enable you to adjust specific properties (such as the space between paragraphs) for items at the beginning or end of the list.</text:p>
      <text:list xml:id="list155660681444494" text:continue-list="list155660031763540" text:style-name="Heading_20_Note">
        <text:list-item>
          <text:p text:style-name="P166">Poznámka</text:p>
        </text:list-item>
      </text:list>
      <text:p text:style-name="P76">List styles are not meant to be used on their own. Rather, they are designed to be <text:s/>attached to paragraph styles.</text:p>
      <text:h text:style-name="P142" text:outline-level="3"><text:bookmark-start text:name="__RefHeading___Toc14446_468984695"/><text:soft-page-break/>Creating nested lists<text:bookmark-end text:name="__RefHeading___Toc14446_468984695"/></text:h>
      <text:p text:style-name="P45"><text:span text:style-name="T23">With paragraph styles, you can easily create nested lists, in which where list items have subpoints under them, as in an outline. <text:s/>This requires specifying the settings for the additional levels. <text:s/>To do this, <text:s/>right click on the list style (not the paragraph style) and specify how each layer will be labeled, using the Numbering Style page. Also specify the position and spacing for each level on the Position page. Refer to the </text:span><text:span text:style-name="LOEmphasis">Writer Guide</text:span> for details.</text:p>
      <text:p text:style-name="P46">Once you have set up nested lists, you can readily change the hierarchy of an item. To demote an item one level, position the cursor at the beginning of the line (after the bullet or number) and press <text:span text:style-name="LOKeystroke">Tab</text:span>. To promote an item one level, press <text:span text:style-name="LOKeystroke">Shift + Tab.</text:span></text:p>
      <text:h text:style-name="Heading_20_2" text:outline-level="2"><text:bookmark-start text:name="__RefHeading___Toc14448_468984695"/>Creating lists with direct formatting<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43">Bullets and numbers can be manually applied in three basic ways:</text:p>
      <text:list xml:id="list155660421421490" text:continue-list="list155659864467067" text:style-name="List_20_1">
        <text:list-item>
          <text:p text:style-name="List_20_1">Use AutoCorrect to autoformat text, as described above. </text:p>
        </text:list-item>
        <text:list-item>
          <text:p text:style-name="List_20_1">Use the Bullets and Numbering buttons on the Formatting bar </text:p>
          <text:list>
            <text:list-item>
              <text:list>
                <text:list-item>
                  <text:p text:style-name="List_20_1">Use the Paragraph panel of the Sidebar’s Properties deck</text:p>
                </text:list-item>
              </text:list>
            </text:list-item>
          </text:list>
        </text:list-item>
      </text:list>
      <text:p text:style-name="P44">Bullets and numbering can be applied to already selected text or they can be applied as you type. </text:p>
      <text:list xml:id="list155660837573652" text:continue-list="list155659949142757" text:style-name="Heading_20_Tip">
        <text:list-item>
          <text:p text:style-name="P152">Tip</text:p>
        </text:list-item>
      </text:list>
      <text:p text:style-name="P77">Bullets and numbering applied in these ways cannot be removed with the command “clear direct formatting” on the Format menu or by using <text:span text:style-name="LOKeystroke">Ctrl + M</text:span>. <text:s/>Rather, they are turned off or removed from selected text by toggling the Bullets and Numbering buttons on the Formatting bar or on the Sidebar’s Properties deck. <text:s/></text:p>
      <text:h text:style-name="Heading_20_3" text:outline-level="3"><text:bookmark-start text:name="__RefHeading___Toc29936_1431099649"/>Creating nested lists<text:bookmark-end text:name="__RefHeading___Toc29936_1431099649"/></text:h>
      <text:p text:style-name="P5">Use the buttons on the Bullets and Numbering toolbar (Figure <text:sequence-ref text:reference-format="value" text:ref-name="refFigure16">17</text:sequence-ref>) to move items up or down the list, create sub-points, change the style of bullets, and access the Bullets and Numbering dialog, which contains more detailed controls. Panel nástrojů zobrazíme pomocí nabídky <text:span text:style-name="LOMenuPath">Zobrazit &gt; Panely nástrojů &gt; Odrážky a číslování</text:span>.</text:p>
      <text:list xml:id="list155661557320923" text:continue-list="list155660681444494" text:style-name="Heading_20_Note">
        <text:list-item>
          <text:p text:style-name="P168">Poznámka</text:p>
        </text:list-item>
      </text:list>
      <text:p text:style-name="P69">Pokud nám automatické číslování a odrážky nevyhovují, můžeme je dočasně vypnout tím, že zrušíme zaškrtnutí <text:span text:style-name="LOMenuPath">Formát &gt; Automatické opravy &gt; Při psaní</text:span>.</text:p>
      <text:p text:style-name="P115"><draw:frame draw:style-name="fr8" draw:name="Frame66" text:anchor-type="as-char" svg:width="15.856cm" draw:z-index="8"><draw:text-box fo:min-height="6.145cm"><text:p text:style-name="Frame_20_contents"><draw:frame draw:style-name="fr23" draw:name="Image333" text:anchor-type="as-char" svg:width="8.331cm" svg:height="2.323cm" draw:z-index="9"><draw:image xlink:href="Pictures/100000000000013B0000005E115C4C67CB93E024.png" xlink:type="simple" xlink:show="embed" xlink:actuate="onLoad" loext:mime-type="image/png"/></draw:frame></text:p><table:table table:name="Table41" table:style-name="Table41"><table:table-column table:style-name="Table41.A"/><table:table-column table:style-name="Table41.B"/><table:table-column table:style-name="Table41.C"/><table:table-column table:style-name="Table41.D"/><table:table-column table:style-name="Table41.E"/><table:table-column table:style-name="Table41.F"/><table:table-row table:style-name="Table41.1"><table:table-cell table:style-name="Table41.A1" office:value-type="string"><text:p text:style-name="Table_20_Contents"><text:span text:style-name="LOStrongEmphasis">1</text:span></text:p></table:table-cell><table:table-cell table:style-name="Table41.A1" office:value-type="string"><text:p text:style-name="P113">Promote One Le<text:span text:style-name="T22">v</text:span>el</text:p></table:table-cell><table:table-cell table:style-name="Table41.A1" table:number-rows-spanned="2" office:value-type="string"><text:p text:style-name="Table_20_Contents"><text:span text:style-name="LOStrongEmphasis">5</text:span></text:p></table:table-cell><table:table-cell table:style-name="Table41.A1" table:number-rows-spanned="2" office:value-type="string"><text:p text:style-name="P113">Vložit nečíslovanou položku</text:p></table:table-cell><table:table-cell table:style-name="Table41.A1" office:value-type="string"><text:p text:style-name="Table_20_Contents"><text:span text:style-name="LOStrongEmphasis">8</text:span></text:p></table:table-cell><table:table-cell table:style-name="Table41.A1" office:value-type="string"><text:p text:style-name="P113">Přesunout nahoru včetně podčástí</text:p></table:table-cell></table:table-row><table:table-row table:style-name="Table41.1"><table:table-cell table:style-name="Table41.A1" office:value-type="string"><text:p text:style-name="Table_20_Contents"><text:span text:style-name="LOStrongEmphasis">2</text:span></text:p></table:table-cell><table:table-cell table:style-name="Table41.A1" office:value-type="string"><text:p text:style-name="P113">O úroveň níže</text:p></table:table-cell><table:covered-table-cell/><table:covered-table-cell/><table:table-cell table:style-name="Table41.A1" office:value-type="string"><text:p text:style-name="Table_20_Contents"><text:span text:style-name="LOStrongEmphasis">9</text:span></text:p></table:table-cell><table:table-cell table:style-name="Table41.A1" office:value-type="string"><text:p text:style-name="P113">Přesunout dolů včetně podčástí</text:p></table:table-cell></table:table-row><table:table-row table:style-name="Table41.3"><table:table-cell table:style-name="Table41.A1" office:value-type="string"><text:p text:style-name="Table_20_Contents"><text:span text:style-name="LOStrongEmphasis">3</text:span></text:p></table:table-cell><table:table-cell table:style-name="Table41.A1" office:value-type="string"><text:p text:style-name="P113">O úroveň výše včetně podčástí</text:p></table:table-cell><table:table-cell table:style-name="Table41.A1" office:value-type="string"><text:p text:style-name="Table_20_Contents"><text:span text:style-name="LOStrongEmphasis">6</text:span></text:p></table:table-cell><table:table-cell table:style-name="Table41.A1" office:value-type="string"><text:p text:style-name="P113">Přesunout nahoru</text:p></table:table-cell><table:table-cell table:style-name="Table41.A1" office:value-type="string"><text:p text:style-name="Table_20_Contents"><text:span text:style-name="LOStrongEmphasis">10</text:span></text:p></table:table-cell><table:table-cell table:style-name="Table41.A1" office:value-type="string"><text:p text:style-name="P113">Restartovat číslování</text:p></table:table-cell></table:table-row><table:table-row table:style-name="Table41.4"><table:table-cell table:style-name="Table41.A1" office:value-type="string"><text:p text:style-name="Table_20_Contents"><text:span text:style-name="LOStrongEmphasis">4</text:span></text:p></table:table-cell><table:table-cell table:style-name="Table41.A1" office:value-type="string"><text:p text:style-name="P113">O úroveň níže včetně podčástí</text:p></table:table-cell><table:table-cell table:style-name="Table41.A1" office:value-type="string"><text:p text:style-name="Table_20_Contents"><text:span text:style-name="LOStrongEmphasis">7</text:span></text:p></table:table-cell><table:table-cell table:style-name="Table41.A1" office:value-type="string"><text:p text:style-name="P113">Přesunout dolů</text:p></table:table-cell><table:table-cell table:style-name="Table41.A1" office:value-type="string"><text:p text:style-name="Table_20_Contents"><text:span text:style-name="LOStrongEmphasis">11</text:span></text:p></table:table-cell><table:table-cell table:style-name="Table41.A1" office:value-type="string"><text:p text:style-name="P113">Bullets and Numbering <text:span text:style-name="T13">dialog</text:span></text:p></table:table-cell></table:table-row></table:table><text:p text:style-name="Caption">Figure <text:sequence text:ref-name="refFigure16" text:name="Figure" text:formula="ooow:Figure+1" style:num-format="1">17</text:sequence>: Bullets and Numbering toolbar</text:p></draw:text-box></draw:frame></text:p>
      <text:p text:style-name="Text_20_body"><text:soft-page-break/>The Bullets and Numbering buttons on the Sidebar’s Properties deck can also be used to create nested lists. <text:s/>Click the down arrow next to the Bulleted List or Numbered List button, then <text:span text:style-name="LOMenuPath">More Bullets/Numbering to</text:span> access the Bullets and Numbering dialog. Postranní lišta však neobsahuje nástroje pro změnu úrovně položky seznamu, které se nacházejí na liště Odrážky a číslování.</text:p>
      <text:h text:style-name="P176" text:outline-level="2"><text:bookmark-start text:name="__RefHeading___Toc19951_1611997718"/>Nastavení kroků tabulátoru a odsazení<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LOMenuPath">Zvětšit odsazení</text:span> a <text:span text:style-name="LOMenuPath">Zmenšit odsazení</text:span> na nástrojové liště Formátování), ale i odsazení částí odstavců (stisknutím klávesy <text:span text:style-name="LOKeystroke">Tab</text:span> na klávesnici).</text:p>
      <text:p text:style-name="P5">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P5"><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LOEmphasis">Odsazení a rozestupy</text:span> dialogového okna Odstavec. You can also double-click anywhere between the left and right indent icons on the ruler to open the <text:span text:style-name="LOEmphasis">Tabs</text:span> page of the Paragraph dialog.</text:p>
      <text:p text:style-name="P5">Vhodnějším přístupem je však nadefinovat tabulátory pro <text:span text:style-name="LOEmphasis">styl</text:span> odstavce. This is done on the Tab page of the Paragraph Style dialog. Press <text:span text:style-name="LOKeystroke">F11</text:span>, then right click on the style to open the dialog. See the <text:span text:style-name="LOEmphasis">Writer Guide</text:span> for more information.</text:p>
      <text:list xml:id="list155661665191863" text:continue-list="list155660837573652" text:style-name="Heading_20_Tip">
        <text:list-item>
          <text:p text:style-name="P145">Tip</text:p>
        </text:list-item>
      </text:list>
      <text:p text:style-name="P69">Používání tabulátorů na rozmístění textu se nedoporučuje. Depending on what you are trying to accomplish, a table or frame might be a better choice.</text:p>
      <text:h text:style-name="P176" text:outline-level="2"><text:bookmark-start text:name="__RefHeading__19506_6973378761"/>Změna výchozí velikosti kroku tabulátoru<text:bookmark-end text:name="__RefHeading__19506_6973378761"/></text:h>
      <text:list xml:id="list155661406045286" text:continue-list="list1455869948" text:style-name="Heading_20_Caution">
        <text:list-item>
          <text:p text:style-name="P169">Upozornění</text:p>
        </text:list-item>
      </text:list>
      <text:p text:style-name="P69">Jakékoli změny výchozího nastavení kroku tabulátoru bude mít vliv na tabulátory ve všech dokumentech, které následně otevřeme, a také na tabulátory, které vložíme po provedení změny.</text:p>
      <text:p text:style-name="P5">To set the spacing of default tab stop intervals, go to <text:span text:style-name="LOMenuPath">Tools &gt; Options &gt; LibreOffice Writer &gt; General</text:span>.</text:p>
      <text:p text:style-name="P115"><draw:frame draw:style-name="fr3" draw:name="Frame218" text:anchor-type="as-char" svg:width="11.686cm" draw:z-index="10"><draw:text-box fo:min-height="2.972cm"><text:p text:style-name="Caption"><draw:frame draw:style-name="fr24" draw:name="Image334" text:anchor-type="paragraph" svg:width="11.686cm" svg:height="2.379cm" draw:z-index="11"><draw:image xlink:href="Pictures/100000000000016E00000052B4E0D24BC4EACA12.png" xlink:type="simple" xlink:show="embed" xlink:actuate="onLoad" loext:mime-type="image/png"/></draw:frame>Figure <text:sequence text:ref-name="refFigure17" text:name="Figure" text:formula="ooow:Figure+1" style:num-format="1">18</text:sequence>: Selecting a default tab stop interval</text:p></draw:text-box></draw:frame></text:p>
      <text:h text:style-name="P184" text:outline-level="2"><text:bookmark-start text:name="__RefHeading___Toc14452_468984695"/>Changing measurement units for tab stops and rulers<text:bookmark-end text:name="__RefHeading___Toc14452_468984695"/></text:h>
      <text:p text:style-name="P5">Change <text:alphabetical-index-mark text:string-value="měrná jednotka"/>the measurement unit for rulers in the current document by right-clicking on the ruler to open a list of units. Klepnutím na jednu z nich jednotku pravítka změníme. Vybrané nastavení se použije pouze na toto pravítko.</text:p>
      <text:p text:style-name="P115"><text:soft-page-break/><draw:frame draw:style-name="fr3" draw:name="Frame318" text:anchor-type="as-char" svg:width="6.941cm" draw:z-index="55"><draw:text-box fo:min-height="3.6cm"><text:p text:style-name="Caption"><draw:frame draw:style-name="fr12" draw:name="Image335" text:anchor-type="paragraph" svg:width="3.334cm" svg:height="4.286cm" draw:z-index="56"><draw:image xlink:href="Pictures/100000000000007E000000A2D703D445CE905F21.png" xlink:type="simple" xlink:show="embed" xlink:actuate="onLoad" loext:mime-type="image/png"/></draw:frame>Figure <text:sequence text:ref-name="refFigure18" text:name="Figure" text:formula="ooow:Figure+1" style:num-format="1">19</text:sequence>: Changing the measurement unit for a ruler</text:p></draw:text-box></draw:frame></text:p>
      <text:h text:style-name="P176" text:outline-level="2"><text:bookmark-start text:name="__RefHeading__19530_697337876"/>Dělení slov<text:bookmark-end text:name="__RefHeading__19530_697337876"/></text:h>
      <text:p text:style-name="P5">Hyphenate words at the end of a line in two ways: let Writer do it automatically (using its hyphenation dictionaries), or insert conditional hyphens manually for specific words.</text:p>
      <text:h text:style-name="P140" text:outline-level="3"><text:bookmark-start text:name="__RefHeading__83387_462712302"/>Automatic hyphenation using styles<text:bookmark-end text:name="__RefHeading__83387_462712302"/></text:h>
      <text:p text:style-name="P85">Chceme-li automatické dělení slov zapnout nebo vypnout:</text:p>
      <text:list xml:id="list155659848802916" text:continue-list="list155661164255679" text:style-name="Numbering_20_1">
        <text:list-item text:start-value="1">
          <text:p text:style-name="P158">Click on the <text:span text:style-name="LOMenuPath">Styles </text:span>tab in the Sidebar to open the Styles deck.</text:p>
        </text:list-item>
        <text:list-item>
          <text:p text:style-name="P158">On the Paragraph Styles page (Figure <text:sequence-ref text:reference-format="value" text:ref-name="refFigure19">20</text:sequence-ref>), right-click on <text:span text:style-name="LOMenuPath">Default Style</text:span> (or another style you want to use) and select <text:span text:style-name="LOMenuPath">Modify</text:span>.</text:p>
        </text:list-item>
        <text:list-item>
          <text:p text:style-name="P158">On the Paragraph Style dialog (Figure <text:sequence-ref text:reference-format="value" text:ref-name="refFigure20">21</text:sequence-ref>), go to the <text:span text:style-name="LOEmphasis">Text Flow</text:span> page.</text:p>
        </text:list-item>
        <text:list-item>
          <text:p text:style-name="P158">V části Dělení slov vybereme nebo zrušíme výběr možnosti <text:span text:style-name="LOMenuPath">Automaticky</text:span>. When automatic hyphenation is on, you can also set the criteria for when it should occur. Klepneme na <text:span text:style-name="LOMenuPath">OK</text:span>.</text:p>
        </text:list-item>
      </text:list>
      <text:p text:style-name="P109"/>
      <text:p text:style-name="P115"><draw:frame draw:style-name="fr9" draw:name="Frame255" text:anchor-type="as-char" svg:width="6.299cm" draw:z-index="57"><draw:text-box fo:min-height="5.706cm"><text:p text:style-name="Caption"><draw:frame draw:style-name="fr12" draw:name="Image336" text:anchor-type="paragraph" svg:width="6.299cm" svg:height="5.232cm" draw:z-index="58"><draw:image xlink:href="Pictures/10000000000000EE000000C60291148982545627.png" xlink:type="simple" xlink:show="embed" xlink:actuate="onLoad" loext:mime-type="image/png"/></draw:frame>Figure <text:sequence text:ref-name="refFigure19" text:name="Figure" text:formula="ooow:Figure+1" style:num-format="1">20</text:sequence>: Modifying a style</text:p></draw:text-box></draw:frame></text:p>
      <text:list xml:id="list155661761834619" text:continue-list="list155661557320923" text:style-name="Heading_20_Note">
        <text:list-item>
          <text:p text:style-name="P162">Poznámka</text:p>
        </text:list-item>
      </text:list>
      <text:p text:style-name="P72">Turning on hyphenation for the paragraph Default Style affects all other paragraph styles that are based on Default Style. Jiné styly můžeme jednotlivě změnit tak, aby v nich dělení slov nebylo zapnuté (pokud například nechceme, aby se rozdělovala slova v nadpisech).</text:p>
      <text:p text:style-name="P72">Any styles not based on Default Style are not affected. See Chapter 3, Using Styles and Templates, for more about styles based on styles other than Default Style.</text:p>
      <text:p text:style-name="P115"><text:soft-page-break/><draw:frame draw:style-name="fr3" draw:name="Frame245" text:anchor-type="as-char" svg:width="15.342cm" draw:z-index="59"><draw:text-box fo:min-height="5.957cm"><text:p text:style-name="Caption"><draw:frame draw:style-name="fr25" draw:name="Graphic34" text:anchor-type="paragraph" svg:y="0cm" svg:width="15.342cm" svg:height="5.41cm" draw:z-index="60"><draw:image xlink:href="Pictures/1000000000000244000000CCFE8C38C8C67D6AA3.png" xlink:type="simple" xlink:show="embed" xlink:actuate="onLoad" loext:mime-type="image/png"/></draw:frame>Figure <text:sequence text:ref-name="refFigure20" text:name="Figure" text:formula="ooow:Figure+1" style:num-format="1">21</text:sequence>: Turning on automatic hyphenation</text:p></draw:text-box></draw:frame></text:p>
      <text:h text:style-name="Heading_20_3" text:outline-level="3"><text:bookmark-start text:name="__RefHeading___Toc14454_468984695"/>Setting Hyphenation with Writing Aids<text:bookmark-end text:name="__RefHeading___Toc14454_468984695"/></text:h>
      <text:p text:style-name="P5">Dělení slov můžeme nastavit také pomocí <text:span text:style-name="LOMenuPath">Nástroje &gt; Možnosti &gt; Jazyková nastavení &gt; Pomůcky pro psaní</text:span>. V části Možnosti v dolní části dialogového okna najdeme nastavení dělení slov.</text:p>
      <text:p text:style-name="P115"><draw:frame draw:style-name="fr3" draw:name="Frame235" text:anchor-type="as-char" svg:width="13.919cm" draw:z-index="61"><draw:text-box fo:min-height="3.42cm"><text:p text:style-name="Caption"><draw:frame draw:style-name="fr26" draw:name="Image337" text:anchor-type="paragraph" svg:width="13.809cm" svg:height="2.993cm" draw:z-index="62"><draw:image xlink:href="Pictures/10000000000001E20000006634568A67462EA2B7.png" xlink:type="simple" xlink:show="embed" xlink:actuate="onLoad" loext:mime-type="image/png"/></draw:frame>Figure <text:sequence text:ref-name="refFigure21" text:name="Figure" text:formula="ooow:Figure+1" style:num-format="1">22</text:sequence>: Setting hyphenation options</text:p></draw:text-box></draw:frame></text:p>
      <text:p text:style-name="P5">To change the minimum number of characters for hyphenation, or the minimum number of characters before or after a line break, select the item, and then click the <text:span text:style-name="LOMenuPath">Edit</text:span> button in the Options section.</text:p>
      <text:list xml:id="list155660249829557" text:continue-numbering="true" text:style-name="Heading_20_Note">
        <text:list-item>
          <text:p text:style-name="P167">Poznámka</text:p>
        </text:list-item>
      </text:list>
      <text:p text:style-name="Text_20_Note">Nastavení dělení slov v okně Pomůcky pro psaní se projeví pouze tehdy, když je dělení slov zapnuto pomocí stylů odstavce.</text:p>
      <text:h text:style-name="P140" text:outline-level="3"><text:bookmark-start text:name="__RefHeading__83389_462712302"/>Ruční dělení slov<text:bookmark-end text:name="__RefHeading__83389_462712302"/></text:h>
      <text:p text:style-name="P5">Manually hyphenate words when you want only a specific word hyphenated at the end of a line. <text:s/>Do not use a normal hyphen, which will remain visible even if the word is no longer at the end of a line (when you add or delete text or change margins or font size). Místo toho použijeme volitelné rozdělení, které je viditelné pouze v případě potřeby.</text:p>
      <text:p text:style-name="P17">To insert a conditional hyphen inside a word, click where you want the hyphen to appear (when needed) and press <text:span text:style-name="LOKeystroke">Ctrl+hyphen</text:span> or use <text:span text:style-name="LOMenuPath">Insert &gt; Formatting Mark &gt; Soft hyphen</text:span>. When the word <text:s/>is at the end of the line it will be hyphenated at this position, even if automatic hyphenation for this paragraph is switched off.</text:p>
      <text:h text:style-name="P186" text:outline-level="1"><text:bookmark-start text:name="__RefHeading__19534_697337876"/><text:alphabetical-index-mark text:string-value="formátování stránek"/>Formátování stránek<text:bookmark-end text:name="__RefHeading__19534_697337876"/></text:h>
      <text:p text:style-name="P92">Every page in Writer 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 </text:p>
      <text:p text:style-name="P31">As with other styles, Writer comes with a number of page styles. You can modify these styles <text:s/>or create new ones. The Default page style is used when no other page style has been specified. </text:p>
      <text:p text:style-name="P18"><text:soft-page-break/><text:span text:style-name="T14">In addition to <text:s/>page styles, several features enable you to further </text:span><text:alphabetical-index-mark text:string-value="rozvržení stránek"/>control page layouts, including columns, frames, tables, and sections. For more information, see the <text:span text:style-name="LOEmphasis">Writer Guide</text:span>.</text:p>
      <text:list xml:id="list155661359746987" text:continue-list="list155661665191863" text:style-name="Heading_20_Tip">
        <text:list-item>
          <text:p text:style-name="P145">Tip</text:p>
        </text:list-item>
      </text:list>
      <text:p text:style-name="P69">Page layout is usually easier if you show text, object, table, and section boundaries in <text:span text:style-name="LOMenuPath">Tools &gt; Options &gt; LibreOffice &gt; Application Colors,</text:span> and paragraph ends, tabs, breaks, and other items in <text:span text:style-name="LOMenuPath">Tools &gt; Options &gt; LibreOffice Writer &gt; Formatting Aids</text:span>.</text:p>
      <text:h text:style-name="P176"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9">Záhlaví je oblast, která se nachází v horní části stránky nad horním okrajem. Zápatí se nachází v dolní části stránky pod dolním okrajem. Information such as page number is inserted into the header or footer of a page style. That information is then displayed on every page with the same page style (unless the page style enables separate settings for the first page or for left and right pages).</text:p>
      <text:h text:style-name="P140" text:outline-level="3"><text:bookmark-start text:name="__RefHeading__83391_462712302"/>Vkládání záhlaví nebo zápatí<text:bookmark-end text:name="__RefHeading__83391_462712302"/></text:h>
      <text:p text:style-name="P59">You can insert a header <text:span text:style-name="T15">in several ways. <text:s/>Here is the easiest:</text:span></text:p>
      <text:list xml:id="list155661802920748" text:continue-list="list155660421421490" text:style-name="List_20_1">
        <text:list-item>
          <text:p text:style-name="P128">Click above the top margin (or below the bottom margin) to make the Header or Footer marker appear (Figure <text:sequence-ref text:reference-format="value" text:ref-name="refFigure22">23</text:sequence-ref>), and then click on the <text:span text:style-name="LOMenuPath">+</text:span>. </text:p>
        </text:list-item>
      </text:list>
      <text:p text:style-name="P115"><draw:frame draw:style-name="fr4" draw:name="Frame219" text:anchor-type="as-char" svg:width="17cm" draw:z-index="63"><draw:text-box fo:min-height="3.494cm"><text:p text:style-name="Caption"><draw:frame draw:style-name="fr12" draw:name="Image416" text:anchor-type="paragraph" svg:width="17cm" svg:height="3.9cm" draw:z-index="64"><draw:image xlink:href="Pictures/10000000000003D9000000E236AB9C17F308F30D.png" xlink:type="simple" xlink:show="embed" xlink:actuate="onLoad" loext:mime-type="image/png"/></draw:frame>Figure <text:sequence text:ref-name="refFigure22" text:name="Figure" text:formula="ooow:Figure+1" style:num-format="1">23</text:sequence>: Header marker at top of text area</text:p></draw:text-box></draw:frame></text:p>
      <text:p text:style-name="P5">After a header/footer has been created, a down-arrow appears on the marker. Click on this arrow to drop down a menu of choices for working with the header (Figure <text:sequence-ref text:reference-format="value" text:ref-name="refFigure23">24</text:sequence-ref>).</text:p>
      <text:p text:style-name="P115"><draw:frame draw:style-name="fr10" draw:name="Frame226" text:anchor-type="as-char" svg:width="15.729cm" draw:z-index="65"><draw:text-box fo:min-height="4.722cm"><text:p text:style-name="Caption"><draw:frame draw:style-name="fr12" draw:name="Image417" text:anchor-type="paragraph" svg:width="15.729cm" svg:height="3.944cm" draw:z-index="66"><draw:image xlink:href="Pictures/10000000000003C9000000F3EC4E0510123EDBB6.png" xlink:type="simple" xlink:show="embed" xlink:actuate="onLoad" loext:mime-type="image/png"/></draw:frame>Figure <text:sequence text:ref-name="refFigure23" text:name="Figure" text:formula="ooow:Figure+1" style:num-format="1">24</text:sequence>: Header menu</text:p></draw:text-box></draw:frame></text:p>
      <text:p text:style-name="P47">Alternatively, you can choose <text:span text:style-name="LOMenuPath">Insert &gt; Header and Footer &gt; Header &gt; Default Style</text:span> (or some other page style, if not Default Style).</text:p>
      <text:h text:style-name="Heading_20_3" text:outline-level="3"><text:bookmark-start text:name="__RefHeading___Toc14456_468984695"/>Determining header and footer appearance<text:bookmark-end text:name="__RefHeading___Toc14456_468984695"/></text:h>
      <text:p text:style-name="P5">To format a header (use similar settings for a footer), you can either click on <text:span text:style-name="LOMenuPath">Format Header</text:span> in the menu shown in Figure <text:sequence-ref text:reference-format="value" text:ref-name="refFigure23">24</text:sequence-ref><text:s/>or go to <text:span text:style-name="LOMenuPath">Format &gt; Page &gt; Header</text:span>. Oběma způsoby otevřeme stejnou záložku v dialogovém okně Styl stránky.</text:p>
      <text:p text:style-name="P48">Here you can specify if headings on the left and right pages should be the same or different. You can also specify whether the first page will have no header or a different header than other pages. </text:p>
      <text:p text:style-name="P48"><text:soft-page-break/>In this dialog, you can also turn the header on or off, set the margins, and set the spacing between the header and document text.</text:p>
      <text:p text:style-name="Figure"><draw:frame draw:style-name="fr2" draw:name="Frame3" text:anchor-type="as-char" svg:width="11.453cm" draw:z-index="67"><draw:text-box fo:min-height="5.898cm"><text:p text:style-name="Caption"><draw:frame draw:style-name="fr13" draw:name="Image4" text:anchor-type="paragraph" svg:width="11.453cm" style:rel-width="100%" svg:height="5.898cm" style:rel-height="scale" draw:z-index="68"><draw:image xlink:href="Pictures/100000000000040B000002153218EB6DF78F756E.png" xlink:type="simple" xlink:show="embed" xlink:actuate="onLoad" loext:mime-type="image/png"/></draw:frame><text:span text:style-name="T7"><text:line-break/></text:span>Figure <text:sequence text:ref-name="refFigure24" text:name="Figure" text:formula="ooow:Figure+1" style:num-format="1">25</text:sequence>: Page header dialog</text:p></draw:text-box></draw:frame></text:p>
      <text:h text:style-name="P140" text:outline-level="3"><text:bookmark-start text:name="__RefHeading__83393_462712302"/>Inserting document title in headers and footers<text:bookmark-end text:name="__RefHeading__83393_462712302"/></text:h>
      <text:p text:style-name="P60">Information such as a document title is often put into the header or footer. Nejlepší je tyto položky vkládat jako pole. That way, if something (such as the name) changes, the headers and footers are updated automatically. Here is one common way to use fields to insert the document title into the header:</text:p>
      <text:list xml:id="list983377925" text:style-name="Numbering_20_1">
        <text:list-item text:start-value="1">
          <text:p text:style-name="P160">Zvolíme <text:span text:style-name="LOMenuPath">Soubor &gt; Vlastnosti &gt; Popis</text:span> a zadáme název dokumentu.</text:p>
        </text:list-item>
        <text:list-item>
          <text:p text:style-name="P160">Add a header with <text:span text:style-name="LOMenuPath">Insert &gt; Header and Footer &gt; Header &gt; Default Style</text:span> (or appropriate page style).</text:p>
        </text:list-item>
        <text:list-item>
          <text:p text:style-name="P154">Place the cursor in the header area at the top of the page. If needed, click on the <text:span text:style-name="LOMenuPath">+ to be able to click in the header.</text:span></text:p>
        </text:list-item>
        <text:list-item>
          <text:p text:style-name="P155">Zvolíme <text:span text:style-name="LOMenuPath">Vložit &gt; Pole &gt; Název</text:span>. The title should appear on a gray background. The background does not show when printed and can be turned off in <text:span text:style-name="LOMenuPath">Tools &gt; Options &gt; LibreOffice &gt; Application Colors</text:span>.</text:p>
        </text:list-item>
        <text:list-item>
          <text:p text:style-name="P158">Chceme-li název dokumentu změnit, přejdeme zpět na <text:span text:style-name="LOMenuPath">Soubor &gt; Vlastnosti &gt; Popis</text:span>.</text:p>
        </text:list-item>
      </text:list>
      <text:p text:style-name="P5">For more about headers, footers, and fields, see the <text:span text:style-name="LOEmphasis">Writer Guide</text:span>.</text:p>
      <text:h text:style-name="P176"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40" text:outline-level="3"><text:bookmark-start text:name="__RefHeading__83395_462712302"/>Zobrazení čísla strany<text:bookmark-end text:name="__RefHeading__83395_462712302"/></text:h>
      <text:p text:style-name="P5">Chceme-li zobrazovat čísla stránek automaticky:</text:p>
      <text:list xml:id="list2041868204" text:style-name="Numbering_20_1">
        <text:list-item text:start-value="1">
          <text:p text:style-name="P158">Vložíme záhlaví nebo zápatí podle popisu v předchozí části „<text:reference-ref text:reference-format="text" text:ref-name="Creating headers and footers">Vytváření záhlaví a zápatí</text:reference-ref>“.</text:p>
        </text:list-item>
        <text:list-item>
          <text:p text:style-name="P158">Place the cursor in the header or footer where you want the page number to appear and choose <text:span text:style-name="LOMenuPath">Insert &gt; Page Number</text:span>.</text:p>
        </text:list-item>
      </text:list>
      <text:h text:style-name="P140" text:outline-level="3"><text:bookmark-start text:name="__RefHeading__83397_462712302"/>Vkládání celkového počtu stránek<text:bookmark-end text:name="__RefHeading__83397_462712302"/></text:h>
      <text:p text:style-name="P90">Chceme-li do číslování zahrnout celkový počet stránek (například „stránka 1 z 12“):</text:p>
      <text:list xml:id="list1795993899" text:style-name="Numbering_20_1">
        <text:list-item text:start-value="1">
          <text:p text:style-name="P158">Napíšeme slovo „stránka“ a mezeru, pak vložíme číslo stránky podle předchozího popisu.</text:p>
        </text:list-item>
        <text:list-item>
          <text:p text:style-name="P158">Press the space bar once, type the word “of” and a space, then choose <text:span text:style-name="LOMenuPath">Insert &gt; Field &gt; Page Count</text:span>.</text:p>
        </text:list-item>
      </text:list>
      <text:list xml:id="list155660991817366" text:continue-list="list155660249829557" text:style-name="Heading_20_Note">
        <text:list-item>
          <text:p text:style-name="P162"><text:soft-page-break/>Poznámka</text:p>
        </text:list-item>
      </text:list>
      <text:p text:style-name="P69">Pole Počet stránek zobrazuje celkový počet stránek dokumentu, jak je to uvedeno na záložce Statistika v okně Vlastnosti dokumentu (<text:span text:style-name="LOMenuPath">Soubor &gt; Vlastnosti</text:span>). Pokud někde v dokumentu číslování stránek restartujeme, celkový počet stránek nemusí být vhodný. See the <text:span text:style-name="LOEmphasis">Writer Guide</text:span> for more information.</text:p>
      <text:h text:style-name="P140"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To restart page numbering:</text:p>
      <text:p text:style-name="P5">Umístíme kurzor do prvního odstavce nové stránky.</text:p>
      <text:list xml:id="list155661419789812" text:continue-list="list155659848802916" text:style-name="Numbering_20_1">
        <text:list-item text:start-value="1">
          <text:p text:style-name="P158">Zvolíme <text:span text:style-name="LOMenuPath">Formát &gt; Odstavec.</text:span></text:p>
        </text:list-item>
        <text:list-item>
          <text:p text:style-name="P158">On the Text Flow tab of the Paragraph dialog (Figure <text:sequence-ref text:reference-format="value" text:ref-name="refFigure20">21</text:sequence-ref><text:s/>on page <text:sequence-ref text:reference-format="page" text:ref-name="refFigure20">30</text:sequence-ref>), select <text:span text:style-name="LOMenuPath">Breaks</text:span>.</text:p>
        </text:list-item>
        <text:list-item>
          <text:p text:style-name="P158">Vybereme <text:span text:style-name="LOMenuPath">Vložit</text:span>, poté <text:span text:style-name="LOMenuPath">Se stylem stránky</text:span> a zvolíme styl stránky, který se má použít.</text:p>
        </text:list-item>
        <text:list-item>
          <text:p text:style-name="P158">Zadáme číslo stránky, od kterého se má začít, a klepneme na <text:span text:style-name="LOMenuPath">OK</text:span>.</text:p>
        </text:list-item>
      </text:list>
      <text:list xml:id="list155661070895021" text:continue-list="list155661359746987" text:style-name="Heading_20_Tip">
        <text:list-item>
          <text:p text:style-name="P145">Tip</text:p>
        </text:list-item>
      </text:list>
      <text:p text:style-name="P69">This is also useful for numbering the first page of a document with a page number greater than 1. Například můžeme psát knihu, jejíž každá kapitola se nachází v samostatném souboru. Kapitola 1 může začínat číslem 1, ale kapitola 2 by měla začínat stránkou 25 a kapitola 3 stránkou 51.</text:p>
      <text:h text:style-name="P176"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85">Okraje stránky lze změnit třemi způsoby:</text:p>
      <text:list xml:id="list1366376877" text:style-name="List_20_1">
        <text:list-item text:start-value="1">
          <text:p text:style-name="P138">Using the page rulers—quick and easy, but does not allow fine control</text:p>
        </text:list-item>
        <text:list-item>
          <text:p text:style-name="P128">Pomocí dialogového okna Styl stránky – umožňuje zadat okraje s přesností na dvě desetinná místa</text:p>
        </text:list-item>
        <text:list-item>
          <text:p text:style-name="P128">Using the Page deck of the Sidebar</text:p>
        </text:list-item>
      </text:list>
      <text:list xml:id="list155661939927375" text:continue-list="list155661406045286" text:style-name="Heading_20_Caution">
        <text:list-item>
          <text:p text:style-name="P170">Upozornění</text:p>
        </text:list-item>
      </text:list>
      <text:p text:style-name="P69">When you change the margins, the page style is also changed and the changed margins apply to <text:span text:style-name="LOStrongEmphasis">all</text:span> pages using that style.</text:p>
      <text:p text:style-name="P87">Chceme-li změnit okraje pomocí pravítek:</text:p>
      <text:list xml:id="list1855912194" text:style-name="Numbering_20_1">
        <text:list-item text:start-value="1">
          <text:p text:style-name="P158">Šedé části pravítek představují okraje. Umístíme ukazatel myši nad čáru mezi šedou a bílou částí pravítka. Ukazatel se změní na dvojitou šipku, přičemž v tipu se zobrazí aktuální nastavení.</text:p>
        </text:list-item>
        <text:list-item>
          <text:p text:style-name="P158">Podržíme levé tlačítko myši a okraj posuneme na nové místo.</text:p>
        </text:list-item>
      </text:list>
      <text:list xml:id="list155661865538353" text:continue-list="list155661939927375" text:style-name="Heading_20_Caution">
        <text:list-item>
          <text:p text:style-name="P172">Upozornění</text:p>
        </text:list-item>
      </text:list>
      <text:p text:style-name="P120">The two small gray triangles on the ruler are used for indenting paragraphs. The double-headed arrows shown in Figure <text:sequence-ref text:reference-format="value" text:ref-name="refFigure25">26</text:sequence-ref><text:s/>are mouse cursors shown in the correct position for moving the margin markers. Because the triangles and arrows are often in the same place, when changing page margins you need to be careful to move the arrows, not the gray triangles. </text:p>
      <text:p text:style-name="P115"><text:soft-page-break/><draw:frame draw:style-name="fr3" draw:name="Frame265" text:anchor-type="as-char" svg:width="5.918cm" draw:z-index="12"><draw:text-box fo:min-height="5.459cm"><text:p text:style-name="Caption"><draw:frame draw:style-name="fr12" draw:name="graphics30" text:anchor-type="paragraph" svg:width="5.918cm" svg:height="5.004cm" draw:z-index="13"><draw:image xlink:href="Pictures/10000000000000E0000000BD3AD93F12DD61FFAC.png" xlink:type="simple" xlink:show="embed" xlink:actuate="onLoad" loext:mime-type="image/png"/></draw:frame>Figure <text:sequence text:ref-name="refFigure25" text:name="Figure" text:formula="ooow:Figure+1" style:num-format="1">26</text:sequence>: Moving the margins</text:p></draw:text-box></draw:frame></text:p>
      <text:p text:style-name="P5">Chceme-li změnit okraje pomocí dialogového okna Styl stránky:</text:p>
      <text:list xml:id="list359745646" text:style-name="Numbering_20_1">
        <text:list-item text:start-value="1">
          <text:p text:style-name="P158">Klepneme kdekoliv na stránce pravým tlačítkem myši a z místní nabídky vybereme <text:span text:style-name="LOMenuPath">Stránka</text:span>.</text:p>
        </text:list-item>
        <text:list-item>
          <text:p text:style-name="P158">Na záložce <text:span text:style-name="LOMenuPath">Stránka</text:span> dialogového okna, které se otevře, zadáme požadované vzdálenosti do polí v části Okraje.</text:p>
        </text:list-item>
      </text:list>
      <text:p text:style-name="P5">To change margins using the Page deck of the Sidebar:</text:p>
      <text:list xml:id="list155661053284080" text:continue-list="list155661419789812" text:style-name="Numbering_20_1">
        <text:list-item text:start-value="1">
          <text:p text:style-name="P156">On the Sidebar (<text:span text:style-name="LOMenuPath">View &gt; Sidebar</text:span>) open the <text:span text:style-name="LOMenuPath">Page</text:span> tab.</text:p>
        </text:list-item>
        <text:list-item>
          <text:p text:style-name="P157">In the Format panel, use the Margins drop-down list to select the desired margins. Click the <text:span text:style-name="LOMenuPath">More Options</text:span> button to open the Page Style dialog where you can enter exact margin distances. </text:p>
        </text:list-item>
      </text:list>
      <text:h text:style-name="Heading_20_2" text:outline-level="2"><text:bookmark-start text:name="__RefHeading___Toc5776_3942815394"/>Adding a custom watermark to the page background<text:bookmark-end text:name="__RefHeading___Toc5776_3942815394"/></text:h>
      <text:p text:style-name="Text_20_body">To add a watermark to a page background:</text:p>
      <text:list xml:id="list155661722809508" text:continue-list="list155661053284080" text:style-name="Numbering_20_1">
        <text:list-item text:start-value="1">
          <text:p text:style-name="P161">Choose <text:span text:style-name="Strong_20_Emphasis">Format &gt; Watermark</text:span>.</text:p>
        </text:list-item>
        <text:list-item>
          <text:p text:style-name="P161">In the Watermark dialog, type the text and select the font, angle, transparency and color of the watermark. Then click the <text:span text:style-name="Strong_20_Emphasis">OK</text:span> button.</text:p>
        </text:list-item>
      </text:list>
      <text:p text:style-name="Figure"><draw:frame draw:style-name="fr2" draw:name="Frame1" text:anchor-type="as-char" svg:width="8.147cm" draw:z-index="14"><draw:text-box fo:min-height="6.826cm"><text:p text:style-name="Caption"><draw:frame draw:style-name="fr13" draw:name="Image2" text:anchor-type="paragraph" svg:width="8.147cm" style:rel-width="100%" svg:height="6.826cm" style:rel-height="scale" draw:z-index="15"><draw:image xlink:href="Pictures/100000000000013400000102FCD47B511B663FE1.png" xlink:type="simple" xlink:show="embed" xlink:actuate="onLoad" loext:mime-type="image/png"/></draw:frame><text:span text:style-name="T7"><text:line-break/></text:span>Figure <text:sequence text:ref-name="refFigure26" text:name="Figure" text:formula="ooow:Figure+1" style:num-format="1">27</text:sequence>: The Watermark dialog</text:p></draw:text-box></draw:frame></text:p>
      <text:list xml:id="list155660747692234" text:continue-list="list155660991817366" text:style-name="Heading_20_Note">
        <text:list-item>
          <text:p text:style-name="Heading_20_Note">Poznámka</text:p>
        </text:list-item>
      </text:list>
      <text:p text:style-name="P73">The watermark will automatically become part of the page style where it is inserted and all other pages of the same style will have the watermark. Pages with different or no watermarks need different Page Styles for those pages.</text:p>
      <text:h text:style-name="P186" text:outline-level="1"><text:bookmark-start text:name="__RefHeading__19544_697337876"/><text:soft-page-break/>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You can connect a comment to multiple paragraphs or a single point. Chceme-li komentář vložit, vybereme text nebo umístíme kurzor na místo, ke kterému se komentář vztahuje, a zvolíme <text:span text:style-name="LOMenuPath">Vložit &gt; Komentář</text:span> nebo stiskneme <text:span text:style-name="LOKeystroke">Ctrl+Alt+C</text:span>. Bod ukotvení se tečkovanou čarou spojí s polem na pravé straně stránky, kam můžeme zadat text komentáře. A Comments button is also added to the right of the horizontal ruler at the top of the page; you can click this button to toggle the display of the comments.</text:p>
      <text:h text:style-name="Heading_20_2" text:outline-level="2"><text:bookmark-start text:name="__RefHeading___Toc14458_468984695"/>Formatting comments<text:bookmark-end text:name="__RefHeading___Toc14458_468984695"/></text:h>
      <text:p text:style-name="P20">At the bottom of the comment, Writer automatically adds the author’s name and a time stamp indicating when the comment was created. Pokud dokument upravuje více osob, autoři budou automaticky odlišeni barvou pozadí. Figure <text:sequence-ref text:reference-format="value" text:ref-name="refFigure27">28</text:sequence-ref><text:s/>shows an example of text with comments from two different authors.</text:p>
      <text:p text:style-name="P115"><draw:frame draw:style-name="fr3" draw:name="Frame364" text:anchor-type="as-char" svg:width="16.275cm" draw:z-index="48"><draw:text-box fo:min-height="6.191cm"><text:p text:style-name="Caption"><draw:frame draw:style-name="fr12" draw:name="Image418" text:anchor-type="paragraph" svg:width="16.275cm" svg:height="5.278cm" draw:z-index="49"><draw:image xlink:href="Pictures/10000000000002BF000000E42B99C490C35AFAAB.png" xlink:type="simple" xlink:show="embed" xlink:actuate="onLoad" loext:mime-type="image/png"/></draw:frame>Figure <text:sequence text:ref-name="refFigure27" text:name="Figure" text:formula="ooow:Figure+1" style:num-format="1">28</text:sequence>: Example of comments</text:p></draw:text-box></draw:frame></text:p>
      <text:p text:style-name="P5">Pokud chceme změnit jméno, které se zobrazuje v komentáři v poli Autor, zvolíme <text:span text:style-name="LOMenuPath">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From this menu, you can also reply to a comment and open a dialog to apply some basic formatting to the text.</text:p>
      <text:h text:style-name="Heading_20_2" text:outline-level="2"><text:bookmark-start text:name="__RefHeading___Toc14460_468984695"/>Navigating through comments<text:bookmark-end text:name="__RefHeading___Toc14460_468984695"/></text:h>
      <text:p text:style-name="P5">Chceme-li se přesunout z jednoho komentáře na jiný, otevřeme Navigátor (<text:span text:style-name="LOKeystroke">F5</text:span>), rozbalíme část Komentáře a klepneme na text komentáře, na který se chceme přesunout. Kurzor se přesune na místo, kde je komentář ukotven. Click the comment directly to edit it and right-click on the comment to delete it.</text:p>
      <text:p text:style-name="P5">Mezi komentáři se můžeme přesouvat i pomocí klávesnice. Pomocí <text:span text:style-name="LOKeystroke">Ctrl+Alt+Page Down</text:span> se přesuneme na následující komentář a pomocí <text:span text:style-name="LOKeystroke">Ctrl+Alt+Page Up</text:span> na předchozí komentář.</text:p>
      <text:h text:style-name="Heading_20_2" text:outline-level="2"><text:bookmark-start text:name="__RefHeading___Toc14462_468984695"/>Printing comments<text:bookmark-end text:name="__RefHeading___Toc14462_468984695"/></text:h>
      <text:p text:style-name="P21">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86" text:outline-level="1"><text:bookmark-start text:name="__RefHeading__19546_697337876"/><text:soft-page-break/>Vytváření obsahu<text:bookmark-end text:name="__RefHeading__19546_697337876"/></text:h>
      <text:p text:style-name="P88">Writer can generate a <text:alphabetical-index-mark text:string-value="obsah, automatický"/>table of contents from the headings in your document. Před jejím použitím je třeba se ujistit, zda jsou nadpisy vytvořeny konzistentně pomocí stylů. Například můžeme použít styl <text:span text:style-name="LOEmphasis">Nadpis 1</text:span> pro názvy kapitol a styly <text:span text:style-name="LOEmphasis">Nadpis 2</text:span> a <text:span text:style-name="LOEmphasis">Nadpis 3</text:span> pro podnadpisy v kapitole.</text:p>
      <text:p text:style-name="P5">I když se v programu Writer dá obsah podrobně přizpůsobit, většinou postačuje výchozí nastavení. Vytvoření obsahu je jednoduché:</text:p>
      <text:list xml:id="list140956272" text:style-name="Numbering_20_1">
        <text:list-item text:start-value="1">
          <text:p text:style-name="P158">When you create your document, use the following paragraph styles for hierarchical heading levels (such as chapter and section headings): <text:span text:style-name="LOEmphasis">Heading 1</text:span>, <text:span text:style-name="LOEmphasis">Heading 2</text:span>, <text:span text:style-name="LOEmphasis">Heading 3</text:span>, and so on. These headings are what will appear in your table of contents.</text:p>
        </text:list-item>
        <text:list-item>
          <text:p text:style-name="P158">Umístíme kurzor na místo, na kterém chceme obsah zobrazit.</text:p>
        </text:list-item>
        <text:list-item>
          <text:p text:style-name="P158">Choose <text:span text:style-name="LOMenuPath">Insert &gt; Table of Contents and Index &gt; Table of Contents, Index or Bibliography</text:span>.</text:p>
        </text:list-item>
        <text:list-item>
          <text:p text:style-name="P158">Change nothing in the Insert Index/Table dialog (unless you want to change the number of levels shown). Klepneme na <text:span text:style-name="LOMenuPath">OK</text:span>.</text:p>
        </text:list-item>
      </text:list>
      <text:p text:style-name="P5">Pokud přidáme nebo odstraníme text (tak, že se nadpisy posunou na jinou stranu), nebo přidáme, smažeme nebo změníme nadpisy, je potřeba obsah aktualizovat.</text:p>
      <text:p text:style-name="P88">Provedeme to následovně:</text:p>
      <text:list xml:id="list452094802" text:style-name="Numbering_20_1">
        <text:list-item text:start-value="1">
          <text:p text:style-name="P158">Umístíme kurzor do obsahu.</text:p>
        </text:list-item>
        <text:list-item>
          <text:p text:style-name="P158">Right-click and choose <text:span text:style-name="LOMenuPath">Update index </text:span>from the context menu.</text:p>
        </text:list-item>
      </text:list>
      <text:list xml:id="list155660348800972" text:continue-list="list155660747692234" text:style-name="Heading_20_Note">
        <text:list-item>
          <text:p text:style-name="P162">Poznámka</text:p>
        </text:list-item>
      </text:list>
      <text:p text:style-name="P69">If you cannot place the cursor in the table of contents, choose <text:span text:style-name="LOMenuPath">Tools &gt; Options &gt; LibreOffice Writer &gt; Formatting Aids</text:span>, and then select <text:span text:style-name="LOMenuPath">Enable Cursor</text:span> in the <text:span text:style-name="LOMenuPath">Protected areas</text:span> section.</text:p>
      <text:p text:style-name="P5">Obsah je možné kdykoliv přizpůsobit. Right-click anywhere in it and choose <text:span text:style-name="LOMenuPath">Edit Index</text:span> from the context menu. The <text:span text:style-name="LOEmphasis">Writer Guide</text:span> describes in detail all the customizations you can choose.</text:p>
      <text:h text:style-name="P186" text:outline-level="1"><text:bookmark-start text:name="__RefHeading__19548_697337876"/>Vytváření rejstříků a seznamů použité literatury<text:bookmark-end text:name="__RefHeading__19548_697337876"/></text:h>
      <text:p text:style-name="P91"><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22">Například můžeme vytvořit samostatný rejstřík obsahující pouze vědecké názvy druhů organismů a jiný rejstřík pro jejich české názvy. Before creating some types of indexes, you first need to create index entries in your Writer document. The <text:span text:style-name="LOEmphasis">Writer Guide</text:span> describes the process in detail.</text:p>
      <text:h text:style-name="P186" text:outline-level="1"><text:bookmark-start text:name="__RefHeading__19550_697337876"/>Práce s obrázky<text:bookmark-end text:name="__RefHeading__19550_697337876"/></text:h>
      <text:p text:style-name="P5">V programu Writer jsou obrázky trojího druhu:</text:p>
      <text:list xml:id="list2052503583" text:style-name="List_20_1">
        <text:list-item text:start-value="1">
          <text:p text:style-name="P128">Obrázky ze souboru jako fotografie, kresby, naskenované obrázky atd.</text:p>
        </text:list-item>
        <text:list-item>
          <text:p text:style-name="P128">Diagramy vytvořené pomocí kreslicích nástrojů balíku LibreOffice</text:p>
        </text:list-item>
        <text:list-item>
          <text:p text:style-name="P128">Grafy vytvořené pomocí součásti LibreOffice nazvané Chart</text:p>
        </text:list-item>
      </text:list>
      <text:p text:style-name="P5">See Chapter 11, Graphics, the Gallery, and Fontwork, in this book and the <text:span text:style-name="LOEmphasis">Writer Guide</text:span>.</text:p>
      <text:h text:style-name="P186" text:outline-level="1"><text:bookmark-start text:name="__RefHeading__15546_508553458"/><text:soft-page-break/>Tisk<text:bookmark-end text:name="__RefHeading__15546_508553458"/></text:h>
      <text:p text:style-name="P5">See Chapter 10, Printing, Exporting, and Emailing, in this book and the <text:span text:style-name="LOEmphasis">Writer Guide</text:span> for details on previewing pages before printing, selecting print options, printing in black and white on a color printer, printing brochures, and other printing features.</text:p>
      <text:h text:style-name="P186" text:outline-level="1"><text:bookmark-start text:name="__RefHeading__15690_508553458"/><text:alphabetical-index-mark text:string-value="hromadná korespondence"/>Použití hromadné korespondence<text:bookmark-end text:name="__RefHeading__15690_508553458"/></text:h>
      <text:p text:style-name="P5">Writer nabízí užitečné funkce, pokud chceme vytvářet a tisknout:</text:p>
      <text:list xml:id="list748076160" text:style-name="List_20_1">
        <text:list-item text:start-value="1">
          <text:p text:style-name="P128">více kopií dokumentu odesílaných různým příjemcům (formulářové dopisy),</text:p>
        </text:list-item>
        <text:list-item>
          <text:p text:style-name="P128">štítky s adresami,</text:p>
        </text:list-item>
        <text:list-item>
          <text:p text:style-name="P128">obálky.</text:p>
        </text:list-item>
      </text:list>
      <text:p text:style-name="P5">All these features use data from a Writer table or another registered data source (a spreadsheet or database containing name and address records or other information). The <text:span text:style-name="LOEmphasis">Writer Guide</text:span> describes the merge processes.</text:p>
      <text:h text:style-name="P186"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48366935" text:style-name="Numbering_20_1">
        <text:list-item text:start-value="1">
          <text:p text:style-name="P158">Dokument se <text:alphabetical-index-mark text:string-value="změny, sledování"/>změnami uložíme (v jiné složce nebo pod jiným názvem nebo obojí) a následně pomocí Writeru zkombinujeme původní a nový dokument a zobrazíme rozdíly. Zvolíme <text:span text:style-name="LOMenuPath">Úpravy &gt; Sledování změn &gt; Porovnat dokument</text:span>.</text:p>
        </text:list-item>
        <text:list-item>
          <text:p text:style-name="P158">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P158">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LOMenuPath">Úpravy &gt; Sledování změn &gt; Zaznamenávat změny</text:span>. Později může autor nebo jiná osoba udělat revizi a přijmout nebo zamítnout každou změnu. Zvolíme <text:span text:style-name="LOMenuPath">Úpravy &gt; Sledování změn &gt; Zobrazit změny</text:span>. Klepneme pravým tlačítkem myši na jednotlivé změny a z místní nabídky zvolíme <text:span text:style-name="LOMenuPath">Přijmout změnu</text:span> nebo <text:span text:style-name="LOMenuPath">Odmítnout změnu</text:span>. Pokud chceme zobrazit seznam všech změn  a přijmout je nebo odmítnout, zvolíme <text:span text:style-name="LOMenuPath">Úpravy &gt; Sledování změn &gt; Spravovat změny</text:span>. Podrobnosti se nachází v příručce <text:span text:style-name="LOEmphasis">Writer Guide</text:span>.</text:p>
        </text:list-item>
      </text:list>
      <text:list xml:id="list155661991923348" text:continue-list="list155661070895021" text:style-name="Heading_20_Tip">
        <text:list-item>
          <text:p text:style-name="P145">Tip</text:p>
        </text:list-item>
      </text:list>
      <text:p text:style-name="P69">Ne všechny změny se zaznamenávají. Například se nezaznamenává změna tabulátorů z levého zarovnání na pravé, změna vzorců (rovnic) nebo odkazované obrázky.</text:p>
      <text:list xml:id="list155661536293584" text:continue-list="list155661865538353" text:style-name="Heading_20_Caution">
        <text:list-item>
          <text:p text:style-name="P171">Upozornění</text:p>
        </text:list-item>
      </text:list>
      <text:p text:style-name="P74">A document with track changes activated but with the changes not shown carries an invisible history of document editing that the current user may not be aware of. Smazaný nebo změněný obsah může být obnoven. While this is a feature, it is also a potential privacy risk.</text:p>
      <text:h text:style-name="P186" text:outline-level="1"><text:bookmark-start text:name="__RefHeading__23424_697337876"/><text:soft-page-break/>Používání polí<text:bookmark-end text:name="__RefHeading__23424_697337876"/></text:h>
      <text:p text:style-name="P93">Pole jsou v programu Writer velmi užitečným prvkem. They are used for data that changes (such as the current date or the total number of pages) and for inserting document properties such as name, author, and date of last update. Pole jsou základem křížových odkazů (viz níže), automatického číslování obrázků, tabulek, nadpisů a dalších prvků. Používají se také v řadě dalších funkcí. See the <text:span text:style-name="LOEmphasis">Writer Guide</text:span> for details.</text:p>
      <text:h text:style-name="P186" text:outline-level="1"><text:bookmark-start text:name="__RefHeading__22921_697337876"/>Linking and cross-referencing within a document<text:bookmark-end text:name="__RefHeading__22921_697337876"/></text:h>
      <text:p text:style-name="P5">If you manually type in cross-references to other parts of a document, those references can easily get out of date if you reorganize the order of topics, add or remove material, or reword a heading. Writer provides two ways to ensure that your references are up to date: hyperlinks and cross-references.</text:p>
      <text:p text:style-name="P23">Both methods insert links to other parts of the same document or to an external source, taking you directly to the cross-referenced item. However, they have major differences:</text:p>
      <text:list xml:id="list993644644" text:style-name="List_20_1">
        <text:list-item>
          <text:p text:style-name="P128">Text hypertextového odkazu se <text:span text:style-name="LOStrongEmphasis">neaktualizuje</text:span> automaticky při změně textu položky, na kterou odkazuje (je třeba ho změnit ručně). Text křížového odkazu se však automaticky přizpůsobí.</text:p>
        </text:list-item>
        <text:list-item>
          <text:p text:style-name="P128">When using a hyperlink, you do not have a choice about the type of content linked to (such as text or page number), but when using a cross-reference, you have several choices, including bookmarks.</text:p>
        </text:list-item>
        <text:list-item>
          <text:p text:style-name="P128">Chceme-li vložit hypertextový odkaz na objekt jako obrázek a mít smysluplný text odkazu, kupříkladu <text:span text:style-name="LOEmphasis">Obrázek 6</text:span>, je třeba tomuto objektu takový název přiřadit (místo výchozího textu, například <text:span text:style-name="LOEmphasis">Obrázek6</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P128">Uložíme-li dokument Writeru do formátu HTML, hypertextové odkazy v něm zůstanou, křížové odkazy nikoliv. Both remain active when the document is exported to PDF.</text:p>
        </text:list-item>
      </text:list>
      <text:h text:style-name="P176" text:outline-level="2"><text:bookmark-start text:name="__RefHeading__16987_537374987"/>Používání hypertextových odkazů<text:bookmark-end text:name="__RefHeading__16987_537374987"/></text:h>
      <text:p text:style-name="P33">See Chapter 12, Creating Web Pages, for details on creating hyperlinks within a document and to other documents and websites.</text:p>
      <text:h text:style-name="P176" text:outline-level="2"><text:bookmark-start text:name="__RefHeading__19586_697337876"/>Creating and using cross-references<text:bookmark-end text:name="__RefHeading__19586_697337876"/></text:h>
      <text:p text:style-name="P5">After a cross-reference has been created, use <text:span text:style-name="LOKeystroke">F9</text:span> to update all references so that the current wording or page numbers are displayed. The <text:span text:style-name="LOEmphasis">Cross-references</text:span> tab of the Fields dialog lists some items, such as <text:alphabetical-index-mark text:string-value="záložky"/>headings, bookmarks, figures, tables, or numbered items such as steps in a procedure. You can also create your own reference items; see “Setting References” in the <text:span text:style-name="LOEmphasis">Writer Guide</text:span> for instructions.</text:p>
      <text:p text:style-name="P94">To <text:alphabetical-index-mark text:string-value="vkládání odkazů" text:key1="křížové odkazy"/>insert a cross-reference:</text:p>
      <text:list xml:id="list155662013488446" text:continue-list="list155661722809508" text:style-name="Numbering_20_1">
        <text:list-item text:start-value="1">
          <text:p text:style-name="P158">Umístíme kurzor v dokumentu na místo, kam chceme křížový odkaz vložit.</text:p>
        </text:list-item>
        <text:list-item>
          <text:p text:style-name="P158">Pokud není otevřeno dialogové okno Pole, zvolíme <text:span text:style-name="LOMenuPath">Vložit &gt; Křížový odkaz</text:span>. On the <text:span text:style-name="LOEmphasis">Cross-references</text:span> tab (Figure <text:sequence-ref text:reference-format="value" text:ref-name="refFigure28">29</text:sequence-ref>), in the <text:span text:style-name="LOEmphasis">Type</text:span> list, select the type of item to be referenced (for example, <text:span text:style-name="LOEmphasis">Headings</text:span> or <text:span text:style-name="LOEmphasis">Figure</text:span>). Tuto kartu můžeme nechat otevřenou pro vkládání dalších křížových odkazů.</text:p>
        </text:list-item>
        <text:list-item>
          <text:p text:style-name="P158">Klepneme na položku v seznamu <text:span text:style-name="LOEmphasis">Výběr</text:span>, v němž se zobrazují všechny položky vybraného typu. You can type some characters in the top box under <text:span text:style-name="LOEmphasis">Selection</text:span> to filter the list in the selection box.</text:p>
        </text:list-item>
        <text:list-item>
          <text:p text:style-name="P158"><text:soft-page-break/>In the <text:span text:style-name="LOEmphasis">Insert reference to</text:span> list, select the option needed. The options determine the text inserted for the hyperlink and how it is formatted. The list varies according to the Type chosen. The most commonly used options are <text:span text:style-name="LOMenuPath">Reference</text:span> (to insert the full text of a heading or caption), <text:span text:style-name="LOMenuPath">Category and Number</text:span> (to insert a figure number preceded by the word <text:span text:style-name="LOEmphasis">Figure</text:span> or <text:span text:style-name="LOEmphasis">Table</text:span>, but without the caption text), <text:span text:style-name="LOMenuPath">Numbering</text:span> (to insert only the figure or table number, without the word “Figure” or “Table”), or <text:span text:style-name="LOMenuPath">Page</text:span> (to insert the number of the page the referenced text is on). Click <text:span text:style-name="LOMenuPath">Insert</text:span>.</text:p>
        </text:list-item>
      </text:list>
      <text:p text:style-name="P115"><draw:frame draw:style-name="fr3" draw:name="Frame344" text:anchor-type="as-char" svg:width="14.155cm" draw:z-index="16"><draw:text-box fo:min-height="11.748cm"><text:p text:style-name="Caption"><draw:frame draw:style-name="fr27" draw:name="Image339" text:anchor-type="paragraph" svg:width="13.361cm" svg:height="12.448cm" draw:z-index="17"><draw:image xlink:href="Pictures/10000201000002840000025877178A10813F95CE.png" xlink:type="simple" xlink:show="embed" xlink:actuate="onLoad" loext:mime-type="image/png"/></draw:frame>Figure <text:sequence text:ref-name="refFigure28" text:name="Figure" text:formula="ooow:Figure+1" style:num-format="1">29</text:sequence>: The <text:alphabetical-index-mark text:string-value="karta Křížové odkazy" text:key1="dialogové okno Pole"/>Cross-references tab of the Fields dialog </text:p></draw:text-box></draw:frame></text:p>
      <text:h text:style-name="P176" text:outline-level="2"><text:bookmark-start text:name="__RefHeading__19588_697337876"/>Používání záložek<text:bookmark-end text:name="__RefHeading__19588_697337876"/></text:h>
      <text:p text:style-name="P5">Use bookmarks to rapidly navigate or link to specific locations in a document. They are listed in the Navigator and can be accessed directly from there with a single mouse click. Můžeme na ně odkazovat křížovými i hypertextovými odkazy, jak je popsáno výše. To create a bookmark:</text:p>
      <text:list xml:id="list234791379" text:style-name="Numbering_20_1">
        <text:list-item text:start-value="1">
          <text:p text:style-name="P158">Vybereme text, který chceme vložit jako záložku. Zvolíme <text:span text:style-name="LOMenuPath">Vložit &gt; Záložka</text:span>.</text:p>
        </text:list-item>
        <text:list-item>
          <text:p text:style-name="P158">V dialogovém okně <text:alphabetical-index-mark text:string-value="dialogové okno Vložit záložku"/>Vložit záložku zobrazuje větší pole seznam dosud definovaných záložek. Type a name for this new bookmark in the top box, and then click <text:span text:style-name="LOMenuPath">Insert</text:span>.</text:p>
        </text:list-item>
      </text:list>
      <text:h text:style-name="P186" text:outline-level="1"><text:bookmark-start text:name="__RefHeading__19580_697337876"/><text:soft-page-break/>Používání hlavních dokumentů<text:bookmark-end text:name="__RefHeading__19580_697337876"/></text:h>
      <text:p text:style-name="P89">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the <text:span text:style-name="LOEmphasis">Writer Guide</text:span>.</text:p>
      <text:p text:style-name="P34">You can add master document templates to LibreOffice in the same way as ordinary document templates. Creating a new document based on a master document template creates a master document with the same initial content as the template it is based upon. Více informací o vytváření a používání šablon se nachází v kapitole 3, Styly a šablony.</text:p>
      <text:h text:style-name="P188" text:outline-level="1"><text:bookmark-start text:name="__RefHeading___Toc22935_609763248"/>Classifying document contents<text:bookmark-end text:name="__RefHeading___Toc22935_609763248"/></text:h>
      <text:p text:style-name="P24">Document classification and security are important for businesses and governments. Where sensitive information is exchanged between users and organizations, the parties agree how such information will be identified and handled. LibreOffice provides standardized means for sensitive information to be identified and protected, using a set of standard fields that can be used to hold sensitive information.</text:p>
      <text:p text:style-name="P24">LibreOffice implemented the open standards produced by TSCP (Transglobal Secure Collaboration Participation, Inc.). It contains three BAF (Business Authentication Framework) categories: Intellectual Property, National Security and Export Control. Each category has four BAILS (Business Authorization Identification and Labeling Scheme) levels: Non-Business, General Business, Confidential, and Internal Only.</text:p>
      <text:p text:style-name="P24">To enable document classification, open the TSCP bar (<text:span text:style-name="LOMenuPath">View &gt; Toolbars &gt; TSCP</text:span>). This toolbar contains list boxes to help in selecting the security of the document. LibreOffice then adds custom fields in the document properties (<text:span text:style-name="LOMenuPath">File &gt; Properties</text:span>, <text:span text:style-name="LOMenuPath">Custom fields</text:span> tab) to store the classification policy as document metadata.</text:p>
      <text:p text:style-name="P35">To prevent a breach in security policy, contents with a higher classification level cannot be pasted into documents with a lower classification level. </text:p>
      <text:p text:style-name="P5">For more information, refer to the <text:span text:style-name="LOEmphasis">Writer Guide</text:span>.</text:p>
      <text:h text:style-name="P186" text:outline-level="1"><text:bookmark-start text:name="__RefHeading__19582_697337876"/>Vytváření vyplňovacích formulářů<text:bookmark-end text:name="__RefHeading__19582_697337876"/></text:h>
      <text:p text:style-name="P5">In a standard text document, such as a report, any text can be edited. By contrast, a form has sections that are not to be edited, and other sections that are designed for the reader to fill in information. Například dotazník má úvod a otázky (které se nemění) a prázdná místa, kam čtenář zadává odpovědi.</text:p>
      <text:p text:style-name="P5">Formuláře se používají třemi způsoby:</text:p>
      <text:list xml:id="list554915750" text:style-name="List_20_1">
        <text:list-item text:start-value="1">
          <text:p text:style-name="P128">Když chceme vytvořit jednoduchý dokument, který má adresát doplnit, například dotazník, který rozešleme skupině lidí, kteří ho pak vrátí zpět.</text:p>
        </text:list-item>
        <text:list-item>
          <text:p text:style-name="P131">To enter information directly into a database or data source. Někdo, kdo přijímá objednávky, může vkládat informace z každé objednávky do databáze pomocí formuláře.</text:p>
        </text:list-item>
        <text:list-item>
          <text:p text:style-name="P128">Když chceme prohlížet informace v databázi nebo ze zdroje dat. Například knihovník takto může získávat informace o knihách.</text:p>
        </text:list-item>
      </text:list>
      <text:p text:style-name="P5"><text:bookmark-start text:name="__RefHeading__5648_156656864416"/>Writer offers several ways to organize information fields in a form, including check boxes, option buttons, text boxes, pull-down lists, and spinners. Options for creating forms are available in the Forms menu of the Standard toolbar. See the <text:span text:style-name="LOEmphasis">Writer Guide for more information</text:span>.<text:bookmark-end text:name="__RefHeading__5648_1566568644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bookmarks</text:chapter> <text:span text:style-name="MT1">| </text:span><text:page-number text:select-page="current">39</text:page-number></text:p>
      </style:footer>
      <style:footer-left>
        <text:p text:style-name="Footer"><text:page-number text:select-page="current">40</text:page-number><text:s/><text:span text:style-name="MT2">| </text:span><text:chapter text:display="name" text:outline-level="2">Creating fill-in form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4  Getting Started with Writer</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4 Začínáme s programem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13:17:19.837000000</meta:creation-date>
    <meta:editing-duration>P1DT29M</meta:editing-duration>
    <meta:editing-cycles>162</meta:editing-cycles>
    <meta:generator>LibreOffice/6.1.1.2$MacOSX_X86_64 LibreOffice_project/5d19a1bfa650b796764388cd8b33a5af1f5baa1b</meta:generator>
    <dc:title>Kapitola 4 Začínáme s programem Writer</dc:title>
    <meta:initial-creator>Dave Barton</meta:initial-creator>
    <dc:date>2018-09-18T15:56:59.125563855</dc:date>
    <dc:creator>Jean Weber</dc:creator>
    <meta:printed-by>Cathy </meta:printed-by>
    <meta:print-date>2018-02-24T18:33:36.108000000</meta:print-date>
    <meta:document-statistic meta:table-count="6" meta:image-count="40" meta:object-count="0" meta:page-count="40" meta:paragraph-count="813" meta:word-count="13449" meta:character-count="78543" meta:non-whitespace-character-count="65917"/>
    <meta:template xlink:type="simple" xlink:actuate="onRequest" xlink:title="LO_6.0_Chapter_Template" xlink:href="../../../.config/libreoffice/4/user/template/LO_6.0_Chapter_Template.ott" meta:date="2017-02-21T19:36:08.216176398"/>
  </office:meta>
</office:document-meta>
</file>